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10.png" manifest:version="1.2"/>
  <manifest:file-entry manifest:media-type="image/png" manifest:full-path="Pictures/409.png" manifest:version="1.2"/>
  <manifest:file-entry manifest:media-type="image/png" manifest:full-path="Pictures/408.png" manifest:version="1.2"/>
  <manifest:file-entry manifest:media-type="image/png" manifest:full-path="Pictures/407.png" manifest:version="1.2"/>
  <manifest:file-entry manifest:media-type="image/png" manifest:full-path="Pictures/406.png" manifest:version="1.2"/>
  <manifest:file-entry manifest:media-type="image/png" manifest:full-path="Pictures/405.png" manifest:version="1.2"/>
  <manifest:file-entry manifest:media-type="application/xml" manifest:full-path="Formula-403/settings.xml" manifest:version="1.2"/>
  <manifest:file-entry manifest:media-type="application/xml" manifest:full-path="Formula-403/content.xml" manifest:version="1.2"/>
  <manifest:file-entry manifest:media-type="application/xml" manifest:full-path="Formula-401/settings.xml" manifest:version="1.2"/>
  <manifest:file-entry manifest:media-type="application/xml" manifest:full-path="Formula-401/content.xml" manifest:version="1.2"/>
  <manifest:file-entry manifest:media-type="application/xml" manifest:full-path="Formula-399/settings.xml" manifest:version="1.2"/>
  <manifest:file-entry manifest:media-type="application/xml" manifest:full-path="Formula-399/content.xml" manifest:version="1.2"/>
  <manifest:file-entry manifest:media-type="application/xml" manifest:full-path="Formula-397/settings.xml" manifest:version="1.2"/>
  <manifest:file-entry manifest:media-type="application/xml" manifest:full-path="Formula-397/content.xml" manifest:version="1.2"/>
  <manifest:file-entry manifest:media-type="application/xml" manifest:full-path="Formula-395/settings.xml" manifest:version="1.2"/>
  <manifest:file-entry manifest:media-type="application/xml" manifest:full-path="Formula-395/content.xml" manifest:version="1.2"/>
  <manifest:file-entry manifest:media-type="application/xml" manifest:full-path="Formula-393/settings.xml" manifest:version="1.2"/>
  <manifest:file-entry manifest:media-type="application/xml" manifest:full-path="Formula-393/content.xml" manifest:version="1.2"/>
  <manifest:file-entry manifest:media-type="application/xml" manifest:full-path="Formula-391/settings.xml" manifest:version="1.2"/>
  <manifest:file-entry manifest:media-type="application/xml" manifest:full-path="Formula-391/content.xml" manifest:version="1.2"/>
  <manifest:file-entry manifest:media-type="application/xml" manifest:full-path="Formula-389/settings.xml" manifest:version="1.2"/>
  <manifest:file-entry manifest:media-type="application/xml" manifest:full-path="Formula-389/content.xml" manifest:version="1.2"/>
  <manifest:file-entry manifest:media-type="application/xml" manifest:full-path="Formula-387/settings.xml" manifest:version="1.2"/>
  <manifest:file-entry manifest:media-type="application/xml" manifest:full-path="Formula-387/content.xml" manifest:version="1.2"/>
  <manifest:file-entry manifest:media-type="application/xml" manifest:full-path="Formula-385/settings.xml" manifest:version="1.2"/>
  <manifest:file-entry manifest:media-type="application/xml" manifest:full-path="Formula-385/content.xml" manifest:version="1.2"/>
  <manifest:file-entry manifest:media-type="application/xml" manifest:full-path="Formula-383/settings.xml" manifest:version="1.2"/>
  <manifest:file-entry manifest:media-type="application/xml" manifest:full-path="Formula-383/content.xml" manifest:version="1.2"/>
  <manifest:file-entry manifest:media-type="application/xml" manifest:full-path="Formula-381/settings.xml" manifest:version="1.2"/>
  <manifest:file-entry manifest:media-type="application/xml" manifest:full-path="Formula-381/content.xml" manifest:version="1.2"/>
  <manifest:file-entry manifest:media-type="application/xml" manifest:full-path="Formula-379/settings.xml" manifest:version="1.2"/>
  <manifest:file-entry manifest:media-type="application/xml" manifest:full-path="Formula-379/content.xml" manifest:version="1.2"/>
  <manifest:file-entry manifest:media-type="application/xml" manifest:full-path="Formula-377/settings.xml" manifest:version="1.2"/>
  <manifest:file-entry manifest:media-type="application/xml" manifest:full-path="Formula-377/content.xml" manifest:version="1.2"/>
  <manifest:file-entry manifest:media-type="application/xml" manifest:full-path="Formula-375/settings.xml" manifest:version="1.2"/>
  <manifest:file-entry manifest:media-type="application/xml" manifest:full-path="Formula-375/content.xml" manifest:version="1.2"/>
  <manifest:file-entry manifest:media-type="image/jpeg" manifest:full-path="Pictures/374.jpg" manifest:version="1.2"/>
  <manifest:file-entry manifest:media-type="image/png" manifest:full-path="Pictures/373.png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Text_20_body" style:list-style-name="L210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Text_20_body" style:list-style-name="L217">
      <style:paragraph-properties fo:margin-top="0in" fo:margin-bottom="0in"/>
    </style:style>
    <style:style style:name="P504" style:family="paragraph" style:parent-style-name="Text_20_body" style:list-style-name="L218">
      <style:paragraph-properties fo:margin-top="0in" fo:margin-bottom="0in"/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Text_20_body" style:list-style-name="L219">
      <style:paragraph-properties fo:margin-top="0in" fo:margin-bottom="0in"/>
    </style:style>
    <style:style style:name="P526" style:family="paragraph" style:parent-style-name="Text_20_body" style:list-style-name="L220">
      <style:paragraph-properties fo:margin-top="0in" fo:margin-bottom="0in"/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Text_20_body" style:list-style-name="L221">
      <style:paragraph-properties fo:margin-top="0in" fo:margin-bottom="0in"/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Text_20_body" style:list-style-name="L222">
      <style:paragraph-properties fo:margin-top="0in" fo:margin-bottom="0in"/>
    </style:style>
    <style:style style:name="P539" style:family="paragraph" style:parent-style-name="Text_20_body" style:list-style-name="L223">
      <style:paragraph-properties fo:margin-top="0in" fo:margin-bottom="0in"/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Text_20_body" style:list-style-name="L224">
      <style:paragraph-properties fo:margin-top="0in" fo:margin-bottom="0in"/>
    </style:style>
    <style:style style:name="P544" style:family="paragraph" style:parent-style-name="Text_20_body" style:list-style-name="L225">
      <style:paragraph-properties fo:margin-top="0in" fo:margin-bottom="0in"/>
    </style:style>
    <style:style style:name="P545" style:family="paragraph" style:parent-style-name="Text_20_body" style:list-style-name="L226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Text_20_body" style:list-style-name="L227">
      <style:paragraph-properties fo:margin-top="0in" fo:margin-bottom="0in"/>
    </style:style>
    <style:style style:name="P559" style:family="paragraph" style:parent-style-name="Text_20_body" style:list-style-name="L228">
      <style:paragraph-properties fo:margin-top="0in" fo:margin-bottom="0in"/>
    </style:style>
    <style:style style:name="P560" style:family="paragraph" style:parent-style-name="Text_20_body" style:list-style-name="L229">
      <style:paragraph-properties fo:margin-top="0in" fo:margin-bottom="0in"/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  <style:paragraph-properties fo:margin-top="0in" fo:margin-bottom="0in"/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</style:style>
    <style:style style:name="P621" style:family="paragraph" style:parent-style-name="Text_20_body" style:list-style-name="L239">
      <style:paragraph-properties fo:margin-top="0in" fo:margin-bottom="0in"/>
    </style:style>
    <style:style style:name="P622" style:family="paragraph" style:parent-style-name="Text_20_body" style:list-style-name="L240">
      <style:paragraph-properties fo:margin-top="0in" fo:margin-bottom="0in"/>
    </style:style>
    <style:style style:name="P623" style:family="paragraph" style:parent-style-name="Text_20_body" style:list-style-name="L241">
      <style:paragraph-properties fo:margin-top="0in" fo:margin-bottom="0in"/>
    </style:style>
    <style:style style:name="P624" style:family="paragraph" style:parent-style-name="Text_20_body" style:list-style-name="L242">
      <style:paragraph-properties fo:margin-top="0in" fo:margin-bottom="0in"/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Text_20_body" style:list-style-name="L243">
      <style:paragraph-properties fo:margin-top="0in" fo:margin-bottom="0in"/>
    </style:style>
    <style:style style:name="P658" style:family="paragraph" style:parent-style-name="Text_20_body" style:list-style-name="L244">
      <style:paragraph-properties fo:margin-top="0in" fo:margin-bottom="0in"/>
    </style:style>
    <style:style style:name="P659" style:family="paragraph" style:parent-style-name="Text_20_body" style:list-style-name="L245">
      <style:paragraph-properties fo:margin-top="0in" fo:margin-bottom="0in"/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</style:style>
    <style:style style:name="P662" style:family="paragraph" style:parent-style-name="Text_20_body" style:list-style-name="L248">
    </style:style>
    <style:style style:name="P663" style:family="paragraph" style:parent-style-name="Text_20_body" style:list-style-name="L249"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Text_20_body" style:list-style-name="L251">
      <style:paragraph-properties fo:margin-top="0in" fo:margin-bottom="0in"/>
    </style:style>
    <style:style style:name="P666" style:family="paragraph" style:parent-style-name="Text_20_body" style:list-style-name="L252">
      <style:paragraph-properties fo:margin-top="0in" fo:margin-bottom="0in"/>
    </style:style>
    <style:style style:name="P667" style:family="paragraph" style:parent-style-name="Text_20_body" style:list-style-name="L253">
      <style:paragraph-properties fo:margin-top="0in" fo:margin-bottom="0in"/>
    </style:style>
    <style:style style:name="P668" style:family="paragraph" style:parent-style-name="Text_20_body" style:list-style-name="L254">
      <style:paragraph-properties fo:margin-top="0in" fo:margin-bottom="0in"/>
    </style:style>
    <style:style style:name="P669" style:family="paragraph" style:parent-style-name="Text_20_body" style:list-style-name="L255">
      <style:paragraph-properties fo:margin-top="0in" fo:margin-bottom="0in"/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Text_20_body" style:list-style-name="L259">
      <style:paragraph-properties fo:margin-top="0in" fo:margin-bottom="0in"/>
    </style:style>
    <style:style style:name="P682" style:family="paragraph" style:parent-style-name="Text_20_body" style:list-style-name="L260">
      <style:paragraph-properties fo:margin-top="0in" fo:margin-bottom="0in"/>
    </style:style>
    <style:style style:name="P683" style:family="paragraph" style:parent-style-name="Text_20_body" style:list-style-name="L261">
      <style:paragraph-properties fo:margin-top="0in" fo:margin-bottom="0in"/>
    </style:style>
    <style:style style:name="P684" style:family="paragraph" style:parent-style-name="Text_20_body" style:list-style-name="L262">
      <style:paragraph-properties fo:margin-top="0in" fo:margin-bottom="0in"/>
    </style:style>
    <style:style style:name="P685" style:family="paragraph" style:parent-style-name="Text_20_body" style:list-style-name="L263">
      <style:paragraph-properties fo:margin-top="0in" fo:margin-bottom="0in"/>
    </style:style>
    <style:style style:name="P686" style:family="paragraph" style:parent-style-name="Text_20_body" style:list-style-name="L264">
      <style:paragraph-properties fo:margin-top="0in" fo:margin-bottom="0in"/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Table_20_Heading">
      <style:paragraph-properties fo:text-align="center" style:justify-single-word="false"/>
    </style:style>
    <style:style style:name="P699" style:family="paragraph" style:parent-style-name="Table_20_Heading">
      <style:paragraph-properties fo:text-align="center" style:justify-single-word="false"/>
    </style:style>
    <style:style style:name="P700" style:family="paragraph" style:parent-style-name="Table_20_Contents">
      <style:paragraph-properties fo:text-align="center" style:justify-single-word="false"/>
    </style:style>
    <style:style style:name="P701" style:family="paragraph" style:parent-style-name="Table_20_Contents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Heading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Table_20_Contents">
      <style:paragraph-properties fo:text-align="center" style:justify-single-word="false"/>
    </style:style>
    <style:style style:name="P706" style:family="paragraph" style:parent-style-name="Text_20_body" style:list-style-name="L265">
      <style:paragraph-properties fo:margin-top="0in" fo:margin-bottom="0in"/>
    </style:style>
    <style:style style:name="P707" style:family="paragraph" style:parent-style-name="Table_20_Heading">
      <style:paragraph-properties fo:text-align="center" style:justify-single-word="false"/>
    </style:style>
    <style:style style:name="P708" style:family="paragraph" style:parent-style-name="Table_20_Heading">
      <style:paragraph-properties fo:text-align="center" style:justify-single-word="false"/>
    </style:style>
    <style:style style:name="P709" style:family="paragraph" style:parent-style-name="Table_20_Contents">
      <style:paragraph-properties fo:text-align="center" style:justify-single-word="false"/>
    </style:style>
    <style:style style:name="P710" style:family="paragraph" style:parent-style-name="Table_20_Contents">
      <style:paragraph-properties fo:text-align="center" style:justify-single-word="false"/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Text_20_body" style:list-style-name="L266">
      <style:paragraph-properties fo:margin-top="0in" fo:margin-bottom="0in"/>
    </style:style>
    <style:style style:name="P726" style:family="paragraph" style:parent-style-name="Text_20_body" style:list-style-name="L267">
      <style:paragraph-properties fo:margin-top="0in" fo:margin-bottom="0in"/>
    </style:style>
    <style:style style:name="P727" style:family="paragraph" style:parent-style-name="Text_20_body" style:list-style-name="L268">
      <style:paragraph-properties fo:margin-top="0in" fo:margin-bottom="0in"/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Text_20_body" style:list-style-name="L269">
      <style:paragraph-properties fo:margin-top="0in" fo:margin-bottom="0in"/>
    </style:style>
    <style:style style:name="P741" style:family="paragraph" style:parent-style-name="Text_20_body" style:list-style-name="L270">
      <style:paragraph-properties fo:margin-top="0in" fo:margin-bottom="0in"/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Text_20_body" style:list-style-name="L271">
      <style:paragraph-properties fo:margin-top="0in" fo:margin-bottom="0in"/>
    </style:style>
    <style:style style:name="P754" style:family="paragraph" style:parent-style-name="Text_20_body" style:list-style-name="L272">
      <style:paragraph-properties fo:margin-top="0in" fo:margin-bottom="0in"/>
    </style:style>
    <style:style style:name="P755" style:family="paragraph" style:parent-style-name="Text_20_body" style:list-style-name="L273">
      <style:paragraph-properties fo:margin-top="0in" fo:margin-bottom="0in"/>
    </style:style>
    <style:style style:name="P756" style:family="paragraph" style:parent-style-name="Text_20_body" style:list-style-name="L274">
      <style:paragraph-properties fo:margin-top="0in" fo:margin-bottom="0in"/>
    </style:style>
    <style:style style:name="P757" style:family="paragraph" style:parent-style-name="Text_20_body" style:list-style-name="L275">
      <style:paragraph-properties fo:margin-top="0in" fo:margin-bottom="0in"/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ext_20_body" style:list-style-name="L278">
      <style:paragraph-properties fo:margin-top="0in" fo:margin-bottom="0in"/>
    </style:style>
    <style:style style:name="P789" style:family="paragraph" style:parent-style-name="Text_20_body" style:list-style-name="L279">
      <style:paragraph-properties fo:margin-top="0in" fo:margin-bottom="0in"/>
    </style:style>
    <style:style style:name="P790" style:family="paragraph" style:parent-style-name="Text_20_body" style:list-style-name="L280">
      <style:paragraph-properties fo:margin-top="0in" fo:margin-bottom="0in"/>
    </style:style>
    <style:style style:name="P791" style:family="paragraph" style:parent-style-name="Text_20_body" style:list-style-name="L281">
      <style:paragraph-properties fo:margin-top="0in" fo:margin-bottom="0in"/>
    </style:style>
    <style:style style:name="P792" style:family="paragraph" style:parent-style-name="Text_20_body" style:list-style-name="L282">
      <style:paragraph-properties fo:margin-top="0in" fo:margin-bottom="0in"/>
    </style:style>
    <style:style style:name="P793" style:family="paragraph" style:parent-style-name="Text_20_body" style:list-style-name="L283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Contents">
      <style:paragraph-properties fo:text-align="center" style:justify-single-word="false"/>
    </style:style>
    <style:style style:name="P796" style:family="paragraph" style:parent-style-name="Text_20_body" style:list-style-name="L284">
      <style:paragraph-properties fo:margin-top="0in" fo:margin-bottom="0in"/>
    </style:style>
    <style:style style:name="P797" style:family="paragraph" style:parent-style-name="Table_20_Heading">
      <style:paragraph-properties fo:text-align="center" style:justify-single-word="false"/>
    </style:style>
    <style:style style:name="P798" style:family="paragraph" style:parent-style-name="Table_20_Contents">
      <style:paragraph-properties fo:text-align="center" style:justify-single-word="false"/>
    </style:style>
    <style:style style:name="P799" style:family="paragraph" style:parent-style-name="Text_20_body" style:list-style-name="L285">
      <style:paragraph-properties fo:margin-top="0in" fo:margin-bottom="0in"/>
    </style:style>
    <style:style style:name="P800" style:family="paragraph" style:parent-style-name="Table_20_Heading">
      <style:paragraph-properties fo:text-align="center" style:justify-single-word="false"/>
    </style:style>
    <style:style style:name="P801" style:family="paragraph" style:parent-style-name="Table_20_Heading">
      <style:paragraph-properties fo:text-align="center" style:justify-single-word="false"/>
    </style:style>
    <style:style style:name="P802" style:family="paragraph" style:parent-style-name="Table_20_Contents">
      <style:paragraph-properties fo:text-align="center" style:justify-single-word="false"/>
    </style:style>
    <style:style style:name="P803" style:family="paragraph" style:parent-style-name="Table_20_Contents">
      <style:paragraph-properties fo:text-align="center" style:justify-single-word="false"/>
    </style:style>
    <style:style style:name="P804" style:family="paragraph" style:parent-style-name="Text_20_body" style:list-style-name="L286">
    </style:style>
    <style:style style:name="P805" style:family="paragraph" style:parent-style-name="Text_20_body" style:list-style-name="L287">
      <style:paragraph-properties fo:margin-top="0in" fo:margin-bottom="0in"/>
    </style:style>
    <style:style style:name="P806" style:family="paragraph" style:parent-style-name="Text_20_body" style:list-style-name="L288">
      <style:paragraph-properties fo:margin-top="0in" fo:margin-bottom="0in"/>
    </style:style>
    <style:style style:name="P807" style:family="paragraph" style:parent-style-name="Text_20_body" style:list-style-name="L289">
      <style:paragraph-properties fo:margin-top="0in" fo:margin-bottom="0in"/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Text_20_body" style:list-style-name="L290">
      <style:paragraph-properties fo:margin-top="0in" fo:margin-bottom="0in"/>
    </style:style>
    <style:style style:name="P835" style:family="paragraph" style:parent-style-name="Text_20_body" style:list-style-name="L291">
      <style:paragraph-properties fo:margin-top="0in" fo:margin-bottom="0in"/>
    </style:style>
    <style:style style:name="P836" style:family="paragraph" style:parent-style-name="Text_20_body" style:list-style-name="L292">
      <style:paragraph-properties fo:margin-top="0in" fo:margin-bottom="0in"/>
    </style:style>
    <style:style style:name="P837" style:family="paragraph" style:parent-style-name="Text_20_body" style:list-style-name="L293">
      <style:paragraph-properties fo:margin-top="0in" fo:margin-bottom="0in"/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Text_20_body" style:list-style-name="L294">
      <style:paragraph-properties fo:margin-top="0in" fo:margin-bottom="0in"/>
    </style:style>
    <style:style style:name="P863" style:family="paragraph" style:parent-style-name="Text_20_body" style:list-style-name="L295">
      <style:paragraph-properties fo:margin-top="0in" fo:margin-bottom="0in"/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Text_20_body" style:list-style-name="L298">
      <style:paragraph-properties fo:margin-top="0in" fo:margin-bottom="0in"/>
    </style:style>
    <style:style style:name="P903" style:family="paragraph" style:parent-style-name="Text_20_body" style:list-style-name="L299">
      <style:paragraph-properties fo:margin-top="0in" fo:margin-bottom="0in"/>
    </style:style>
    <style:style style:name="P904" style:family="paragraph" style:parent-style-name="Text_20_body" style:list-style-name="L300">
      <style:paragraph-properties fo:margin-top="0in" fo:margin-bottom="0in"/>
    </style:style>
    <style:style style:name="P905" style:family="paragraph" style:parent-style-name="Text_20_body" style:list-style-name="L301">
      <style:paragraph-properties fo:margin-top="0in" fo:margin-bottom="0in"/>
    </style:style>
    <style:style style:name="P906" style:family="paragraph" style:parent-style-name="Text_20_body" style:list-style-name="L302">
      <style:paragraph-properties fo:margin-top="0in" fo:margin-bottom="0in"/>
    </style:style>
    <style:style style:name="P907" style:family="paragraph" style:parent-style-name="Text_20_body" style:list-style-name="L303">
      <style:paragraph-properties fo:margin-top="0in" fo:margin-bottom="0in"/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Text_20_body" style:list-style-name="L304">
      <style:paragraph-properties fo:margin-top="0in" fo:margin-bottom="0in"/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Text_20_body" style:list-style-name="L307">
      <style:paragraph-properties fo:margin-top="0in" fo:margin-bottom="0in"/>
    </style:style>
    <style:style style:name="P989" style:family="paragraph" style:parent-style-name="Text_20_body" style:list-style-name="L308">
      <style:paragraph-properties fo:margin-top="0in" fo:margin-bottom="0in"/>
    </style:style>
    <style:style style:name="P990" style:family="paragraph" style:parent-style-name="Text_20_body" style:list-style-name="L309">
      <style:paragraph-properties fo:margin-top="0in" fo:margin-bottom="0in"/>
    </style:style>
    <style:style style:name="P991" style:family="paragraph" style:parent-style-name="Text_20_body" style:list-style-name="L310">
      <style:paragraph-properties fo:margin-top="0in" fo:margin-bottom="0in"/>
    </style:style>
    <style:style style:name="P992" style:family="paragraph" style:parent-style-name="Text_20_body" style:list-style-name="L311">
      <style:paragraph-properties fo:margin-top="0in" fo:margin-bottom="0in"/>
    </style:style>
    <style:style style:name="P993" style:family="paragraph" style:parent-style-name="Text_20_body" style:list-style-name="L312">
      <style:paragraph-properties fo:margin-top="0in" fo:margin-bottom="0in"/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Text_20_body" style:list-style-name="L315">
      <style:paragraph-properties fo:margin-top="0in" fo:margin-bottom="0in"/>
    </style:style>
    <style:style style:name="P1016" style:family="paragraph" style:parent-style-name="Text_20_body" style:list-style-name="L316">
    </style:style>
    <style:style style:name="P1017" style:family="paragraph" style:parent-style-name="Text_20_body" style:list-style-name="L317">
    </style:style>
    <style:style style:name="P1018" style:family="paragraph" style:parent-style-name="Text_20_body" style:list-style-name="L318">
    </style:style>
    <style:style style:name="P1019" style:family="paragraph" style:parent-style-name="Text_20_body" style:list-style-name="L319">
      <style:paragraph-properties fo:margin-top="0in" fo:margin-bottom="0in"/>
    </style:style>
    <style:style style:name="P1020" style:family="paragraph" style:parent-style-name="Text_20_body" style:list-style-name="L320">
      <style:paragraph-properties fo:margin-top="0in" fo:margin-bottom="0in"/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Text_20_body" style:list-style-name="L321">
      <style:paragraph-properties fo:margin-top="0in" fo:margin-bottom="0in"/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Text_20_body" style:list-style-name="L322">
      <style:paragraph-properties fo:margin-top="0in" fo:margin-bottom="0in"/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Text_20_body" style:list-style-name="L323">
      <style:paragraph-properties fo:margin-top="0in" fo:margin-bottom="0in"/>
    </style:style>
    <style:style style:name="P1092" style:family="paragraph" style:parent-style-name="Text_20_body" style:list-style-name="L324">
      <style:paragraph-properties fo:margin-top="0in" fo:margin-bottom="0in"/>
    </style:style>
    <style:style style:name="P1093" style:family="paragraph" style:parent-style-name="Text_20_body" style:list-style-name="L325">
      <style:paragraph-properties fo:margin-top="0in" fo:margin-bottom="0in"/>
    </style:style>
    <style:style style:name="P1094" style:family="paragraph" style:parent-style-name="Text_20_body" style:list-style-name="L326">
      <style:paragraph-properties fo:margin-top="0in" fo:margin-bottom="0in"/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Text_20_body" style:list-style-name="L327">
      <style:paragraph-properties fo:margin-top="0in" fo:margin-bottom="0in"/>
    </style:style>
    <style:style style:name="P1120" style:family="paragraph" style:parent-style-name="Text_20_body" style:list-style-name="L328">
      <style:paragraph-properties fo:margin-top="0in" fo:margin-bottom="0in"/>
    </style:style>
    <style:style style:name="P1121" style:family="paragraph" style:parent-style-name="Text_20_body" style:list-style-name="L329">
      <style:paragraph-properties fo:margin-top="0in" fo:margin-bottom="0in"/>
    </style:style>
    <style:style style:name="P1122" style:family="paragraph" style:parent-style-name="Text_20_body" style:list-style-name="L330">
      <style:paragraph-properties fo:margin-top="0in" fo:margin-bottom="0in"/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Text_20_body" style:list-style-name="L331">
      <style:paragraph-properties fo:margin-top="0in" fo:margin-bottom="0in"/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Text_20_body" style:list-style-name="L332">
      <style:paragraph-properties fo:margin-top="0in" fo:margin-bottom="0in"/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Text_20_body" style:list-style-name="L333">
      <style:paragraph-properties fo:margin-top="0in" fo:margin-bottom="0in"/>
    </style:style>
    <style:style style:name="P1205" style:family="paragraph" style:parent-style-name="Text_20_body" style:list-style-name="L334">
      <style:paragraph-properties fo:margin-top="0in" fo:margin-bottom="0in"/>
    </style:style>
    <style:style style:name="P1206" style:family="paragraph" style:parent-style-name="Text_20_body" style:list-style-name="L335">
      <style:paragraph-properties fo:margin-top="0in" fo:margin-bottom="0in"/>
    </style:style>
    <style:style style:name="P1207" style:family="paragraph" style:parent-style-name="Text_20_body" style:list-style-name="L336">
      <style:paragraph-properties fo:margin-top="0in" fo:margin-bottom="0in"/>
    </style:style>
    <style:style style:name="P1208" style:family="paragraph" style:parent-style-name="Text_20_body" style:list-style-name="L337">
      <style:paragraph-properties fo:margin-top="0in" fo:margin-bottom="0in"/>
    </style:style>
    <style:style style:name="P1209" style:family="paragraph" style:parent-style-name="Text_20_body" style:list-style-name="L338">
      <style:paragraph-properties fo:margin-top="0in" fo:margin-bottom="0in"/>
    </style:style>
    <style:style style:name="P1210" style:family="paragraph" style:parent-style-name="Text_20_body" style:list-style-name="L339">
      <style:paragraph-properties fo:margin-top="0in" fo:margin-bottom="0in"/>
    </style:style>
    <style:style style:name="P1211" style:family="paragraph" style:parent-style-name="Text_20_body" style:list-style-name="L340">
      <style:paragraph-properties fo:margin-top="0in" fo:margin-bottom="0in"/>
    </style:style>
    <style:style style:name="P1212" style:family="paragraph" style:parent-style-name="Text_20_body" style:list-style-name="L341">
      <style:paragraph-properties fo:margin-top="0in" fo:margin-bottom="0in"/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Text_20_body" style:list-style-name="L342">
      <style:paragraph-properties fo:margin-top="0in" fo:margin-bottom="0in"/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Text_20_body" style:list-style-name="L343">
      <style:paragraph-properties fo:margin-top="0in" fo:margin-bottom="0in"/>
    </style:style>
    <style:style style:name="P1252" style:family="paragraph" style:parent-style-name="Text_20_body" style:list-style-name="L344">
      <style:paragraph-properties fo:margin-top="0in" fo:margin-bottom="0in"/>
    </style:style>
    <style:style style:name="P1253" style:family="paragraph" style:parent-style-name="Text_20_body" style:list-style-name="L345">
      <style:paragraph-properties fo:margin-top="0in" fo:margin-bottom="0in"/>
    </style:style>
    <style:style style:name="P1254" style:family="paragraph" style:parent-style-name="Preformatted_20_Text">
    </style:style>
    <style:style style:name="P1255" style:family="paragraph" style:parent-style-name="Preformatted_20_Text"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Preformatted_20_Text">
    </style:style>
    <style:style style:name="P1259" style:family="paragraph" style:parent-style-name="Preformatted_20_Text">
    </style:style>
    <style:style style:name="P1260" style:family="paragraph" style:parent-style-name="Preformatted_20_Text"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Preformatted_20_Text">
    </style:style>
    <style:style style:name="P1266" style:family="paragraph" style:parent-style-name="Preformatted_20_Text">
    </style:style>
    <style:style style:name="P1267" style:family="paragraph" style:parent-style-name="Preformatted_20_Text">
    </style:style>
    <style:style style:name="P1268" style:family="paragraph" style:parent-style-name="Preformatted_20_Text">
    </style:style>
    <style:style style:name="P1269" style:family="paragraph" style:parent-style-name="Preformatted_20_Text">
    </style:style>
    <style:style style:name="P1270" style:family="paragraph" style:parent-style-name="Preformatted_20_Text">
    </style:style>
    <style:style style:name="P1271" style:family="paragraph" style:parent-style-name="Preformatted_20_Text">
    </style:style>
    <style:style style:name="P1272" style:family="paragraph" style:parent-style-name="Preformatted_20_Text">
    </style:style>
    <style:style style:name="P1273" style:family="paragraph" style:parent-style-name="Preformatted_20_Text">
    </style:style>
    <style:style style:name="P1274" style:family="paragraph" style:parent-style-name="Preformatted_20_Text">
    </style:style>
    <style:style style:name="P1275" style:family="paragraph" style:parent-style-name="Text_20_body" style:list-style-name="L346">
      <style:paragraph-properties fo:margin-top="0in" fo:margin-bottom="0in"/>
    </style:style>
    <style:style style:name="P1276" style:family="paragraph" style:parent-style-name="Text_20_body" style:list-style-name="L347">
    </style:style>
    <style:style style:name="P1277" style:family="paragraph" style:parent-style-name="Text_20_body" style:list-style-name="L348">
      <style:paragraph-properties fo:margin-top="0in" fo:margin-bottom="0in"/>
    </style:style>
    <style:style style:name="P1278" style:family="paragraph" style:parent-style-name="Text_20_body" style:list-style-name="L349">
      <style:paragraph-properties fo:margin-top="0in" fo:margin-bottom="0in"/>
    </style:style>
    <style:style style:name="P1279" style:family="paragraph" style:parent-style-name="Text_20_body" style:list-style-name="L350">
    </style:style>
    <style:style style:name="P1280" style:family="paragraph" style:parent-style-name="Text_20_body" style:list-style-name="L351">
      <style:paragraph-properties fo:margin-top="0in" fo:margin-bottom="0in"/>
    </style:style>
    <style:style style:name="P1281" style:family="paragraph" style:parent-style-name="Text_20_body" style:list-style-name="L352">
      <style:paragraph-properties fo:margin-top="0in" fo:margin-bottom="0in"/>
    </style:style>
    <style:style style:name="P1282" style:family="paragraph" style:parent-style-name="Text_20_body" style:list-style-name="L353">
      <style:paragraph-properties fo:margin-top="0in" fo:margin-bottom="0in"/>
    </style:style>
    <style:style style:name="P1283" style:family="paragraph" style:parent-style-name="Text_20_body" style:list-style-name="L354">
      <style:paragraph-properties fo:margin-top="0in" fo:margin-bottom="0in"/>
    </style:style>
    <style:style style:name="P1284" style:family="paragraph" style:parent-style-name="Text_20_body" style:list-style-name="L355">
      <style:paragraph-properties fo:margin-top="0in" fo:margin-bottom="0in"/>
    </style:style>
    <style:style style:name="P1285" style:family="paragraph" style:parent-style-name="Text_20_body" style:list-style-name="L356">
      <style:paragraph-properties fo:margin-top="0in" fo:margin-bottom="0in"/>
    </style:style>
    <style:style style:name="P1286" style:family="paragraph" style:parent-style-name="Text_20_body" style:list-style-name="L357">
      <style:paragraph-properties fo:margin-top="0in" fo:margin-bottom="0in"/>
    </style:style>
    <style:style style:name="P1287" style:family="paragraph" style:parent-style-name="Text_20_body" style:list-style-name="L358">
      <style:paragraph-properties fo:margin-top="0in" fo:margin-bottom="0in"/>
    </style:style>
    <style:style style:name="P1288" style:family="paragraph" style:parent-style-name="Preformatted_20_Text">
    </style:style>
    <style:style style:name="P1289" style:family="paragraph" style:parent-style-name="Preformatted_20_Text">
    </style:style>
    <style:style style:name="P1290" style:family="paragraph" style:parent-style-name="Preformatted_20_Text">
    </style:style>
    <style:style style:name="P1291" style:family="paragraph" style:parent-style-name="Preformatted_20_Text">
    </style:style>
    <style:style style:name="P1292" style:family="paragraph" style:parent-style-name="Preformatted_20_Text">
    </style:style>
    <style:style style:name="P1293" style:family="paragraph" style:parent-style-name="Preformatted_20_Text">
    </style:style>
    <style:style style:name="P1294" style:family="paragraph" style:parent-style-name="Preformatted_20_Text"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Preformatted_20_Text">
    </style:style>
    <style:style style:name="P1313" style:family="paragraph" style:parent-style-name="Preformatted_20_Text">
    </style:style>
    <style:style style:name="P1314" style:family="paragraph" style:parent-style-name="Preformatted_20_Text">
    </style:style>
    <style:style style:name="P1315" style:family="paragraph" style:parent-style-name="Preformatted_20_Text">
    </style:style>
    <style:style style:name="P1316" style:family="paragraph" style:parent-style-name="Text_20_body" style:list-style-name="L359">
      <style:paragraph-properties fo:margin-top="0in" fo:margin-bottom="0in"/>
    </style:style>
    <style:style style:name="P1317" style:family="paragraph" style:parent-style-name="Text_20_body" style:list-style-name="L360">
      <style:paragraph-properties fo:margin-top="0in" fo:margin-bottom="0in"/>
    </style:style>
    <style:style style:name="P1318" style:family="paragraph" style:parent-style-name="Text_20_body" style:list-style-name="L361">
      <style:paragraph-properties fo:margin-top="0in" fo:margin-bottom="0in"/>
    </style:style>
    <style:style style:name="P1319" style:family="paragraph" style:parent-style-name="Text_20_body" style:list-style-name="L362">
      <style:paragraph-properties fo:margin-top="0in" fo:margin-bottom="0in"/>
    </style:style>
    <style:style style:name="P1320" style:family="paragraph" style:parent-style-name="Text_20_body" style:list-style-name="L363">
      <style:paragraph-properties fo:margin-top="0in" fo:margin-bottom="0in"/>
    </style:style>
    <style:style style:name="P1321" style:family="paragraph" style:parent-style-name="Text_20_body" style:list-style-name="L364">
      <style:paragraph-properties fo:margin-top="0in" fo:margin-bottom="0in"/>
    </style:style>
    <style:style style:name="P1322" style:family="paragraph" style:parent-style-name="Text_20_body" style:list-style-name="L365">
      <style:paragraph-properties fo:margin-top="0in" fo:margin-bottom="0in"/>
    </style:style>
    <style:style style:name="P1323" style:family="paragraph" style:parent-style-name="Text_20_body" style:list-style-name="L366">
      <style:paragraph-properties fo:margin-top="0in" fo:margin-bottom="0in"/>
    </style:style>
    <style:style style:name="P1324" style:family="paragraph" style:parent-style-name="Text_20_body" style:list-style-name="L367">
    </style:style>
    <style:style style:name="P1325" style:family="paragraph" style:parent-style-name="Text_20_body" style:list-style-name="L368">
      <style:paragraph-properties fo:margin-top="0in" fo:margin-bottom="0in"/>
    </style:style>
    <style:style style:name="P1326" style:family="paragraph" style:parent-style-name="Text_20_body" style:list-style-name="L369">
      <style:paragraph-properties fo:margin-top="0in" fo:margin-bottom="0in"/>
    </style:style>
    <style:style style:name="P1327" style:family="paragraph" style:parent-style-name="Text_20_body" style:list-style-name="L370">
      <style:paragraph-properties fo:margin-top="0in" fo:margin-bottom="0in"/>
    </style:style>
    <style:style style:name="P1328" style:family="paragraph" style:parent-style-name="Text_20_body" style:list-style-name="L371">
    </style:style>
    <style:style style:name="P1329" style:family="paragraph" style:parent-style-name="Text_20_body" style:list-style-name="L372">
      <style:paragraph-properties fo:margin-top="0in" fo:margin-bottom="0in"/>
    </style:style>
    <style:style style:name="P1330" style:family="paragraph" style:parent-style-name="Text_20_body" style:list-style-name="L373">
      <style:paragraph-properties fo:margin-top="0in" fo:margin-bottom="0in"/>
    </style:style>
    <style:style style:name="P1331" style:family="paragraph" style:parent-style-name="Preformatted_20_Text">
    </style:style>
    <style:style style:name="P1332" style:family="paragraph" style:parent-style-name="Preformatted_20_Text">
    </style:style>
    <style:style style:name="P1333" style:family="paragraph" style:parent-style-name="Preformatted_20_Text">
    </style:style>
    <style:style style:name="P1334" style:family="paragraph" style:parent-style-name="Preformatted_20_Text">
    </style:style>
    <style:style style:name="P1335" style:family="paragraph" style:parent-style-name="Preformatted_20_Text">
    </style:style>
    <style:style style:name="P1336" style:family="paragraph" style:parent-style-name="Preformatted_20_Text">
    </style:style>
    <style:style style:name="P1337" style:family="paragraph" style:parent-style-name="Preformatted_20_Text">
    </style:style>
    <style:style style:name="P1338" style:family="paragraph" style:parent-style-name="Preformatted_20_Text">
    </style:style>
    <style:style style:name="P1339" style:family="paragraph" style:parent-style-name="Preformatted_20_Text">
    </style:style>
    <style:style style:name="P1340" style:family="paragraph" style:parent-style-name="Preformatted_20_Text">
    </style:style>
    <style:style style:name="P1341" style:family="paragraph" style:parent-style-name="Preformatted_20_Text">
    </style:style>
    <style:style style:name="P1342" style:family="paragraph" style:parent-style-name="Preformatted_20_Text">
    </style:style>
    <style:style style:name="P1343" style:family="paragraph" style:parent-style-name="Preformatted_20_Text">
    </style:style>
    <style:style style:name="P1344" style:family="paragraph" style:parent-style-name="Preformatted_20_Text">
    </style:style>
    <style:style style:name="P1345" style:family="paragraph" style:parent-style-name="Preformatted_20_Text">
    </style:style>
    <style:style style:name="P1346" style:family="paragraph" style:parent-style-name="Preformatted_20_Text">
    </style:style>
    <style:style style:name="P1347" style:family="paragraph" style:parent-style-name="Preformatted_20_Text">
    </style:style>
    <style:style style:name="P1348" style:family="paragraph" style:parent-style-name="Preformatted_20_Text">
    </style:style>
    <style:style style:name="P1349" style:family="paragraph" style:parent-style-name="Preformatted_20_Text">
    </style:style>
    <style:style style:name="P1350" style:family="paragraph" style:parent-style-name="Preformatted_20_Text">
    </style:style>
    <style:style style:name="P1351" style:family="paragraph" style:parent-style-name="Preformatted_20_Text">
    </style:style>
    <style:style style:name="P1352" style:family="paragraph" style:parent-style-name="Text_20_body" style:list-style-name="L374">
      <style:paragraph-properties fo:margin-top="0in" fo:margin-bottom="0in"/>
    </style:style>
    <style:style style:name="P1353" style:family="paragraph" style:parent-style-name="Text_20_body" style:list-style-name="L375">
      <style:paragraph-properties fo:margin-top="0in" fo:margin-bottom="0in"/>
    </style:style>
    <style:style style:name="P1354" style:family="paragraph" style:parent-style-name="Preformatted_20_Text">
    </style:style>
    <style:style style:name="P1355" style:family="paragraph" style:parent-style-name="Preformatted_20_Text">
    </style:style>
    <style:style style:name="P1356" style:family="paragraph" style:parent-style-name="Preformatted_20_Text">
    </style:style>
    <style:style style:name="P1357" style:family="paragraph" style:parent-style-name="Preformatted_20_Text">
    </style:style>
    <style:style style:name="P1358" style:family="paragraph" style:parent-style-name="Preformatted_20_Text">
    </style:style>
    <style:style style:name="P1359" style:family="paragraph" style:parent-style-name="Preformatted_20_Text">
    </style:style>
    <style:style style:name="P1360" style:family="paragraph" style:parent-style-name="Preformatted_20_Text">
    </style:style>
    <style:style style:name="P1361" style:family="paragraph" style:parent-style-name="Preformatted_20_Text">
    </style:style>
    <style:style style:name="P1362" style:family="paragraph" style:parent-style-name="Preformatted_20_Text">
    </style:style>
    <style:style style:name="P1363" style:family="paragraph" style:parent-style-name="Preformatted_20_Text">
    </style:style>
    <style:style style:name="P1364" style:family="paragraph" style:parent-style-name="Preformatted_20_Text">
    </style:style>
    <style:style style:name="P1365" style:family="paragraph" style:parent-style-name="Preformatted_20_Text">
    </style:style>
    <style:style style:name="P1366" style:family="paragraph" style:parent-style-name="Preformatted_20_Text">
    </style:style>
    <style:style style:name="P1367" style:family="paragraph" style:parent-style-name="Preformatted_20_Text">
    </style:style>
    <style:style style:name="P1368" style:family="paragraph" style:parent-style-name="Preformatted_20_Text">
    </style:style>
    <style:style style:name="P1369" style:family="paragraph" style:parent-style-name="Preformatted_20_Text">
    </style:style>
    <style:style style:name="P1370" style:family="paragraph" style:parent-style-name="Preformatted_20_Text">
    </style:style>
    <style:style style:name="P1371" style:family="paragraph" style:parent-style-name="Preformatted_20_Text">
    </style:style>
    <style:style style:name="P1372" style:family="paragraph" style:parent-style-name="Preformatted_20_Text">
    </style:style>
    <style:style style:name="P1373" style:family="paragraph" style:parent-style-name="Preformatted_20_Text">
    </style:style>
    <style:style style:name="P1374" style:family="paragraph" style:parent-style-name="Preformatted_20_Text">
    </style:style>
    <style:style style:name="P1375" style:family="paragraph" style:parent-style-name="Preformatted_20_Text">
    </style:style>
    <style:style style:name="P1376" style:family="paragraph" style:parent-style-name="Preformatted_20_Text">
    </style:style>
    <style:style style:name="P1377" style:family="paragraph" style:parent-style-name="Preformatted_20_Text">
    </style:style>
    <style:style style:name="P1378" style:family="paragraph" style:parent-style-name="Preformatted_20_Text">
    </style:style>
    <style:style style:name="P1379" style:family="paragraph" style:parent-style-name="Preformatted_20_Text">
    </style:style>
    <style:style style:name="P1380" style:family="paragraph" style:parent-style-name="Preformatted_20_Text">
    </style:style>
    <style:style style:name="P1381" style:family="paragraph" style:parent-style-name="Preformatted_20_Text">
    </style:style>
    <style:style style:name="P1382" style:family="paragraph" style:parent-style-name="Preformatted_20_Text">
    </style:style>
    <style:style style:name="P1383" style:family="paragraph" style:parent-style-name="Preformatted_20_Text">
    </style:style>
    <style:style style:name="P1384" style:family="paragraph" style:parent-style-name="Preformatted_20_Text">
    </style:style>
    <style:style style:name="P1385" style:family="paragraph" style:parent-style-name="Preformatted_20_Text">
    </style:style>
    <style:style style:name="P1386" style:family="paragraph" style:parent-style-name="Preformatted_20_Text">
    </style:style>
    <style:style style:name="P1387" style:family="paragraph" style:parent-style-name="Preformatted_20_Text">
    </style:style>
    <style:style style:name="P1388" style:family="paragraph" style:parent-style-name="Preformatted_20_Text">
    </style:style>
    <style:style style:name="P1389" style:family="paragraph" style:parent-style-name="Preformatted_20_Text">
    </style:style>
    <style:style style:name="P1390" style:family="paragraph" style:parent-style-name="Preformatted_20_Text">
    </style:style>
    <style:style style:name="P1391" style:family="paragraph" style:parent-style-name="Preformatted_20_Text">
    </style:style>
    <style:style style:name="P1392" style:family="paragraph" style:parent-style-name="Preformatted_20_Text">
    </style:style>
    <style:style style:name="P1393" style:family="paragraph" style:parent-style-name="Preformatted_20_Text">
    </style:style>
    <style:style style:name="P1394" style:family="paragraph" style:parent-style-name="Text_20_body" style:list-style-name="L376">
    </style:style>
    <style:style style:name="P1395" style:family="paragraph" style:parent-style-name="Text_20_body" style:list-style-name="L377">
      <style:paragraph-properties fo:margin-top="0in" fo:margin-bottom="0in"/>
    </style:style>
    <style:style style:name="P1396" style:family="paragraph" style:parent-style-name="Text_20_body" style:list-style-name="L378">
      <style:paragraph-properties fo:margin-top="0in" fo:margin-bottom="0in"/>
    </style:style>
    <style:style style:name="P1397" style:family="paragraph" style:parent-style-name="Text_20_body" style:list-style-name="L379">
      <style:paragraph-properties fo:margin-top="0in" fo:margin-bottom="0in"/>
    </style:style>
    <style:style style:name="P1398" style:family="paragraph" style:parent-style-name="Preformatted_20_Text">
    </style:style>
    <style:style style:name="P1399" style:family="paragraph" style:parent-style-name="Preformatted_20_Text">
    </style:style>
    <style:style style:name="P1400" style:family="paragraph" style:parent-style-name="Preformatted_20_Text">
    </style:style>
    <style:style style:name="P1401" style:family="paragraph" style:parent-style-name="Preformatted_20_Text">
    </style:style>
    <style:style style:name="P1402" style:family="paragraph" style:parent-style-name="Preformatted_20_Text">
    </style:style>
    <style:style style:name="P1403" style:family="paragraph" style:parent-style-name="Preformatted_20_Text">
    </style:style>
    <style:style style:name="P1404" style:family="paragraph" style:parent-style-name="Preformatted_20_Text">
    </style:style>
    <style:style style:name="P1405" style:family="paragraph" style:parent-style-name="Preformatted_20_Text">
    </style:style>
    <style:style style:name="P1406" style:family="paragraph" style:parent-style-name="Preformatted_20_Text">
    </style:style>
    <style:style style:name="P1407" style:family="paragraph" style:parent-style-name="Preformatted_20_Text">
    </style:style>
    <style:style style:name="P1408" style:family="paragraph" style:parent-style-name="Preformatted_20_Text">
    </style:style>
    <style:style style:name="P1409" style:family="paragraph" style:parent-style-name="Preformatted_20_Text">
    </style:style>
    <style:style style:name="P1410" style:family="paragraph" style:parent-style-name="Preformatted_20_Text">
    </style:style>
    <style:style style:name="P1411" style:family="paragraph" style:parent-style-name="Preformatted_20_Text">
    </style:style>
    <style:style style:name="P1412" style:family="paragraph" style:parent-style-name="Preformatted_20_Text">
    </style:style>
    <style:style style:name="P1413" style:family="paragraph" style:parent-style-name="Preformatted_20_Text">
    </style:style>
    <style:style style:name="P1414" style:family="paragraph" style:parent-style-name="Preformatted_20_Text">
    </style:style>
    <style:style style:name="P1415" style:family="paragraph" style:parent-style-name="Preformatted_20_Text">
    </style:style>
    <style:style style:name="P1416" style:family="paragraph" style:parent-style-name="Preformatted_20_Text">
    </style:style>
    <style:style style:name="P1417" style:family="paragraph" style:parent-style-name="Preformatted_20_Text">
    </style:style>
    <style:style style:name="P1418" style:family="paragraph" style:parent-style-name="Preformatted_20_Text">
    </style:style>
    <style:style style:name="P1419" style:family="paragraph" style:parent-style-name="Text_20_body" style:list-style-name="L380">
      <style:paragraph-properties fo:margin-top="0in" fo:margin-bottom="0in"/>
    </style:style>
    <style:style style:name="P1420" style:family="paragraph" style:parent-style-name="Text_20_body" style:list-style-name="L381">
      <style:paragraph-properties fo:margin-top="0in" fo:margin-bottom="0in"/>
    </style:style>
    <style:style style:name="P1421" style:family="paragraph" style:parent-style-name="Text_20_body" style:list-style-name="L382">
      <style:paragraph-properties fo:margin-top="0in" fo:margin-bottom="0in"/>
    </style:style>
    <style:style style:name="P1422" style:family="paragraph" style:parent-style-name="Text_20_body" style:list-style-name="L383">
      <style:paragraph-properties fo:margin-top="0in" fo:margin-bottom="0in"/>
    </style:style>
    <style:style style:name="P1423" style:family="paragraph" style:parent-style-name="Text_20_body" style:list-style-name="L384">
      <style:paragraph-properties fo:margin-top="0in" fo:margin-bottom="0in"/>
    </style:style>
    <style:style style:name="P1424" style:family="paragraph" style:parent-style-name="Text_20_body" style:list-style-name="L385">
      <style:paragraph-properties fo:margin-top="0in" fo:margin-bottom="0in"/>
    </style:style>
    <style:style style:name="P1425" style:family="paragraph" style:parent-style-name="Text_20_body" style:list-style-name="L386">
      <style:paragraph-properties fo:margin-top="0in" fo:margin-bottom="0in"/>
    </style:style>
    <style:style style:name="P1426" style:family="paragraph" style:parent-style-name="Preformatted_20_Text">
    </style:style>
    <style:style style:name="P1427" style:family="paragraph" style:parent-style-name="Preformatted_20_Text">
    </style:style>
    <style:style style:name="P1428" style:family="paragraph" style:parent-style-name="Preformatted_20_Text">
    </style:style>
    <style:style style:name="P1429" style:family="paragraph" style:parent-style-name="Preformatted_20_Text">
    </style:style>
    <style:style style:name="P1430" style:family="paragraph" style:parent-style-name="Preformatted_20_Text">
    </style:style>
    <style:style style:name="P1431" style:family="paragraph" style:parent-style-name="Preformatted_20_Text">
    </style:style>
    <style:style style:name="P1432" style:family="paragraph" style:parent-style-name="Preformatted_20_Text">
    </style:style>
    <style:style style:name="P1433" style:family="paragraph" style:parent-style-name="Preformatted_20_Text">
    </style:style>
    <style:style style:name="P1434" style:family="paragraph" style:parent-style-name="Preformatted_20_Text">
    </style:style>
    <style:style style:name="P1435" style:family="paragraph" style:parent-style-name="Preformatted_20_Text">
    </style:style>
    <style:style style:name="P1436" style:family="paragraph" style:parent-style-name="Preformatted_20_Text">
    </style:style>
    <style:style style:name="P1437" style:family="paragraph" style:parent-style-name="Preformatted_20_Text">
    </style:style>
    <style:style style:name="P1438" style:family="paragraph" style:parent-style-name="Preformatted_20_Text">
    </style:style>
    <style:style style:name="P1439" style:family="paragraph" style:parent-style-name="Preformatted_20_Text">
    </style:style>
    <style:style style:name="P1440" style:family="paragraph" style:parent-style-name="Preformatted_20_Text">
    </style:style>
    <style:style style:name="P1441" style:family="paragraph" style:parent-style-name="Preformatted_20_Text">
    </style:style>
    <style:style style:name="P1442" style:family="paragraph" style:parent-style-name="Preformatted_20_Text">
    </style:style>
    <style:style style:name="P1443" style:family="paragraph" style:parent-style-name="Preformatted_20_Text">
    </style:style>
    <style:style style:name="P1444" style:family="paragraph" style:parent-style-name="Preformatted_20_Text">
    </style:style>
    <style:style style:name="P1445" style:family="paragraph" style:parent-style-name="Preformatted_20_Text">
    </style:style>
    <style:style style:name="P1446" style:family="paragraph" style:parent-style-name="Preformatted_20_Text">
    </style:style>
    <style:style style:name="P1447" style:family="paragraph" style:parent-style-name="Preformatted_20_Text">
    </style:style>
    <style:style style:name="P1448" style:family="paragraph" style:parent-style-name="Preformatted_20_Text">
    </style:style>
    <style:style style:name="P1449" style:family="paragraph" style:parent-style-name="Preformatted_20_Text">
    </style:style>
    <style:style style:name="P1450" style:family="paragraph" style:parent-style-name="Preformatted_20_Text">
    </style:style>
    <style:style style:name="P1451" style:family="paragraph" style:parent-style-name="Preformatted_20_Text">
    </style:style>
    <style:style style:name="P1452" style:family="paragraph" style:parent-style-name="Preformatted_20_Text">
    </style:style>
    <style:style style:name="P1453" style:family="paragraph" style:parent-style-name="Preformatted_20_Text">
    </style:style>
    <style:style style:name="P1454" style:family="paragraph" style:parent-style-name="Preformatted_20_Text">
    </style:style>
    <style:style style:name="P1455" style:family="paragraph" style:parent-style-name="Preformatted_20_Text">
    </style:style>
    <style:style style:name="P1456" style:family="paragraph" style:parent-style-name="Preformatted_20_Text">
    </style:style>
    <style:style style:name="P1457" style:family="paragraph" style:parent-style-name="Preformatted_20_Text">
    </style:style>
    <style:style style:name="P1458" style:family="paragraph" style:parent-style-name="Preformatted_20_Text">
    </style:style>
    <style:style style:name="P1459" style:family="paragraph" style:parent-style-name="Preformatted_20_Text">
    </style:style>
    <style:style style:name="P1460" style:family="paragraph" style:parent-style-name="Preformatted_20_Text">
    </style:style>
    <style:style style:name="P1461" style:family="paragraph" style:parent-style-name="Preformatted_20_Text">
    </style:style>
    <style:style style:name="P1462" style:family="paragraph" style:parent-style-name="Text_20_body" style:list-style-name="L387">
      <style:paragraph-properties fo:margin-top="0in" fo:margin-bottom="0in"/>
    </style:style>
    <style:style style:name="P1463" style:family="paragraph" style:parent-style-name="Preformatted_20_Text">
    </style:style>
    <style:style style:name="P1464" style:family="paragraph" style:parent-style-name="Preformatted_20_Text">
    </style:style>
    <style:style style:name="P1465" style:family="paragraph" style:parent-style-name="Preformatted_20_Text">
    </style:style>
    <style:style style:name="P1466" style:family="paragraph" style:parent-style-name="Preformatted_20_Text">
    </style:style>
    <style:style style:name="P1467" style:family="paragraph" style:parent-style-name="Preformatted_20_Text">
    </style:style>
    <style:style style:name="P1468" style:family="paragraph" style:parent-style-name="Preformatted_20_Text">
    </style:style>
    <style:style style:name="P1469" style:family="paragraph" style:parent-style-name="Preformatted_20_Text">
    </style:style>
    <style:style style:name="P1470" style:family="paragraph" style:parent-style-name="Preformatted_20_Text">
    </style:style>
    <style:style style:name="P1471" style:family="paragraph" style:parent-style-name="Preformatted_20_Text">
    </style:style>
    <style:style style:name="P1472" style:family="paragraph" style:parent-style-name="Preformatted_20_Text">
    </style:style>
    <style:style style:name="P1473" style:family="paragraph" style:parent-style-name="Preformatted_20_Text">
    </style:style>
    <style:style style:name="P1474" style:family="paragraph" style:parent-style-name="Preformatted_20_Text">
    </style:style>
    <style:style style:name="P1475" style:family="paragraph" style:parent-style-name="Preformatted_20_Text">
    </style:style>
    <style:style style:name="P1476" style:family="paragraph" style:parent-style-name="Text_20_body" style:list-style-name="L388">
      <style:paragraph-properties fo:margin-top="0in" fo:margin-bottom="0in"/>
    </style:style>
    <style:style style:name="P1477" style:family="paragraph" style:parent-style-name="Preformatted_20_Text">
    </style:style>
    <style:style style:name="P1478" style:family="paragraph" style:parent-style-name="Preformatted_20_Text">
    </style:style>
    <style:style style:name="P1479" style:family="paragraph" style:parent-style-name="Preformatted_20_Text">
    </style:style>
    <style:style style:name="P1480" style:family="paragraph" style:parent-style-name="Preformatted_20_Text">
    </style:style>
    <style:style style:name="P1481" style:family="paragraph" style:parent-style-name="Preformatted_20_Text">
    </style:style>
    <style:style style:name="P1482" style:family="paragraph" style:parent-style-name="Preformatted_20_Text">
    </style:style>
    <style:style style:name="P1483" style:family="paragraph" style:parent-style-name="Preformatted_20_Text">
    </style:style>
    <style:style style:name="P1484" style:family="paragraph" style:parent-style-name="Preformatted_20_Text">
    </style:style>
    <style:style style:name="P1485" style:family="paragraph" style:parent-style-name="Preformatted_20_Text">
    </style:style>
    <style:style style:name="P1486" style:family="paragraph" style:parent-style-name="Preformatted_20_Text">
    </style:style>
    <style:style style:name="P1487" style:family="paragraph" style:parent-style-name="Preformatted_20_Text">
    </style:style>
    <style:style style:name="P1488" style:family="paragraph" style:parent-style-name="Preformatted_20_Text">
    </style:style>
    <style:style style:name="P1489" style:family="paragraph" style:parent-style-name="Preformatted_20_Text">
    </style:style>
    <style:style style:name="P1490" style:family="paragraph" style:parent-style-name="Preformatted_20_Text">
    </style:style>
    <style:style style:name="P1491" style:family="paragraph" style:parent-style-name="Preformatted_20_Text">
    </style:style>
    <style:style style:name="P1492" style:family="paragraph" style:parent-style-name="Preformatted_20_Text">
    </style:style>
    <style:style style:name="P1493" style:family="paragraph" style:parent-style-name="Preformatted_20_Text">
    </style:style>
    <style:style style:name="P1494" style:family="paragraph" style:parent-style-name="Preformatted_20_Text">
    </style:style>
    <style:style style:name="P1495" style:family="paragraph" style:parent-style-name="Preformatted_20_Text">
    </style:style>
    <style:style style:name="P1496" style:family="paragraph" style:parent-style-name="Preformatted_20_Text">
    </style:style>
    <style:style style:name="P1497" style:family="paragraph" style:parent-style-name="Preformatted_20_Text">
    </style:style>
    <style:style style:name="P1498" style:family="paragraph" style:parent-style-name="Preformatted_20_Text">
    </style:style>
    <style:style style:name="P1499" style:family="paragraph" style:parent-style-name="Text_20_body" style:list-style-name="L389">
      <style:paragraph-properties fo:margin-top="0in" fo:margin-bottom="0in"/>
    </style:style>
    <style:style style:name="P1500" style:family="paragraph" style:parent-style-name="Text_20_body" style:list-style-name="L390">
      <style:paragraph-properties fo:margin-top="0in" fo:margin-bottom="0in"/>
    </style:style>
    <style:style style:name="P1501" style:family="paragraph" style:parent-style-name="Text_20_body" style:list-style-name="L391">
      <style:paragraph-properties fo:margin-top="0in" fo:margin-bottom="0in"/>
    </style:style>
    <style:style style:name="P1502" style:family="paragraph" style:parent-style-name="Text_20_body" style:list-style-name="L392">
      <style:paragraph-properties fo:margin-top="0in" fo:margin-bottom="0in"/>
    </style:style>
    <style:style style:name="P1503" style:family="paragraph" style:parent-style-name="Preformatted_20_Text">
    </style:style>
    <style:style style:name="P1504" style:family="paragraph" style:parent-style-name="Preformatted_20_Text">
    </style:style>
    <style:style style:name="P1505" style:family="paragraph" style:parent-style-name="Preformatted_20_Text">
    </style:style>
    <style:style style:name="P1506" style:family="paragraph" style:parent-style-name="Preformatted_20_Text">
    </style:style>
    <style:style style:name="P1507" style:family="paragraph" style:parent-style-name="Preformatted_20_Text">
    </style:style>
    <style:style style:name="P1508" style:family="paragraph" style:parent-style-name="Preformatted_20_Text">
    </style:style>
    <style:style style:name="P1509" style:family="paragraph" style:parent-style-name="Preformatted_20_Text">
    </style:style>
    <style:style style:name="P1510" style:family="paragraph" style:parent-style-name="Preformatted_20_Text">
    </style:style>
    <style:style style:name="P1511" style:family="paragraph" style:parent-style-name="Preformatted_20_Text">
    </style:style>
    <style:style style:name="P1512" style:family="paragraph" style:parent-style-name="Preformatted_20_Text">
    </style:style>
    <style:style style:name="P1513" style:family="paragraph" style:parent-style-name="Preformatted_20_Text">
    </style:style>
    <style:style style:name="P1514" style:family="paragraph" style:parent-style-name="Preformatted_20_Text">
    </style:style>
    <style:style style:name="P1515" style:family="paragraph" style:parent-style-name="Preformatted_20_Text">
    </style:style>
    <style:style style:name="P1516" style:family="paragraph" style:parent-style-name="Preformatted_20_Text">
    </style:style>
    <style:style style:name="P1517" style:family="paragraph" style:parent-style-name="Preformatted_20_Text">
    </style:style>
    <style:style style:name="P1518" style:family="paragraph" style:parent-style-name="Preformatted_20_Text">
    </style:style>
    <style:style style:name="P1519" style:family="paragraph" style:parent-style-name="Preformatted_20_Text">
    </style:style>
    <style:style style:name="P1520" style:family="paragraph" style:parent-style-name="Preformatted_20_Text">
    </style:style>
    <style:style style:name="P1521" style:family="paragraph" style:parent-style-name="Preformatted_20_Text">
    </style:style>
    <style:style style:name="P1522" style:family="paragraph" style:parent-style-name="Preformatted_20_Text">
    </style:style>
    <style:style style:name="P1523" style:family="paragraph" style:parent-style-name="Preformatted_20_Text">
    </style:style>
    <style:style style:name="P1524" style:family="paragraph" style:parent-style-name="Preformatted_20_Text">
    </style:style>
    <style:style style:name="P1525" style:family="paragraph" style:parent-style-name="Preformatted_20_Text">
    </style:style>
    <style:style style:name="P1526" style:family="paragraph" style:parent-style-name="Preformatted_20_Text">
    </style:style>
    <style:style style:name="P1527" style:family="paragraph" style:parent-style-name="Preformatted_20_Text">
    </style:style>
    <style:style style:name="P1528" style:family="paragraph" style:parent-style-name="Preformatted_20_Text">
    </style:style>
    <style:style style:name="P1529" style:family="paragraph" style:parent-style-name="Text_20_body" style:list-style-name="L393">
      <style:paragraph-properties fo:margin-top="0in" fo:margin-bottom="0in"/>
    </style:style>
    <style:style style:name="P1530" style:family="paragraph" style:parent-style-name="Preformatted_20_Text">
    </style:style>
    <style:style style:name="P1531" style:family="paragraph" style:parent-style-name="Preformatted_20_Text">
    </style:style>
    <style:style style:name="P1532" style:family="paragraph" style:parent-style-name="Preformatted_20_Text">
    </style:style>
    <style:style style:name="P1533" style:family="paragraph" style:parent-style-name="Preformatted_20_Text">
    </style:style>
    <style:style style:name="P1534" style:family="paragraph" style:parent-style-name="Preformatted_20_Text">
    </style:style>
    <style:style style:name="P1535" style:family="paragraph" style:parent-style-name="Preformatted_20_Text">
    </style:style>
    <style:style style:name="P1536" style:family="paragraph" style:parent-style-name="Preformatted_20_Text">
    </style:style>
    <style:style style:name="P1537" style:family="paragraph" style:parent-style-name="Preformatted_20_Text">
    </style:style>
    <style:style style:name="P1538" style:family="paragraph" style:parent-style-name="Preformatted_20_Text">
    </style:style>
    <style:style style:name="P1539" style:family="paragraph" style:parent-style-name="Preformatted_20_Text">
    </style:style>
    <style:style style:name="P1540" style:family="paragraph" style:parent-style-name="Preformatted_20_Text">
    </style:style>
    <style:style style:name="P1541" style:family="paragraph" style:parent-style-name="Preformatted_20_Text">
    </style:style>
    <style:style style:name="P1542" style:family="paragraph" style:parent-style-name="Preformatted_20_Text">
    </style:style>
    <style:style style:name="P1543" style:family="paragraph" style:parent-style-name="Preformatted_20_Text">
    </style:style>
    <style:style style:name="P1544" style:family="paragraph" style:parent-style-name="Preformatted_20_Text">
    </style:style>
    <style:style style:name="P1545" style:family="paragraph" style:parent-style-name="Preformatted_20_Text">
    </style:style>
    <style:style style:name="P1546" style:family="paragraph" style:parent-style-name="Preformatted_20_Text">
    </style:style>
    <style:style style:name="P1547" style:family="paragraph" style:parent-style-name="Preformatted_20_Text">
    </style:style>
    <style:style style:name="P1548" style:family="paragraph" style:parent-style-name="Preformatted_20_Text">
    </style:style>
    <style:style style:name="P1549" style:family="paragraph" style:parent-style-name="Preformatted_20_Text">
    </style:style>
    <style:style style:name="P1550" style:family="paragraph" style:parent-style-name="Preformatted_20_Text">
    </style:style>
    <style:style style:name="P1551" style:family="paragraph" style:parent-style-name="Preformatted_20_Text">
    </style:style>
    <style:style style:name="P1552" style:family="paragraph" style:parent-style-name="Preformatted_20_Text">
    </style:style>
    <style:style style:name="P1553" style:family="paragraph" style:parent-style-name="Preformatted_20_Text">
    </style:style>
    <style:style style:name="P1554" style:family="paragraph" style:parent-style-name="Preformatted_20_Text">
    </style:style>
    <style:style style:name="P1555" style:family="paragraph" style:parent-style-name="Preformatted_20_Text">
    </style:style>
    <style:style style:name="P1556" style:family="paragraph" style:parent-style-name="Text_20_body" style:list-style-name="L394">
      <style:paragraph-properties fo:margin-top="0in" fo:margin-bottom="0in"/>
    </style:style>
    <style:style style:name="P1557" style:family="paragraph" style:parent-style-name="Preformatted_20_Text">
    </style:style>
    <style:style style:name="P1558" style:family="paragraph" style:parent-style-name="Preformatted_20_Text">
    </style:style>
    <style:style style:name="P1559" style:family="paragraph" style:parent-style-name="Preformatted_20_Text">
    </style:style>
    <style:style style:name="P1560" style:family="paragraph" style:parent-style-name="Preformatted_20_Text">
    </style:style>
    <style:style style:name="P1561" style:family="paragraph" style:parent-style-name="Preformatted_20_Text">
    </style:style>
    <style:style style:name="P1562" style:family="paragraph" style:parent-style-name="Preformatted_20_Text">
    </style:style>
    <style:style style:name="P1563" style:family="paragraph" style:parent-style-name="Preformatted_20_Text">
    </style:style>
    <style:style style:name="P1564" style:family="paragraph" style:parent-style-name="Preformatted_20_Text">
    </style:style>
    <style:style style:name="P1565" style:family="paragraph" style:parent-style-name="Preformatted_20_Text">
    </style:style>
    <style:style style:name="P1566" style:family="paragraph" style:parent-style-name="Preformatted_20_Text">
    </style:style>
    <style:style style:name="P1567" style:family="paragraph" style:parent-style-name="Preformatted_20_Text">
    </style:style>
    <style:style style:name="P1568" style:family="paragraph" style:parent-style-name="Preformatted_20_Text">
    </style:style>
    <style:style style:name="P1569" style:family="paragraph" style:parent-style-name="Preformatted_20_Text">
    </style:style>
    <style:style style:name="P1570" style:family="paragraph" style:parent-style-name="Preformatted_20_Text">
    </style:style>
    <style:style style:name="P1571" style:family="paragraph" style:parent-style-name="Preformatted_20_Text">
    </style:style>
    <style:style style:name="P1572" style:family="paragraph" style:parent-style-name="Preformatted_20_Text">
    </style:style>
    <style:style style:name="P1573" style:family="paragraph" style:parent-style-name="Preformatted_20_Text">
    </style:style>
    <style:style style:name="P1574" style:family="paragraph" style:parent-style-name="Preformatted_20_Text">
    </style:style>
    <style:style style:name="P1575" style:family="paragraph" style:parent-style-name="Preformatted_20_Text">
    </style:style>
    <style:style style:name="P1576" style:family="paragraph" style:parent-style-name="Preformatted_20_Text">
    </style:style>
    <style:style style:name="P1577" style:family="paragraph" style:parent-style-name="Text_20_body" style:list-style-name="L395">
      <style:paragraph-properties fo:margin-top="0in" fo:margin-bottom="0in"/>
    </style:style>
    <style:style style:name="P1578" style:family="paragraph" style:parent-style-name="Preformatted_20_Text">
    </style:style>
    <style:style style:name="P1579" style:family="paragraph" style:parent-style-name="Preformatted_20_Text">
    </style:style>
    <style:style style:name="P1580" style:family="paragraph" style:parent-style-name="Preformatted_20_Text">
    </style:style>
    <style:style style:name="P1581" style:family="paragraph" style:parent-style-name="Preformatted_20_Text">
    </style:style>
    <style:style style:name="P1582" style:family="paragraph" style:parent-style-name="Preformatted_20_Text">
    </style:style>
    <style:style style:name="P1583" style:family="paragraph" style:parent-style-name="Preformatted_20_Text">
    </style:style>
    <style:style style:name="P1584" style:family="paragraph" style:parent-style-name="Preformatted_20_Text">
    </style:style>
    <style:style style:name="P1585" style:family="paragraph" style:parent-style-name="Preformatted_20_Text">
    </style:style>
    <style:style style:name="P1586" style:family="paragraph" style:parent-style-name="Preformatted_20_Text">
    </style:style>
    <style:style style:name="P1587" style:family="paragraph" style:parent-style-name="Preformatted_20_Text">
    </style:style>
    <style:style style:name="P1588" style:family="paragraph" style:parent-style-name="Preformatted_20_Text">
    </style:style>
    <style:style style:name="P1589" style:family="paragraph" style:parent-style-name="Preformatted_20_Text">
    </style:style>
    <style:style style:name="P1590" style:family="paragraph" style:parent-style-name="Preformatted_20_Text">
    </style:style>
    <style:style style:name="P1591" style:family="paragraph" style:parent-style-name="Preformatted_20_Text">
    </style:style>
    <style:style style:name="P1592" style:family="paragraph" style:parent-style-name="Text_20_body" style:list-style-name="L396">
      <style:paragraph-properties fo:margin-top="0in" fo:margin-bottom="0in"/>
    </style:style>
    <style:style style:name="P1593" style:family="paragraph" style:parent-style-name="Text_20_body" style:list-style-name="L397">
      <style:paragraph-properties fo:margin-top="0in" fo:margin-bottom="0in"/>
    </style:style>
    <style:style style:name="P1594" style:family="paragraph" style:parent-style-name="Text_20_body" style:list-style-name="L398">
      <style:paragraph-properties fo:margin-top="0in" fo:margin-bottom="0in"/>
    </style:style>
    <style:style style:name="P1595" style:family="paragraph" style:parent-style-name="Text_20_body" style:list-style-name="L399">
      <style:paragraph-properties fo:margin-top="0in" fo:margin-bottom="0in"/>
    </style:style>
    <style:style style:name="P1596" style:family="paragraph" style:parent-style-name="Text_20_body" style:list-style-name="L400">
      <style:paragraph-properties fo:margin-top="0in" fo:margin-bottom="0in"/>
    </style:style>
    <style:style style:name="P1597" style:family="paragraph" style:parent-style-name="Text_20_body" style:list-style-name="L401">
      <style:paragraph-properties fo:margin-top="0in" fo:margin-bottom="0in"/>
    </style:style>
    <style:style style:name="P1598" style:family="paragraph" style:parent-style-name="Preformatted_20_Text">
    </style:style>
    <style:style style:name="P1599" style:family="paragraph" style:parent-style-name="Preformatted_20_Text">
    </style:style>
    <style:style style:name="P1600" style:family="paragraph" style:parent-style-name="Preformatted_20_Text">
    </style:style>
    <style:style style:name="P1601" style:family="paragraph" style:parent-style-name="Preformatted_20_Text">
    </style:style>
    <style:style style:name="P1602" style:family="paragraph" style:parent-style-name="Preformatted_20_Text">
    </style:style>
    <style:style style:name="P1603" style:family="paragraph" style:parent-style-name="Preformatted_20_Text">
    </style:style>
    <style:style style:name="P1604" style:family="paragraph" style:parent-style-name="Preformatted_20_Text">
    </style:style>
    <style:style style:name="P1605" style:family="paragraph" style:parent-style-name="Preformatted_20_Text">
    </style:style>
    <style:style style:name="P1606" style:family="paragraph" style:parent-style-name="Preformatted_20_Text">
    </style:style>
    <style:style style:name="P1607" style:family="paragraph" style:parent-style-name="Text_20_body" style:list-style-name="L402">
      <style:paragraph-properties fo:margin-top="0in" fo:margin-bottom="0in"/>
    </style:style>
    <style:style style:name="P1608" style:family="paragraph" style:parent-style-name="Preformatted_20_Text">
    </style:style>
    <style:style style:name="P1609" style:family="paragraph" style:parent-style-name="Preformatted_20_Text">
    </style:style>
    <style:style style:name="P1610" style:family="paragraph" style:parent-style-name="Preformatted_20_Text">
    </style:style>
    <style:style style:name="P1611" style:family="paragraph" style:parent-style-name="Preformatted_20_Text">
    </style:style>
    <style:style style:name="P1612" style:family="paragraph" style:parent-style-name="Preformatted_20_Text">
    </style:style>
    <style:style style:name="P1613" style:family="paragraph" style:parent-style-name="Preformatted_20_Text">
    </style:style>
    <style:style style:name="P1614" style:family="paragraph" style:parent-style-name="Preformatted_20_Text">
    </style:style>
    <style:style style:name="P1615" style:family="paragraph" style:parent-style-name="Preformatted_20_Text">
    </style:style>
    <style:style style:name="P1616" style:family="paragraph" style:parent-style-name="Preformatted_20_Text">
    </style:style>
    <style:style style:name="P1617" style:family="paragraph" style:parent-style-name="Preformatted_20_Text">
    </style:style>
    <style:style style:name="P1618" style:family="paragraph" style:parent-style-name="Preformatted_20_Text">
    </style:style>
    <style:style style:name="P1619" style:family="paragraph" style:parent-style-name="Preformatted_20_Text">
    </style:style>
    <style:style style:name="P1620" style:family="paragraph" style:parent-style-name="Preformatted_20_Text">
    </style:style>
    <style:style style:name="P1621" style:family="paragraph" style:parent-style-name="Preformatted_20_Text">
    </style:style>
    <style:style style:name="P1622" style:family="paragraph" style:parent-style-name="Preformatted_20_Text">
    </style:style>
    <style:style style:name="P1623" style:family="paragraph" style:parent-style-name="Preformatted_20_Text">
    </style:style>
    <style:style style:name="P1624" style:family="paragraph" style:parent-style-name="Preformatted_20_Text">
    </style:style>
    <style:style style:name="P1625" style:family="paragraph" style:parent-style-name="Preformatted_20_Text">
    </style:style>
    <style:style style:name="P1626" style:family="paragraph" style:parent-style-name="Preformatted_20_Text">
    </style:style>
    <style:style style:name="P1627" style:family="paragraph" style:parent-style-name="Preformatted_20_Text">
    </style:style>
    <style:style style:name="P1628" style:family="paragraph" style:parent-style-name="Preformatted_20_Text">
    </style:style>
    <style:style style:name="P1629" style:family="paragraph" style:parent-style-name="Preformatted_20_Text">
    </style:style>
    <style:style style:name="P1630" style:family="paragraph" style:parent-style-name="Preformatted_20_Text">
    </style:style>
    <style:style style:name="P1631" style:family="paragraph" style:parent-style-name="Preformatted_20_Text">
    </style:style>
    <style:style style:name="P1632" style:family="paragraph" style:parent-style-name="Preformatted_20_Text">
    </style:style>
    <style:style style:name="P1633" style:family="paragraph" style:parent-style-name="Preformatted_20_Text">
    </style:style>
    <style:style style:name="P1634" style:family="paragraph" style:parent-style-name="Text_20_body" style:list-style-name="L403">
      <style:paragraph-properties fo:margin-top="0in" fo:margin-bottom="0in"/>
    </style:style>
    <style:style style:name="P1635" style:family="paragraph" style:parent-style-name="Preformatted_20_Text">
    </style:style>
    <style:style style:name="P1636" style:family="paragraph" style:parent-style-name="Preformatted_20_Text">
    </style:style>
    <style:style style:name="P1637" style:family="paragraph" style:parent-style-name="Preformatted_20_Text">
    </style:style>
    <style:style style:name="P1638" style:family="paragraph" style:parent-style-name="Preformatted_20_Text">
    </style:style>
    <style:style style:name="P1639" style:family="paragraph" style:parent-style-name="Preformatted_20_Text">
    </style:style>
    <style:style style:name="P1640" style:family="paragraph" style:parent-style-name="Preformatted_20_Text">
    </style:style>
    <style:style style:name="P1641" style:family="paragraph" style:parent-style-name="Preformatted_20_Text">
    </style:style>
    <style:style style:name="P1642" style:family="paragraph" style:parent-style-name="Preformatted_20_Text">
    </style:style>
    <style:style style:name="P1643" style:family="paragraph" style:parent-style-name="Preformatted_20_Text">
    </style:style>
    <style:style style:name="P1644" style:family="paragraph" style:parent-style-name="Preformatted_20_Text">
    </style:style>
    <style:style style:name="P1645" style:family="paragraph" style:parent-style-name="Preformatted_20_Text">
    </style:style>
    <style:style style:name="P1646" style:family="paragraph" style:parent-style-name="Preformatted_20_Text">
    </style:style>
    <style:style style:name="P1647" style:family="paragraph" style:parent-style-name="Preformatted_20_Text">
    </style:style>
    <style:style style:name="P1648" style:family="paragraph" style:parent-style-name="Preformatted_20_Text">
    </style:style>
    <style:style style:name="P1649" style:family="paragraph" style:parent-style-name="Preformatted_20_Text">
    </style:style>
    <style:style style:name="P1650" style:family="paragraph" style:parent-style-name="Preformatted_20_Text">
    </style:style>
    <style:style style:name="P1651" style:family="paragraph" style:parent-style-name="Preformatted_20_Text">
    </style:style>
    <style:style style:name="P1652" style:family="paragraph" style:parent-style-name="Preformatted_20_Text">
    </style:style>
    <style:style style:name="P1653" style:family="paragraph" style:parent-style-name="Preformatted_20_Text">
    </style:style>
    <style:style style:name="P1654" style:family="paragraph" style:parent-style-name="Preformatted_20_Text">
    </style:style>
    <style:style style:name="P1655" style:family="paragraph" style:parent-style-name="Preformatted_20_Text">
    </style:style>
    <style:style style:name="P1656" style:family="paragraph" style:parent-style-name="Preformatted_20_Text">
    </style:style>
    <style:style style:name="P1657" style:family="paragraph" style:parent-style-name="Preformatted_20_Text">
    </style:style>
    <style:style style:name="P1658" style:family="paragraph" style:parent-style-name="Preformatted_20_Text">
    </style:style>
    <style:style style:name="P1659" style:family="paragraph" style:parent-style-name="Preformatted_20_Text">
    </style:style>
    <style:style style:name="P1660" style:family="paragraph" style:parent-style-name="Preformatted_20_Text">
    </style:style>
    <style:style style:name="P1661" style:family="paragraph" style:parent-style-name="Preformatted_20_Text">
    </style:style>
    <style:style style:name="P1662" style:family="paragraph" style:parent-style-name="Preformatted_20_Text">
    </style:style>
    <style:style style:name="P1663" style:family="paragraph" style:parent-style-name="Preformatted_20_Text">
    </style:style>
    <style:style style:name="P1664" style:family="paragraph" style:parent-style-name="Preformatted_20_Text">
    </style:style>
    <style:style style:name="P1665" style:family="paragraph" style:parent-style-name="Preformatted_20_Text">
    </style:style>
    <style:style style:name="P1666" style:family="paragraph" style:parent-style-name="Preformatted_20_Text">
    </style:style>
    <style:style style:name="P1667" style:family="paragraph" style:parent-style-name="Preformatted_20_Text">
    </style:style>
    <style:style style:name="P1668" style:family="paragraph" style:parent-style-name="Preformatted_20_Text">
    </style:style>
    <style:style style:name="P1669" style:family="paragraph" style:parent-style-name="Preformatted_20_Text">
    </style:style>
    <style:style style:name="P1670" style:family="paragraph" style:parent-style-name="Preformatted_20_Text">
    </style:style>
    <style:style style:name="P1671" style:family="paragraph" style:parent-style-name="Preformatted_20_Text">
    </style:style>
    <style:style style:name="P1672" style:family="paragraph" style:parent-style-name="Preformatted_20_Text">
    </style:style>
    <style:style style:name="P1673" style:family="paragraph" style:parent-style-name="Preformatted_20_Text">
    </style:style>
    <style:style style:name="P1674" style:family="paragraph" style:parent-style-name="Preformatted_20_Text">
    </style:style>
    <style:style style:name="P1675" style:family="paragraph" style:parent-style-name="Text_20_body" style:list-style-name="L404">
      <style:paragraph-properties fo:margin-top="0in" fo:margin-bottom="0in"/>
    </style:style>
    <style:style style:name="P1676" style:family="paragraph" style:parent-style-name="Preformatted_20_Text">
    </style:style>
    <style:style style:name="P1677" style:family="paragraph" style:parent-style-name="Preformatted_20_Text">
    </style:style>
    <style:style style:name="P1678" style:family="paragraph" style:parent-style-name="Preformatted_20_Text">
    </style:style>
    <style:style style:name="P1679" style:family="paragraph" style:parent-style-name="Preformatted_20_Text">
    </style:style>
    <style:style style:name="P1680" style:family="paragraph" style:parent-style-name="Preformatted_20_Text">
    </style:style>
    <style:style style:name="P1681" style:family="paragraph" style:parent-style-name="Preformatted_20_Text">
    </style:style>
    <style:style style:name="P1682" style:family="paragraph" style:parent-style-name="Preformatted_20_Text">
    </style:style>
    <style:style style:name="P1683" style:family="paragraph" style:parent-style-name="Preformatted_20_Text">
    </style:style>
    <style:style style:name="P1684" style:family="paragraph" style:parent-style-name="Preformatted_20_Text">
    </style:style>
    <style:style style:name="P1685" style:family="paragraph" style:parent-style-name="Preformatted_20_Text">
    </style:style>
    <style:style style:name="P1686" style:family="paragraph" style:parent-style-name="Preformatted_20_Text">
    </style:style>
    <style:style style:name="P1687" style:family="paragraph" style:parent-style-name="Preformatted_20_Text">
    </style:style>
    <style:style style:name="P1688" style:family="paragraph" style:parent-style-name="Preformatted_20_Text">
    </style:style>
    <style:style style:name="P1689" style:family="paragraph" style:parent-style-name="Preformatted_20_Text">
    </style:style>
    <style:style style:name="P1690" style:family="paragraph" style:parent-style-name="Preformatted_20_Text">
    </style:style>
    <style:style style:name="P1691" style:family="paragraph" style:parent-style-name="Preformatted_20_Text">
    </style:style>
    <style:style style:name="P1692" style:family="paragraph" style:parent-style-name="Preformatted_20_Text">
    </style:style>
    <style:style style:name="P1693" style:family="paragraph" style:parent-style-name="Preformatted_20_Text">
    </style:style>
    <style:style style:name="P1694" style:family="paragraph" style:parent-style-name="Preformatted_20_Text">
    </style:style>
    <style:style style:name="P1695" style:family="paragraph" style:parent-style-name="Preformatted_20_Text">
    </style:style>
    <style:style style:name="P1696" style:family="paragraph" style:parent-style-name="Preformatted_20_Text">
    </style:style>
    <style:style style:name="P1697" style:family="paragraph" style:parent-style-name="Preformatted_20_Text">
    </style:style>
    <style:style style:name="P1698" style:family="paragraph" style:parent-style-name="Preformatted_20_Text">
    </style:style>
    <style:style style:name="P1699" style:family="paragraph" style:parent-style-name="Preformatted_20_Text">
    </style:style>
    <style:style style:name="P1700" style:family="paragraph" style:parent-style-name="Preformatted_20_Text">
    </style:style>
    <style:style style:name="P1701" style:family="paragraph" style:parent-style-name="Preformatted_20_Text">
    </style:style>
    <style:style style:name="P1702" style:family="paragraph" style:parent-style-name="Preformatted_20_Text">
    </style:style>
    <style:style style:name="P1703" style:family="paragraph" style:parent-style-name="Preformatted_20_Text">
    </style:style>
    <style:style style:name="P1704" style:family="paragraph" style:parent-style-name="Preformatted_20_Text">
    </style:style>
    <style:style style:name="P1705" style:family="paragraph" style:parent-style-name="Preformatted_20_Text">
    </style:style>
    <style:style style:name="P1706" style:family="paragraph" style:parent-style-name="Preformatted_20_Text">
    </style:style>
    <style:style style:name="P1707" style:family="paragraph" style:parent-style-name="Preformatted_20_Text">
    </style:style>
    <style:style style:name="P1708" style:family="paragraph" style:parent-style-name="Preformatted_20_Text">
    </style:style>
    <style:style style:name="P1709" style:family="paragraph" style:parent-style-name="Preformatted_20_Text">
    </style:style>
    <style:style style:name="P1710" style:family="paragraph" style:parent-style-name="Preformatted_20_Text">
    </style:style>
    <style:style style:name="P1711" style:family="paragraph" style:parent-style-name="Preformatted_20_Text">
    </style:style>
    <style:style style:name="P1712" style:family="paragraph" style:parent-style-name="Preformatted_20_Text">
    </style:style>
    <style:style style:name="P1713" style:family="paragraph" style:parent-style-name="Preformatted_20_Text">
    </style:style>
    <style:style style:name="P1714" style:family="paragraph" style:parent-style-name="Preformatted_20_Text">
    </style:style>
    <style:style style:name="P1715" style:family="paragraph" style:parent-style-name="Text_20_body" style:list-style-name="L405">
      <style:paragraph-properties fo:margin-top="0in" fo:margin-bottom="0in"/>
    </style:style>
    <style:style style:name="P1716" style:family="paragraph" style:parent-style-name="Preformatted_20_Text">
    </style:style>
    <style:style style:name="P1717" style:family="paragraph" style:parent-style-name="Preformatted_20_Text">
    </style:style>
    <style:style style:name="P1718" style:family="paragraph" style:parent-style-name="Preformatted_20_Text">
    </style:style>
    <style:style style:name="P1719" style:family="paragraph" style:parent-style-name="Preformatted_20_Text">
    </style:style>
    <style:style style:name="P172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13 agost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 do gráfico de barras (<text:span text:style-name="Source_Text">barplot()</text:span>)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10">
        <text:list-item>
          <text:p text:style-name="P484">Exemplo - Gráfico de barras (<text:span text:style-name="Source_Text">barplot()</text:span>):<text:line-break/></text:p>
        </text:list-item>
      </text:list>
      <text:p text:style-name="P485">xbar = barplot(</text:p>
      <text:p text:style-name="P486"><text:s text:c="2"/>y, names.arg = x,</text:p>
      <text:p text:style-name="P487"><text:s text:c="2"/>main = "Titulo do gráfico.",</text:p>
      <text:p text:style-name="P488"><text:s text:c="2"/>cex.main = 1.5,</text:p>
      <text:p text:style-name="P489"><text:s text:c="2"/>xlab = "Rótulo do eixo X.",</text:p>
      <text:p text:style-name="P490"><text:s text:c="2"/>ylab = "Rótulo do eixo Y.",</text:p>
      <text:p text:style-name="P491"><text:s text:c="2"/>cex.names = 1,</text:p>
      <text:p text:style-name="P492"><text:s text:c="2"/>axisnames = T,</text:p>
      <text:p text:style-name="P493"><text:s text:c="2"/>las = 2,</text:p>
      <text:p text:style-name="P494"><text:s text:c="2"/>ylim = c(0,1.2*max(y))</text:p>
      <text:p text:style-name="P495">)</text:p>
      <text:p text:style-name="P496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1">
        <text:list-item>
          <text:p text:style-name="P497">A função <text:span text:style-name="Source_Text">pie</text:span> gera um gráfico circular/pizza.<text:line-break/></text:p>
        </text:list-item>
        <text:list-item>
          <text:p text:style-name="P497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2">
        <text:list-item>
          <text:p text:style-name="P498">Utilize somente em casos de a variável possuir poucas categorias (em torno de cinco).<text:line-break/></text:p>
        </text:list-item>
        <text:list-item>
          <text:p text:style-name="P498">Com quantidades diferentes entre si.<text:line-break/></text:p>
        </text:list-item>
        <text:list-item>
          <text:p text:style-name="P498">Caso não se enquadrar nos pré-requisitos o ideial é optar por gráfico de barras.<text:line-break/></text:p>
        </text:list-item>
        <text:list-item>
          <text:p text:style-name="P498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3">
        <text:list-item>
          <text:p text:style-name="P499">Organização dos dados das colunas, colocando uma coluna em função da outra. As principais funções necesse caso são:</text:p>
          <text:list text:style-name="L214">
            <text:list-item>
              <text:p text:style-name="P50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9">Definindo parâmetros para a janela gráfica (<text:span text:style-name="Source_Text">par</text:span>):<text:line-break/></text:p>
          <text:list text:style-name="L215">
            <text:list-item>
              <text:p text:style-name="P50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6">
        <text:list-item>
          <text:p text:style-name="P502">Principais argumentos:<text:line-break/></text:p>
          <text:list text:style-name="L217">
            <text:list-item>
              <text:p text:style-name="P503"><text:span text:style-name="Source_Text">y</text:span><text:line-break/>O vetor do eixo Y, contendo os valores das categorias.<text:line-break/></text:p>
            </text:list-item>
            <text:list-item>
              <text:p text:style-name="P503"><text:span text:style-name="Source_Text">main</text:span><text:line-break/>Título principal do gráfico.<text:line-break/></text:p>
            </text:list-item>
            <text:list-item>
              <text:p text:style-name="P503"><text:span text:style-name="Source_Text">labels</text:span><text:line-break/>Rótulo com cada categoria do gráfico.<text:line-break/></text:p>
            </text:list-item>
            <text:list-item>
              <text:p text:style-name="P503"><text:span text:style-name="Source_Text">cex.main</text:span><text:line-break/>Tamanho da fonte de textos (título do gráfico).<text:line-break/></text:p>
            </text:list-item>
            <text:list-item>
              <text:p text:style-name="P503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3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3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3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18">
        <text:list-item>
          <text:p text:style-name="P504">Exemplo - Gráfico circular “pizza” (<text:span text:style-name="Source_Text">pie()</text:span>):<text:line-break/></text:p>
        </text:list-item>
      </text:list>
      <text:p text:style-name="P505">#Juntando categorias com baixa proporção na categoria outros.</text:p>
      <text:p text:style-name="P506">y &lt;- c(sum(y[1:10]), y[11:15])</text:p>
      <text:p text:style-name="P507">x &lt;- c("Outros", as.character(x[11:15]))</text:p>
      <text:p text:style-name="P508"><text:s text:c="2"/></text:p>
      <text:p text:style-name="P509">#Gráfico circular/pizza</text:p>
      <text:p text:style-name="P510">#Variável rótulo</text:p>
      <text:p text:style-name="P511">porc = 100*round(y/sum(y),2) #calcula a %</text:p>
      <text:p text:style-name="P512">rotulos = paste(x,"(",porc,"%)",sep = "") #texto para rotulo</text:p>
      <text:p text:style-name="P513"><text:s text:c="2"/></text:p>
      <text:p text:style-name="P514">#plotando gráfico pizza</text:p>
      <text:p text:style-name="P515">par(mar = c(4,0,2,0), mai = c(0.8,0,0.4,0))</text:p>
      <text:p text:style-name="P516">pie(</text:p>
      <text:p text:style-name="P517"><text:s text:c="2"/>y,</text:p>
      <text:p text:style-name="P518"><text:s text:c="2"/>main = "Título do gráfico",</text:p>
      <text:p text:style-name="P519"><text:s text:c="2"/>labels = rotulos,</text:p>
      <text:p text:style-name="P520"><text:s text:c="2"/>cex.main = 2,</text:p>
      <text:p text:style-name="P521"><text:s text:c="2"/>cex = 1.5,</text:p>
      <text:p text:style-name="P522"><text:s text:c="2"/>col = gray(1:length(x)/length(x))</text:p>
      <text:p text:style-name="P523">)</text:p>
      <text:p text:style-name="P524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9">
        <text:list-item>
          <text:p text:style-name="P525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5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20">
        <text:list-item>
          <text:p text:style-name="P526">Os dados devem estar organizados em formato tabular.<text:line-break/></text:p>
        </text:list-item>
      </text:list>
      <text:p text:style-name="P527">dados_SP &lt;- dados %&gt;%</text:p>
      <text:p text:style-name="P528"><text:s text:c="2"/>select(Mes, Estado, cheg_2012, cheg_2013, cheg_2014, cheg_2015) %&gt;%</text:p>
      <text:p text:style-name="P529"><text:s text:c="2"/>filter(Estado == "SaoPaulo")</text:p>
      <text:p text:style-name="P530">dados_SP</text:p>
      <text:list text:style-name="L221">
        <text:list-item>
          <text:p text:style-name="P531">Separar as colunas em vetores.<text:line-break/></text:p>
        </text:list-item>
      </text:list>
      <text:p text:style-name="P532"># Definindo os valores dos eixos</text:p>
      <text:p text:style-name="P533">x &lt;- dados_SP$Mes</text:p>
      <text:p text:style-name="P534">y1 &lt;- dados_SP$cheg_2012/1000</text:p>
      <text:p text:style-name="P535">y2 &lt;- dados_SP$cheg_2013/1000</text:p>
      <text:p text:style-name="P536">y3 &lt;- dados_SP$cheg_2014/1000</text:p>
      <text:p text:style-name="P537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2">
        <text:list-item>
          <text:p text:style-name="P538">Definir os limites do eixo y:<text:line-break/></text:p>
          <text:list text:style-name="L223">
            <text:list-item>
              <text:p text:style-name="P539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9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9">Exemplo:<text:line-break/></text:p>
            </text:list-item>
          </text:list>
          <text:p text:style-name="P540"># Definindo os limites do eixo y</text:p>
          <text:p text:style-name="P541">li &lt;- min(y1,y2,y3,y4)</text:p>
          <text:p text:style-name="P542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4">
        <text:list-item>
          <text:p text:style-name="P543">Principais argumentos:<text:line-break/></text:p>
          <text:list text:style-name="L225">
            <text:list-item>
              <text:p text:style-name="P544"><text:span text:style-name="T1">x</text:span><text:line-break/>Variável do tipo vetor que recebe valores de tempo.<text:line-break/></text:p>
            </text:list-item>
            <text:list-item>
              <text:p text:style-name="P544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4"><text:span text:style-name="Source_Text">lty</text:span><text:line-break/>Especifica o tipo de linha.<text:line-break/></text:p>
            </text:list-item>
            <text:list-item>
              <text:p text:style-name="P544"><text:span text:style-name="Source_Text">lwd</text:span><text:line-break/>Especifica a espessura da linha.<text:line-break/></text:p>
            </text:list-item>
            <text:list-item>
              <text:p text:style-name="P544"><text:span text:style-name="Source_Text">type</text:span><text:line-break/>Especifica o tipo de plotagem, ‘b’ (pontos conectados por linhas).<text:line-break/></text:p>
            </text:list-item>
            <text:list-item>
              <text:p text:style-name="P544"><text:span text:style-name="Source_Text">ylim</text:span><text:line-break/>Controla os limites do eixo Y.<text:line-break/></text:p>
            </text:list-item>
            <text:list-item>
              <text:p text:style-name="P544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4"><text:span text:style-name="Source_Text">title</text:span><text:line-break/>Função que adiciona títulos, rótulos e texto ao gráfico de linhas.<text:line-break/></text:p>
            </text:list-item>
            <text:list-item>
              <text:p text:style-name="P544"><text:span text:style-name="Source_Text">main</text:span><text:line-break/>Título principal do gráfico.<text:line-break/></text:p>
            </text:list-item>
            <text:list-item>
              <text:p text:style-name="P544"><text:span text:style-name="Source_Text">sub</text:span><text:line-break/>Adiciona texto ao final do gráfico.<text:line-break/></text:p>
            </text:list-item>
            <text:list-item>
              <text:p text:style-name="P544"><text:span text:style-name="Source_Text">cex.sub</text:span><text:line-break/>Tamanho da fonte do texto.<text:line-break/></text:p>
            </text:list-item>
            <text:list-item>
              <text:p text:style-name="P544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4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26">
        <text:list-item>
          <text:p text:style-name="P545">Exemplo - Gráfico de linhas (<text:span text:style-name="Source_Text">plot() lines()</text:span>):<text:line-break/></text:p>
        </text:list-item>
      </text:list>
      <text:p text:style-name="P546">plot(x, y1, lty = 1, lwd = 1, type = "b", ylim = c(0.8*li,ls*1.2),xlab ="",</text:p>
      <text:p text:style-name="P547"><text:s text:c="5"/>ylab = "", col = "red")</text:p>
      <text:p text:style-name="P548">lines(x, y2, lty = 2, lwd = 1, type = "b", col = "yellow")</text:p>
      <text:p text:style-name="P549">lines(x, y3, lty = 3, lwd = 2, type = "b", col = "blue")</text:p>
      <text:p text:style-name="P550">lines(x, y4, lty = 4, lwd = 1, type = "b", col = "green")</text:p>
      <text:p text:style-name="P551">title(main = "Chegada de turistas em São Paulo",</text:p>
      <text:p text:style-name="P552"><text:s text:c="6"/>xlab ="Mês",</text:p>
      <text:p text:style-name="P553"><text:s text:c="6"/>ylab = "Chegadas por mil",</text:p>
      <text:p text:style-name="P554"><text:s text:c="6"/>sub = "Fonte: Elaborado com pacote graphics version 3.6.1 do R.",</text:p>
      <text:p text:style-name="P555"><text:s text:c="6"/>cex.sub = 0.8)</text:p>
      <text:p text:style-name="P556">legend(9,400,c("2012","2013","2014","2015"), col = c("red","yellow","blue","green"),</text:p>
      <text:p text:style-name="P557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7">
        <text:list-item>
          <text:p text:style-name="P558">O intuito é plotar mais de um gráfico na mesma janela gráfica, para facilitar a comparação das diferentes séries de dados.<text:line-break/></text:p>
        </text:list-item>
        <text:list-item>
          <text:p text:style-name="P558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8">
        <text:list-item>
          <text:p text:style-name="P559">Existem duas formas de preparar a janela gráfica para receber os gráficos:<text:line-break/></text:p>
          <text:list text:style-name="L229">
            <text:list-item>
              <text:p text:style-name="P560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0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61">#script para dois graficos de linha</text:p>
      <text:p text:style-name="P562">#preparando a janela grafica para receber dois graficos</text:p>
      <text:p text:style-name="P563"/>
      <text:p text:style-name="P564">#metodo 1 - não recomendado</text:p>
      <text:p text:style-name="P565">#par(mfrow = c(2,1)) #necessidade de configurar margens</text:p>
      <text:p text:style-name="P566">#par(mar = c(6,4,1,1), mai = c(0.9,0.9,0.3,0.1))</text:p>
      <text:p text:style-name="P567"/>
      <text:p text:style-name="P568">#Metodo 2 - Recomendado</text:p>
      <text:p text:style-name="P569">layout(matrix(c(1,2), 1, 2)) #tende a funcionar melhor que par(mfrow())</text:p>
      <text:p text:style-name="P570">#numero de linhas, numero de colunas</text:p>
      <text:p text:style-name="P571"/>
      <text:p text:style-name="P572">#grafico 1</text:p>
      <text:p text:style-name="P573"/>
      <text:p text:style-name="P574">#definindo os limites do eixo y</text:p>
      <text:p text:style-name="P575">li1 &lt;- min(y1,y2,y3,y4)</text:p>
      <text:p text:style-name="P576">ls1 &lt;- max(y1,y2,y3,y4)</text:p>
      <text:p text:style-name="P577"/>
      <text:p text:style-name="P578">#script para o grafico de linha</text:p>
      <text:p text:style-name="P579">plot(x1, y1, lty = 1, lwd = 1, type = "b", ylim = c(0.8*li1,ls1*1.2),xlab ="",</text:p>
      <text:p text:style-name="P580"><text:s text:c="5"/>ylab = "") #xlab e ylab vazios some com os rotulos x e y, para que possa colocar a no titulo (title) abaixo</text:p>
      <text:p text:style-name="P581">lines(x1, y2, lty = 2, lwd = 1, type = "b") #acrescenta y2</text:p>
      <text:p text:style-name="P582">lines(x1, y3, lty = 3, lwd = 2, type = "b") #acrescenta y3</text:p>
      <text:p text:style-name="P583">lines(x1, y4, lty = 4, lwd = 1, type = "b") #acrescenta y4</text:p>
      <text:p text:style-name="P584">#lty = especifica o tipo de linha</text:p>
      <text:p text:style-name="P585">#lwd = especifica a espessura da linha</text:p>
      <text:p text:style-name="P586">#type = especifica o tipo de plotagem, 'b' (pontos conectados por linhas)</text:p>
      <text:p text:style-name="P587">title(main = "Chegada de turistas em São Paulo",</text:p>
      <text:p text:style-name="P588"><text:s text:c="6"/>xlab ="Mês",</text:p>
      <text:p text:style-name="P589"><text:s text:c="6"/>ylab = "Chegadas por mil")</text:p>
      <text:p text:style-name="P590">legend(9,400,c("2012","2013","2014","2015"), lty = 1:4, cex = 0.5) #os dois primeiros valores são a posição (coordenadas) da legenda no grafico</text:p>
      <text:p text:style-name="P591"/>
      <text:p text:style-name="P592">#grafico 2</text:p>
      <text:p text:style-name="P593"/>
      <text:p text:style-name="P594">#definindo os limites do eixo y</text:p>
      <text:p text:style-name="P595">li2 &lt;- min(z1,z2,z3,z4)</text:p>
      <text:p text:style-name="P596">ls2 &lt;- max(z1,z2,z3,z4)</text:p>
      <text:p text:style-name="P597"/>
      <text:p text:style-name="P598">#script para o grafico de linha</text:p>
      <text:p text:style-name="P599">plot(x2, z1, lty = 1, lwd = 1, type = "b", ylim = c(0.8*li2,ls2*1.2), xlab ="",</text:p>
      <text:p text:style-name="P600"><text:s text:c="9"/>ylab = "") #xlab e ylab vazios some com os rotulos x e y, para que possa colocar a no titulo (title) abaixo</text:p>
      <text:p text:style-name="P601">lines(x2, z2, lty = 2, lwd = 1, type = "b") #acrescenta y2</text:p>
      <text:p text:style-name="P602">lines(x2, z3, lty = 3, lwd = 2, type = "b") #acrescenta y3</text:p>
      <text:p text:style-name="P603">lines(x2, z4, lty = 4, lwd = 1, type = "b") #acrescenta y4</text:p>
      <text:p text:style-name="P604">#lty = especifica o tipo de linha</text:p>
      <text:p text:style-name="P605">#lwd = especifica a espessura da linha</text:p>
      <text:p text:style-name="P606">#type = especifica o tipo de plotagem, 'b' (pontos conectados por linhas)</text:p>
      <text:p text:style-name="P607">title(main = "Chegada de turistas em Rio de Janeiro",</text:p>
      <text:p text:style-name="P608"><text:s text:c="6"/>xlab ="Mês",</text:p>
      <text:p text:style-name="P609"><text:s text:c="6"/>ylab = "Chegadas por mil",</text:p>
      <text:p text:style-name="P610"><text:s text:c="6"/>sub = "Fonte: Elaborado com pacote graphics version 3.6.1 do R.", cex.sub = 0.8)</text:p>
      <text:p text:style-name="P611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30">
        <text:list-item>
          <text:p text:style-name="P612">O gráfico de dispersão é usado para observar a relação entre duas variáveis quantitativas (que podem ser contadas).<text:line-break/></text:p>
        </text:list-item>
        <text:list-item>
          <text:p text:style-name="P612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12"><text:span text:style-name="T1">Coeficiente de correlação linear</text:span>:<text:line-break/></text:p>
          <text:list text:style-name="L231">
            <text:list-item>
              <text:p text:style-name="P613">A relação entre duas variáveis é chamada <text:span text:style-name="T1">regressão linear simples</text:span>.<text:line-break/></text:p>
            </text:list-item>
            <text:list-item>
              <text:p text:style-name="P613">O coeficiente de <text:span text:style-name="T1">correlação linear</text:span> é uma medida que varia entre 1 e -1.<text:line-break/></text:p>
            </text:list-item>
            <text:list-item>
              <text:p text:style-name="P613">Espera-se encontrar valores próximos de -1 e 1 no caso de presença de relacionamento linear.<text:line-break/></text:p>
            </text:list-item>
            <text:list-item>
              <text:p text:style-name="P613">no caso de 1.<text:line-break/>O coeficiente é positivo ou dito crescente, uma variável cresce acompanhando o crescimento da outra.<text:line-break/></text:p>
            </text:list-item>
            <text:list-item>
              <text:p text:style-name="P613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32">
        <text:list-item>
          <text:p text:style-name="P614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3">
        <text:list-item>
          <text:p text:style-name="P615">Coeficiente de Correlação linear:<text:line-break/></text:p>
          <text:list text:style-name="L234">
            <text:list-item>
              <text:p text:style-name="P616">Teoria<text:line-break/></text:p>
              <text:list text:style-name="L235">
                <text:list-item>
                  <text:p text:style-name="P617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7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6">
                <text:list-item>
                  <text:p text:style-name="P618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8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5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5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7">
            <text:list-item>
              <text:p text:style-name="P619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8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0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9">
        <text:list-item>
          <text:p text:style-name="P621">Funções usadas:<text:line-break/></text:p>
          <text:list text:style-name="L240">
            <text:list-item>
              <text:p text:style-name="P622"><text:span text:style-name="Source_Text">paste()</text:span><text:line-break/>Concatena as strings e valores.<text:line-break/></text:p>
            </text:list-item>
            <text:list-item>
              <text:p text:style-name="P622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22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21">Principais argumentos do gráfico de dispersão:<text:line-break/></text:p>
          <text:list text:style-name="L241">
            <text:list-item>
              <text:p text:style-name="P623"><text:span text:style-name="T1">x</text:span><text:line-break/>Vetor com variável quantitativa x.<text:line-break/></text:p>
            </text:list-item>
            <text:list-item>
              <text:p text:style-name="P623"><text:span text:style-name="T1">y</text:span><text:line-break/>Vetor com variável quantitativa y.<text:line-break/></text:p>
            </text:list-item>
            <text:list-item>
              <text:p text:style-name="P623"><text:span text:style-name="Source_Text">main</text:span><text:line-break/>Título principal do gráfico.<text:line-break/></text:p>
            </text:list-item>
            <text:list-item>
              <text:p text:style-name="P623"><text:span text:style-name="Source_Text">xlab</text:span><text:line-break/>Rótulo do eixo x.<text:line-break/></text:p>
            </text:list-item>
            <text:list-item>
              <text:p text:style-name="P623"><text:span text:style-name="Source_Text">ylab</text:span><text:line-break/>Rótulo do eixo y.<text:line-break/></text:p>
            </text:list-item>
            <text:list-item>
              <text:p text:style-name="P623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3"><text:span text:style-name="Source_Text">abline</text:span><text:line-break/>Adiciona a reta tracejada.<text:line-break/></text:p>
            </text:list-item>
            <text:list-item>
              <text:p text:style-name="P623"><text:span text:style-name="Source_Text">lty</text:span><text:line-break/>Especifica o tipo de linha.<text:line-break/></text:p>
            </text:list-item>
            <text:list-item>
              <text:p text:style-name="P623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42">
        <text:list-item>
          <text:p text:style-name="P624">Exemplo - Gráfico de dispersão “plot abline”(<text:span text:style-name="Source_Text">plot() abline()</text:span>):<text:line-break/></text:p>
        </text:list-item>
      </text:list>
      <text:p text:style-name="P625">#Observando a correlação entre as chegadas de São Paulo e Rio de Janeiro</text:p>
      <text:p text:style-name="P626">x &lt;- dados_RJ$cheg_2014/1000</text:p>
      <text:p text:style-name="P627">y &lt;- dados_SP$cheg_2014/1000</text:p>
      <text:p text:style-name="P628">x</text:p>
      <text:p text:style-name="P629">y</text:p>
      <text:p text:style-name="P630"/>
      <text:p text:style-name="P631">#Obtendo a correlação</text:p>
      <text:p text:style-name="P632">cor(x,y)</text:p>
      <text:p text:style-name="P633"/>
      <text:p text:style-name="P634">#Obtendo os coeficientes da reta de regressão</text:p>
      <text:p text:style-name="P635">lm(y ~ x)$coef</text:p>
      <text:p text:style-name="P636">#lm = é usado para ajustar modelos lineares. Ele pode ser usado para realizar regressão, análise de variância de estrato único e análise de covariância </text:p>
      <text:p text:style-name="P637">#coef = é uma função genérica que extrai coeficientes de modelo de objetos retornados por funções de modelagem. coeficientes é um apelido para ele.</text:p>
      <text:p text:style-name="P638"/>
      <text:p text:style-name="P639">#Gráfico de dispersão</text:p>
      <text:p text:style-name="P640">plot(x, y, </text:p>
      <text:p text:style-name="P641"><text:s text:c="5"/>main = paste("Gráfico de Dispersão entre as chegadas de turistas de 2014",</text:p>
      <text:p text:style-name="P642"><text:s text:c="18"/>"\n","São Paulo x Rio de Janeiro"),</text:p>
      <text:p text:style-name="P643"><text:s text:c="5"/>xlab = "Chegadas no Rio de Janeiro/1000",</text:p>
      <text:p text:style-name="P644"><text:s text:c="5"/>ylab = "Chegadas em São Paulo/1000"</text:p>
      <text:p text:style-name="P645"><text:s text:c="5"/>)</text:p>
      <text:p text:style-name="P646">abline(lm(y ~ x), lty = 2, lwd = 2) #adiciona a reta tracejada</text:p>
      <text:p text:style-name="P647">#lty = especifica o tipo de linha</text:p>
      <text:p text:style-name="P648">#lwd = especifica a espessura da linha</text:p>
      <text:p text:style-name="P649">text(130,230,"reta de regressão") #adiciona texto na posição (130,230)</text:p>
      <text:p text:style-name="P650">text(130,210,paste("y = ",eval(expression(round(lm(y ~ x)$coef[[2]],2))), </text:p>
      <text:p text:style-name="P651"><text:s text:c="19"/>#[[j]] seleciona a coluna j.</text:p>
      <text:p text:style-name="P652"><text:s text:c="19"/>"x + ",eval(expression(round(lm(y ~ x)$coef[[1]],2)))))</text:p>
      <text:p text:style-name="P653">#adiciona equação na posição (130,210)</text:p>
      <text:p text:style-name="P654">#paste = Concatenar vetores após a conversão em caractere.</text:p>
      <text:p text:style-name="P655">#eval = Avalie uma expressão R em um ambiente especificado.</text:p>
      <text:p text:style-name="P656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43">
        <text:list-item>
          <text:p text:style-name="P657">O <text:span text:style-name="T1">Diagrama de caixa</text:span> serve para compreensão da forma e amplitude dos dados.<text:line-break/></text:p>
        </text:list-item>
        <text:list-item>
          <text:p text:style-name="P65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4">
        <text:list-item>
          <text:p text:style-name="P658">Quartis:<text:line-break/></text:p>
          <text:list text:style-name="L245">
            <text:list-item>
              <text:p text:style-name="P659">Q1 (25%)<text:line-break/></text:p>
            </text:list-item>
            <text:list-item>
              <text:p text:style-name="P659">Q2 (50% ou mediana)<text:line-break/></text:p>
            </text:list-item>
            <text:list-item>
              <text:p text:style-name="P659">Q3 (75%)<text:line-break/></text:p>
            </text:list-item>
          </text:list>
        </text:list-item>
        <text:list-item>
          <text:p text:style-name="P658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6">
        <text:list-item>
          <text:p text:style-name="P66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7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8">
        <text:list-item>
          <text:p text:style-name="P662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62">Limites:<text:line-break/></text:p>
          <text:list text:style-name="L249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62">Valores discrepantes (<text:span text:style-name="T1">Outliers</text:span>):<text:line-break/></text:p>
          <text:list text:style-name="L250">
            <text:list-item>
              <text:p text:style-name="P664">Possíveis erros (arredondamento ou observação).<text:line-break/></text:p>
            </text:list-item>
            <text:list-item>
              <text:p text:style-name="P664">Alguma condição especial que deve ser observada separadamente.<text:line-break/></text:p>
            </text:list-item>
          </text:list>
        </text:list-item>
        <text:list-item>
          <text:p text:style-name="P662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51">
        <text:list-item>
          <text:p text:style-name="P665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52">
        <text:list-item>
          <text:p text:style-name="P666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53">
        <text:list-item>
          <text:p text:style-name="P667">Principais argumentos do gráfico de dispersão:<text:line-break/></text:p>
          <text:list text:style-name="L254">
            <text:list-item>
              <text:p text:style-name="P668"><text:span text:style-name="T1">x</text:span><text:line-break/>Variável em formato de vetor.<text:line-break/></text:p>
            </text:list-item>
            <text:list-item>
              <text:p text:style-name="P668"><text:span text:style-name="Source_Text">main</text:span><text:line-break/>Título principal do gráfico.<text:line-break/></text:p>
            </text:list-item>
            <text:list-item>
              <text:p text:style-name="P668"><text:span text:style-name="Source_Text">xlab</text:span><text:line-break/>Rótulo do eixo x.<text:line-break/></text:p>
            </text:list-item>
            <text:list-item>
              <text:p text:style-name="P668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55">
        <text:list-item>
          <text:p text:style-name="P669">Exemplo - Diagrama de caixa “boxplot” (<text:span text:style-name="Source_Text">boxplot()</text:span>):<text:line-break/></text:p>
        </text:list-item>
      </text:list>
      <text:p text:style-name="P670">#Variável x</text:p>
      <text:p text:style-name="P671">x &lt;- turismo$cheg_2012/1000</text:p>
      <text:p text:style-name="P672"/>
      <text:p text:style-name="P673">#Plotando o diagrama de caixa - boxplot</text:p>
      <text:p text:style-name="P674">boxplot(x,</text:p>
      <text:p text:style-name="P675"><text:s text:c="6"/>main ="Boxplot das chegadas de Turistas ao Brasil em 2012",</text:p>
      <text:p text:style-name="P676"><text:s text:c="6"/>xlab ="Ano de 2012",</text:p>
      <text:p text:style-name="P677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6">
        <text:list-item>
          <text:p text:style-name="P678">Histograma é um tipo de gráficos de barras.<text:line-break/></text:p>
        </text:list-item>
        <text:list-item>
          <text:p text:style-name="P678">É usado para variáveis quantitativas continuas.<text:line-break/></text:p>
        </text:list-item>
        <text:list-item>
          <text:p text:style-name="P678">Este tipo de gráfico é muito usado para observar:<text:line-break/></text:p>
          <text:list text:style-name="L257">
            <text:list-item>
              <text:p text:style-name="P679"><text:span text:style-name="T1">Distribuição de frequências</text:span><text:line-break/></text:p>
            </text:list-item>
            <text:list-item>
              <text:p text:style-name="P679"><text:span text:style-name="T1">Simetria</text:span><text:line-break/></text:p>
            </text:list-item>
            <text:list-item>
              <text:p text:style-name="P679"><text:span text:style-name="T1">Desvio</text:span><text:line-break/>Presença de valores discrepantes (Outliers).<text:line-break/></text:p>
            </text:list-item>
            <text:list-item>
              <text:p text:style-name="P679"><text:span text:style-name="T1">Amplitude da variável</text:span><text:line-break/></text:p>
            </text:list-item>
          </text:list>
        </text:list-item>
        <text:list-item>
          <text:p text:style-name="P678">A diferença entre gráficos de barras e histograma:<text:line-break/></text:p>
          <text:list text:style-name="L258">
            <text:list-item>
              <text:p text:style-name="P680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9">
            <text:list-item>
              <text:p text:style-name="P681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60">
        <text:list-item>
          <text:p text:style-name="P682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61">
        <text:list-item>
          <text:p text:style-name="P683">A variável em formato de vetor.<text:line-break/>Ex.: <text:span text:style-name="Source_Text">x &lt;- dados$cheg_2012/1000</text:span><text:line-break/></text:p>
        </text:list-item>
        <text:list-item>
          <text:p text:style-name="P683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9.1.6.3 Plotagem histograma<text:bookmark-end text:name="plotagem-histograma"/></text:h>
      <text:list text:style-name="L262">
        <text:list-item>
          <text:p text:style-name="P684">Principais argumentos da função histograma (<text:span text:style-name="Source_Text">hist()</text:span>):<text:line-break/></text:p>
          <text:list text:style-name="L263">
            <text:list-item>
              <text:p text:style-name="P685"><text:span text:style-name="T1">x</text:span><text:line-break/>Variável em formato de vetor.<text:line-break/></text:p>
            </text:list-item>
            <text:list-item>
              <text:p text:style-name="P685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5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5"><text:span text:style-name="Source_Text">main</text:span><text:line-break/>Título principal do gráfico.<text:line-break/></text:p>
            </text:list-item>
            <text:list-item>
              <text:p text:style-name="P685"><text:span text:style-name="Source_Text">xlab</text:span><text:line-break/>Rótulo do eixo x.<text:line-break/></text:p>
            </text:list-item>
            <text:list-item>
              <text:p text:style-name="P685"><text:span text:style-name="Source_Text">ylab</text:span><text:line-break/>Rótulo do eixo y.<text:line-break/></text:p>
            </text:list-item>
            <text:list-item>
              <text:p text:style-name="P685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64">
        <text:list-item>
          <text:p text:style-name="P686">Exemplo - Histograma:<text:line-break/></text:p>
        </text:list-item>
      </text:list>
      <text:p text:style-name="P687">#Compreendendo a distribuição frequência de chegadas de turistas do Brasil em</text:p>
      <text:p text:style-name="P688">#2012</text:p>
      <text:p text:style-name="P689">x &lt;- dados$cheg_2012/1000</text:p>
      <text:p text:style-name="P690"/>
      <text:p text:style-name="P691">#histograma</text:p>
      <text:p text:style-name="P692">hist(x,</text:p>
      <text:p text:style-name="P693"><text:s text:c="5"/>freq = T, #se T fornece a frequencia absoluta, se F fornece a frequencia relativa</text:p>
      <text:p text:style-name="P694"><text:s text:c="5"/>main = "Histograma das chegadas de turistas ao Brasil em 2012",</text:p>
      <text:p text:style-name="P695"><text:s text:c="5"/>xlab = "Chegadas de turistas em 2012 por mil",</text:p>
      <text:p text:style-name="P696"><text:s text:c="5"/>ylab = "Frequencia Absoluta das chegadas",</text:p>
      <text:p text:style-name="P697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8">Forma</text:p>
            </table:table-cell>
            <table:table-cell table:style-name="TableHeaderRowCell" office:value-type="string">
              <text:p text:style-name="P699">Tipo de gráfico</text:p>
            </table:table-cell>
          </table:table-row>
        </table:table-header-rows>
        <table:table-row>
          <table:table-cell table:style-name="TableRowCell" office:value-type="string">
            <text:p text:style-name="P700">geom_area ou geom_ribbon</text:p>
          </table:table-cell>
          <table:table-cell table:style-name="TableRowCell" office:value-type="string">
            <text:p text:style-name="P70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0">geom_bar ou geom_col</text:p>
          </table:table-cell>
          <table:table-cell table:style-name="TableRowCell" office:value-type="string">
            <text:p text:style-name="P701">Produz um grafico de colunas do vetor x.</text:p>
          </table:table-cell>
        </table:table-row>
        <table:table-row>
          <table:table-cell table:style-name="TableRowCell" office:value-type="string">
            <text:p text:style-name="P700">geom_bar+coord_polar</text:p>
          </table:table-cell>
          <table:table-cell table:style-name="TableRowCell" office:value-type="string">
            <text:p text:style-name="P701">Produz um grafico circular (Pizza).</text:p>
          </table:table-cell>
        </table:table-row>
        <table:table-row>
          <table:table-cell table:style-name="TableRowCell" office:value-type="string">
            <text:p text:style-name="P700">geom_boxplot</text:p>
          </table:table-cell>
          <table:table-cell table:style-name="TableRowCell" office:value-type="string">
            <text:p text:style-name="P701">Produz o boxplot de x.</text:p>
          </table:table-cell>
        </table:table-row>
        <table:table-row>
          <table:table-cell table:style-name="TableRowCell" office:value-type="string">
            <text:p text:style-name="P700">geom_curve</text:p>
          </table:table-cell>
          <table:table-cell table:style-name="TableRowCell" office:value-type="string">
            <text:p text:style-name="P701">Produz um grafico em curva.</text:p>
          </table:table-cell>
        </table:table-row>
        <table:table-row>
          <table:table-cell table:style-name="TableRowCell" office:value-type="string">
            <text:p text:style-name="P700">geom_density</text:p>
          </table:table-cell>
          <table:table-cell table:style-name="TableRowCell" office:value-type="string">
            <text:p text:style-name="P701">Produz um grafico da densidade de x.</text:p>
          </table:table-cell>
        </table:table-row>
        <table:table-row>
          <table:table-cell table:style-name="TableRowCell" office:value-type="string">
            <text:p text:style-name="P700">geom_dotplot</text:p>
          </table:table-cell>
          <table:table-cell table:style-name="TableRowCell" office:value-type="string">
            <text:p text:style-name="P701">Produz um grafico de pontos.</text:p>
          </table:table-cell>
        </table:table-row>
        <table:table-row>
          <table:table-cell table:style-name="TableRowCell" office:value-type="string">
            <text:p text:style-name="P700">geom_histogram</text:p>
          </table:table-cell>
          <table:table-cell table:style-name="TableRowCell" office:value-type="string">
            <text:p text:style-name="P701">Produz um histograma do vetor x.</text:p>
          </table:table-cell>
        </table:table-row>
        <table:table-row>
          <table:table-cell table:style-name="TableRowCell" office:value-type="string">
            <text:p text:style-name="P700">geom_line, geom_abline, geom_hline, geom_vline</text:p>
          </table:table-cell>
          <table:table-cell table:style-name="TableRowCell" office:value-type="string">
            <text:p text:style-name="P701">Produz um grafico de linhas</text:p>
          </table:table-cell>
        </table:table-row>
        <table:table-row>
          <table:table-cell table:style-name="TableRowCell" office:value-type="string">
            <text:p text:style-name="P700">geom_point</text:p>
          </table:table-cell>
          <table:table-cell table:style-name="TableRowCell" office:value-type="string">
            <text:p text:style-name="P701">Produz um grafico de dispersão entre x e y.</text:p>
          </table:table-cell>
        </table:table-row>
        <table:table-row>
          <table:table-cell table:style-name="TableRowCell" office:value-type="string">
            <text:p text:style-name="P700">geom_qq ou geom_qq_line</text:p>
          </table:table-cell>
          <table:table-cell table:style-name="TableRowCell" office:value-type="string">
            <text:p text:style-name="P701">plota os quantis de x usando como base a curva normal.</text:p>
          </table:table-cell>
        </table:table-row>
        <table:table-row>
          <table:table-cell table:style-name="TableRowCell" office:value-type="string">
            <text:p text:style-name="P700">geom_tile, geom_rect ou geom_raster</text:p>
          </table:table-cell>
          <table:table-cell table:style-name="TableRowCell" office:value-type="string">
            <text:p text:style-name="P701">Produz uma grade de retangulos.</text:p>
          </table:table-cell>
        </table:table-row>
        <table:table-row>
          <table:table-cell table:style-name="TableRowCell" office:value-type="string">
            <text:p text:style-name="P700">geom_violin</text:p>
          </table:table-cell>
          <table:table-cell table:style-name="TableRowCell" office:value-type="string">
            <text:p text:style-name="P701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02">Funções</text:p>
            </table:table-cell>
            <table:table-cell table:style-name="TableHeaderRowCell" office:value-type="string">
              <text:p text:style-name="P703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04">autoplot</text:p>
          </table:table-cell>
          <table:table-cell table:style-name="TableRowCell" office:value-type="string">
            <text:p text:style-name="P705">Produz um grafico apropriado para o tipo de variavel.</text:p>
          </table:table-cell>
        </table:table-row>
        <table:table-row>
          <table:table-cell table:style-name="TableRowCell" office:value-type="string">
            <text:p text:style-name="P704">coord_cartesian</text:p>
          </table:table-cell>
          <table:table-cell table:style-name="TableRowCell" office:value-type="string">
            <text:p text:style-name="P705">Coordenada cartesiana.</text:p>
          </table:table-cell>
        </table:table-row>
        <table:table-row>
          <table:table-cell table:style-name="TableRowCell" office:value-type="string">
            <text:p text:style-name="P704">coord_fixed</text:p>
          </table:table-cell>
          <table:table-cell table:style-name="TableRowCell" office:value-type="string">
            <text:p text:style-name="P705">Coordenada cartesiana com razão entre eixo x e y fixada.</text:p>
          </table:table-cell>
        </table:table-row>
        <table:table-row>
          <table:table-cell table:style-name="TableRowCell" office:value-type="string">
            <text:p text:style-name="P704">coord_flip</text:p>
          </table:table-cell>
          <table:table-cell table:style-name="TableRowCell" office:value-type="string">
            <text:p text:style-name="P705">Inverte a posição dos eixos x e y.</text:p>
          </table:table-cell>
        </table:table-row>
        <table:table-row>
          <table:table-cell table:style-name="TableRowCell" office:value-type="string">
            <text:p text:style-name="P704">coord_polar</text:p>
          </table:table-cell>
          <table:table-cell table:style-name="TableRowCell" office:value-type="string">
            <text:p text:style-name="P705">Coordenada polar.</text:p>
          </table:table-cell>
        </table:table-row>
        <table:table-row>
          <table:table-cell table:style-name="TableRowCell" office:value-type="string">
            <text:p text:style-name="P704">geom_blank</text:p>
          </table:table-cell>
          <table:table-cell table:style-name="TableRowCell" office:value-type="string">
            <text:p text:style-name="P705">Janela em branco.</text:p>
          </table:table-cell>
        </table:table-row>
        <table:table-row>
          <table:table-cell table:style-name="TableRowCell" office:value-type="string">
            <text:p text:style-name="P704">geom_jitter</text:p>
          </table:table-cell>
          <table:table-cell table:style-name="TableRowCell" office:value-type="string">
            <text:p text:style-name="P705">Produz um efeito jitter.</text:p>
          </table:table-cell>
        </table:table-row>
        <table:table-row>
          <table:table-cell table:style-name="TableRowCell" office:value-type="string">
            <text:p text:style-name="P704">geom_smooth</text:p>
          </table:table-cell>
          <table:table-cell table:style-name="TableRowCell" office:value-type="string">
            <text:p text:style-name="P705">Produz uma curva suavizada.</text:p>
          </table:table-cell>
        </table:table-row>
        <table:table-row>
          <table:table-cell table:style-name="TableRowCell" office:value-type="string">
            <text:p text:style-name="P704">geom_text</text:p>
          </table:table-cell>
          <table:table-cell table:style-name="TableRowCell" office:value-type="string">
            <text:p text:style-name="P705">Aplica texto a janela grafica.</text:p>
          </table:table-cell>
        </table:table-row>
        <table:table-row>
          <table:table-cell table:style-name="TableRowCell" office:value-type="string">
            <text:p text:style-name="P704">scale_fill_(=brewer ou grey ou gradient)</text:p>
          </table:table-cell>
          <table:table-cell table:style-name="TableRowCell" office:value-type="string">
            <text:p text:style-name="P705">Define a escala de cores.</text:p>
          </table:table-cell>
        </table:table-row>
        <table:table-row>
          <table:table-cell table:style-name="TableRowCell" office:value-type="string">
            <text:p text:style-name="P704">scale_*_continuos</text:p>
          </table:table-cell>
          <table:table-cell table:style-name="TableRowCell" office:value-type="string">
            <text:p text:style-name="P705">Define parametros para o eixo x ou y continuos.</text:p>
          </table:table-cell>
        </table:table-row>
        <table:table-row>
          <table:table-cell table:style-name="TableRowCell" office:value-type="string">
            <text:p text:style-name="P704">scale_*_discrete</text:p>
          </table:table-cell>
          <table:table-cell table:style-name="TableRowCell" office:value-type="string">
            <text:p text:style-name="P705">Define parametros para o eixo x ou y discreto.</text:p>
          </table:table-cell>
        </table:table-row>
        <table:table-row>
          <table:table-cell table:style-name="TableRowCell" office:value-type="string">
            <text:p text:style-name="P704">scale_*_manual</text:p>
          </table:table-cell>
          <table:table-cell table:style-name="TableRowCell" office:value-type="string">
            <text:p text:style-name="P705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65">
        <text:list-item>
          <text:p text:style-name="P706"><text:span text:style-name="T2">theme_gray</text:span><text:line-break/>Fundo cinza e linhas grandes brancas.<text:line-break/></text:p>
        </text:list-item>
        <text:list-item>
          <text:p text:style-name="P706"><text:span text:style-name="T2">theme_bw</text:span><text:line-break/>O classico preto e branco. Otimo para projetor.<text:line-break/></text:p>
        </text:list-item>
        <text:list-item>
          <text:p text:style-name="P706"><text:span text:style-name="T2">theme_linedraw</text:span><text:line-break/>Linhas pretasde varias larguras num fundo branco. semelhante ao theme_bw.<text:line-break/></text:p>
        </text:list-item>
        <text:list-item>
          <text:p text:style-name="P706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6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6"><text:span text:style-name="T2">theme_minimal</text:span><text:line-break/>Um tema minimalista sem anotações de fundo.<text:line-break/></text:p>
        </text:list-item>
        <text:list-item>
          <text:p text:style-name="P706"><text:span text:style-name="T2">theme_classic</text:span><text:line-break/>Tema classico, com linhas do eixo x e y, sem linhas de grade.<text:line-break/></text:p>
        </text:list-item>
        <text:list-item>
          <text:p text:style-name="P706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7">Tema</text:p>
            </table:table-cell>
            <table:table-cell table:style-name="TableHeaderRowCell" office:value-type="string">
              <text:p text:style-name="P708">Semelhanças</text:p>
            </table:table-cell>
          </table:table-row>
        </table:table-header-rows>
        <table:table-row>
          <table:table-cell table:style-name="TableRowCell" office:value-type="string">
            <text:p text:style-name="P709">theme_base</text:p>
          </table:table-cell>
          <table:table-cell table:style-name="TableRowCell" office:value-type="string">
            <text:p text:style-name="P710">Tema do pacote básico do R</text:p>
          </table:table-cell>
        </table:table-row>
        <table:table-row>
          <table:table-cell table:style-name="TableRowCell" office:value-type="string">
            <text:p text:style-name="P709">theme_calc</text:p>
          </table:table-cell>
          <table:table-cell table:style-name="TableRowCell" office:value-type="string">
            <text:p text:style-name="P710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9">theme_economist</text:p>
          </table:table-cell>
          <table:table-cell table:style-name="TableRowCell" office:value-type="string">
            <text:p text:style-name="P710">Semelhante ao The Economist</text:p>
          </table:table-cell>
        </table:table-row>
        <table:table-row>
          <table:table-cell table:style-name="TableRowCell" office:value-type="string">
            <text:p text:style-name="P709">theme_economist_white</text:p>
          </table:table-cell>
          <table:table-cell table:style-name="TableRowCell" office:value-type="string">
            <text:p text:style-name="P710">Semelhante ao The Economist com fundo branco</text:p>
          </table:table-cell>
        </table:table-row>
        <table:table-row>
          <table:table-cell table:style-name="TableRowCell" office:value-type="string">
            <text:p text:style-name="P709">theme_excel</text:p>
          </table:table-cell>
          <table:table-cell table:style-name="TableRowCell" office:value-type="string">
            <text:p text:style-name="P710">Semelhante aos gráficos produzidos pelo Excel</text:p>
          </table:table-cell>
        </table:table-row>
        <table:table-row>
          <table:table-cell table:style-name="TableRowCell" office:value-type="string">
            <text:p text:style-name="P709">theme_few</text:p>
          </table:table-cell>
          <table:table-cell table:style-name="TableRowCell" office:value-type="string">
            <text:p text:style-name="P710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9">theme_fivethirtyeight</text:p>
          </table:table-cell>
          <table:table-cell table:style-name="TableRowCell" office:value-type="string">
            <text:p text:style-name="P710">Baseado nos gráficos do site fivethirtyeight.com</text:p>
          </table:table-cell>
        </table:table-row>
        <table:table-row>
          <table:table-cell table:style-name="TableRowCell" office:value-type="string">
            <text:p text:style-name="P709">theme_foundation</text:p>
          </table:table-cell>
          <table:table-cell table:style-name="TableRowCell" office:value-type="string">
            <text:p text:style-name="P710">Tema de fundação, para produzir novos temas</text:p>
          </table:table-cell>
        </table:table-row>
        <table:table-row>
          <table:table-cell table:style-name="TableRowCell" office:value-type="string">
            <text:p text:style-name="P709">theme_gdocs</text:p>
          </table:table-cell>
          <table:table-cell table:style-name="TableRowCell" office:value-type="string">
            <text:p text:style-name="P710">Semelhante aos gráficos do Google Docs</text:p>
          </table:table-cell>
        </table:table-row>
        <table:table-row>
          <table:table-cell table:style-name="TableRowCell" office:value-type="string">
            <text:p text:style-name="P709">theme_hc</text:p>
          </table:table-cell>
          <table:table-cell table:style-name="TableRowCell" office:value-type="string">
            <text:p text:style-name="P710">Baseado em Highcharts JS</text:p>
          </table:table-cell>
        </table:table-row>
        <table:table-row>
          <table:table-cell table:style-name="TableRowCell" office:value-type="string">
            <text:p text:style-name="P709">theme_igray</text:p>
          </table:table-cell>
          <table:table-cell table:style-name="TableRowCell" office:value-type="string">
            <text:p text:style-name="P710">Inverte o tema gray</text:p>
          </table:table-cell>
        </table:table-row>
        <table:table-row>
          <table:table-cell table:style-name="TableRowCell" office:value-type="string">
            <text:p text:style-name="P709">theme_map</text:p>
          </table:table-cell>
          <table:table-cell table:style-name="TableRowCell" office:value-type="string">
            <text:p text:style-name="P710">Limpa o tema para incluir mapas</text:p>
          </table:table-cell>
        </table:table-row>
        <table:table-row>
          <table:table-cell table:style-name="TableRowCell" office:value-type="string">
            <text:p text:style-name="P709">theme_pander</text:p>
          </table:table-cell>
          <table:table-cell table:style-name="TableRowCell" office:value-type="string">
            <text:p text:style-name="P710">Baseado no pacote pander</text:p>
          </table:table-cell>
        </table:table-row>
        <table:table-row>
          <table:table-cell table:style-name="TableRowCell" office:value-type="string">
            <text:p text:style-name="P709">theme_par</text:p>
          </table:table-cell>
          <table:table-cell table:style-name="TableRowCell" office:value-type="string">
            <text:p text:style-name="P710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9">theme_solarized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arized_2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id</text:p>
          </table:table-cell>
          <table:table-cell table:style-name="TableRowCell" office:value-type="string">
            <text:p text:style-name="P710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9">theme_stata</text:p>
          </table:table-cell>
          <table:table-cell table:style-name="TableRowCell" office:value-type="string">
            <text:p text:style-name="P710">Semelhante aos gráficos do Stata</text:p>
          </table:table-cell>
        </table:table-row>
        <table:table-row>
          <table:table-cell table:style-name="TableRowCell" office:value-type="string">
            <text:p text:style-name="P709">theme_tufte</text:p>
          </table:table-cell>
          <table:table-cell table:style-name="TableRowCell" office:value-type="string">
            <text:p text:style-name="P710">Baseado no designer de Edward Tufte</text:p>
          </table:table-cell>
        </table:table-row>
        <table:table-row>
          <table:table-cell table:style-name="TableRowCell" office:value-type="string">
            <text:p text:style-name="P709">theme_wsj</text:p>
          </table:table-cell>
          <table:table-cell table:style-name="TableRowCell" office:value-type="string">
            <text:p text:style-name="P710">Semelhante aos gráficos do Wall Street Journal</text:p>
          </table:table-cell>
        </table:table-row>
      </table:table>
      <text:p text:style-name="First_20_paragraph">Exemplo:<text:line-break/></text:p>
      <text:p text:style-name="P711">#Bibliotecas</text:p>
      <text:p text:style-name="P712">library(ggthemes)</text:p>
      <text:p text:style-name="P713"/>
      <text:p text:style-name="P714">#Plotando gráficos</text:p>
      <text:p text:style-name="P715">f &lt;- ggplot(dados,aes(cheg_2012/1000,cheg_2013/1000)) +</text:p>
      <text:p text:style-name="P716"><text:s text:c="2"/>geom_blank() +</text:p>
      <text:p text:style-name="P717"><text:s text:c="2"/>labs(x="",y="")</text:p>
      <text:p text:style-name="P718"/>
      <text:p text:style-name="P719">#Tema</text:p>
      <text:p text:style-name="P720">p1 &lt;- f +</text:p>
      <text:p text:style-name="P721"><text:s text:c="2"/>theme_gdocs(base_size = 18) +</text:p>
      <text:p text:style-name="P722"><text:s text:c="2"/>ggtitle("theme_gdocs")</text:p>
      <text:p text:style-name="P723"><text:s text:c="2"/></text:p>
      <text:p text:style-name="P724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6">
        <text:list-item>
          <text:p text:style-name="P725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7">
        <text:list-item>
          <text:p text:style-name="P726">Podemos adicionar texto ao gráfico <text:span text:style-name="T1">ggplot2</text:span> através do comando <text:span text:style-name="Source_Text">labs()</text:span> e seus parâmetros:<text:line-break/></text:p>
          <text:list text:style-name="L268">
            <text:list-item>
              <text:p text:style-name="P727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7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7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7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7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6">Exemplo:<text:line-break/></text:p>
        </text:list-item>
      </text:list>
      <text:p text:style-name="P728">#Plotando gráfico</text:p>
      <text:p text:style-name="P729">p &lt;- ggplot(data = Turismo, aes(x=cheg_2012/1000,y=cheg_2013/1000)) #Salva gráfico em variável</text:p>
      <text:p text:style-name="P730"/>
      <text:p text:style-name="P731">#Aplicando elementos de texto na forma janela em branco</text:p>
      <text:p text:style-name="P732">p +</text:p>
      <text:p text:style-name="P733"><text:s text:c="2"/>geom_blank() + #Produz efeito janela em branco</text:p>
      <text:p text:style-name="P734"><text:s text:c="2"/>labs(title = "Título", #Adiciona texto ao gráfico</text:p>
      <text:p text:style-name="P735"><text:s text:c="7"/>x = "Eixo x", #Adiciona rótulo ao eixo x</text:p>
      <text:p text:style-name="P736"><text:s text:c="7"/>y = "Eixo y", #Adiciona rótulo ao eixo y</text:p>
      <text:p text:style-name="P737"><text:s text:c="7"/>subtitle = "Subtítulo", #Adiciona subtitulo ao gráfico</text:p>
      <text:p text:style-name="P738"><text:s text:c="7"/>caption = "Elaborado por ...")+ #Adciona texto ao final do gráfico</text:p>
      <text:p text:style-name="P739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9">
        <text:list-item>
          <text:p text:style-name="P740">Podemos adicionar texto ao <text:span text:style-name="T1">ggplot2</text:span> atraves dos comandos:<text:line-break/></text:p>
          <text:list text:style-name="L270">
            <text:list-item>
              <text:p text:style-name="P741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41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41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41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0">Exemplo:<text:line-break/></text:p>
        </text:list-item>
      </text:list>
      <text:p text:style-name="P742">#Plotando gráfico</text:p>
      <text:p text:style-name="P743">p &lt;- ggplot(data = Turismo, aes(x=cheg_2012/1000,y=cheg_2013/1000)) #Salva gráfico em variável</text:p>
      <text:p text:style-name="P744"/>
      <text:p text:style-name="P745">#Aplicando elementos de texto na forma janela em branco</text:p>
      <text:p text:style-name="P746">p +</text:p>
      <text:p text:style-name="P747"><text:s text:c="2"/>geom_blank() + #Produz efeito janela em branco</text:p>
      <text:p text:style-name="P748"><text:s text:c="2"/>ggtitle("Título",subtitle = "Subtítulo") + #Adiciona título e subtitulo ao gráfico</text:p>
      <text:p text:style-name="P749"><text:s text:c="2"/>xlab("Eixo x") + #Adiciona rótulo ao eixo x</text:p>
      <text:p text:style-name="P750"><text:s text:c="2"/>ylab("Eixo y") + #Adiciona rótulo ao eixo y</text:p>
      <text:p text:style-name="P751"><text:s text:c="2"/>labs(caption = "Elaborado por ...") + #Adciona texto ao final do gráfico</text:p>
      <text:p text:style-name="P752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71">
        <text:list-item>
          <text:p text:style-name="P753">Podemos definir a escala dos eixos utilizando uma camada especifica para esse fim:<text:line-break/></text:p>
          <text:list text:style-name="L272">
            <text:list-item>
              <text:p text:style-name="P754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54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53">Principais argumentos das funções <text:span text:style-name="Source_Text">scale_(x|y)_discrete()</text:span> e <text:span text:style-name="Source_Text">scale_(x|y)_continuous()</text:span>:<text:line-break/></text:p>
          <text:list text:style-name="L273">
            <text:list-item>
              <text:p text:style-name="P755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55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55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55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55"><text:span text:style-name="Source_Text">name</text:span><text:line-break/>Nome da escala que aparece na legenda (rótulos de x).<text:line-break/></text:p>
            </text:list-item>
            <text:list-item>
              <text:p text:style-name="P755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55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55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55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74">
                <text:list-item>
                  <text:p text:style-name="P756">ans<text:line-break/></text:p>
                </text:list-item>
                <text:list-item>
                  <text:p text:style-name="P756">atanh<text:line-break/></text:p>
                </text:list-item>
                <text:list-item>
                  <text:p text:style-name="P756">boxcox<text:line-break/></text:p>
                </text:list-item>
                <text:list-item>
                  <text:p text:style-name="P756">date<text:line-break/></text:p>
                </text:list-item>
                <text:list-item>
                  <text:p text:style-name="P756">exp<text:line-break/></text:p>
                </text:list-item>
                <text:list-item>
                  <text:p text:style-name="P756">hms<text:line-break/></text:p>
                </text:list-item>
                <text:list-item>
                  <text:p text:style-name="P756">identity<text:line-break/></text:p>
                </text:list-item>
                <text:list-item>
                  <text:p text:style-name="P756">log<text:line-break/></text:p>
                </text:list-item>
                <text:list-item>
                  <text:p text:style-name="P756">log10<text:line-break/></text:p>
                </text:list-item>
                <text:list-item>
                  <text:p text:style-name="P756">log1p<text:line-break/></text:p>
                </text:list-item>
                <text:list-item>
                  <text:p text:style-name="P756">log2<text:line-break/></text:p>
                </text:list-item>
                <text:list-item>
                  <text:p text:style-name="P756">logit<text:line-break/></text:p>
                </text:list-item>
                <text:list-item>
                  <text:p text:style-name="P756">modulus<text:line-break/></text:p>
                </text:list-item>
                <text:list-item>
                  <text:p text:style-name="P756">probability<text:line-break/></text:p>
                </text:list-item>
                <text:list-item>
                  <text:p text:style-name="P756">probit<text:line-break/></text:p>
                </text:list-item>
                <text:list-item>
                  <text:p text:style-name="P756">pseudo_log<text:line-break/></text:p>
                </text:list-item>
                <text:list-item>
                  <text:p text:style-name="P756">reciproval<text:line-break/></text:p>
                </text:list-item>
                <text:list-item>
                  <text:p text:style-name="P756">reverse<text:line-break/></text:p>
                </text:list-item>
                <text:list-item>
                  <text:p text:style-name="P756">sqrt<text:line-break/></text:p>
                </text:list-item>
                <text:list-item>
                  <text:p text:style-name="P756">time<text:line-break/></text:p>
                </text:list-item>
              </text:list>
            </text:list-item>
          </text:list>
        </text:list-item>
      </text:list>
      <text:p text:style-name="Pagebreak"/>
      <text:list text:style-name="L275">
        <text:list-item>
          <text:p text:style-name="P757">Exemplos:<text:line-break/></text:p>
        </text:list-item>
      </text:list>
      <text:p text:style-name="P758">#Plotando gráfico</text:p>
      <text:p text:style-name="P759">p = ggplot(data = Turismo, aes(x=Estado, y=cheg_2012))</text:p>
      <text:p text:style-name="P760">p+</text:p>
      <text:p text:style-name="P761">geom_blank()+</text:p>
      <text:p text:style-name="P762">labs(title = "Título",</text:p>
      <text:p text:style-name="P763"><text:s text:c="5"/>x = "Eixo x",</text:p>
      <text:p text:style-name="P764"><text:s text:c="5"/>y = "Eixo y",</text:p>
      <text:p text:style-name="P765"><text:s text:c="5"/>subtitle = "Subtítulo",</text:p>
      <text:p text:style-name="P766"><text:s text:c="5"/>caption = "Elaborado por ...")+</text:p>
      <text:p text:style-name="P767">theme_bw(base_size = 18)+ #Tema</text:p>
      <text:p text:style-name="P768">scale_x_discrete(limits=c("Amazonas","RioJaneiro"))</text:p>
      <text:p text:style-name="P769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0">#Plotando gráfico</text:p>
      <text:p text:style-name="P771">p = ggplot(data = Turismo, aes(x=cheg_2012/1000, y=cheg_2013/1000))</text:p>
      <text:p text:style-name="P772">p+</text:p>
      <text:p text:style-name="P773"><text:s text:c="2"/>geom_blank()+</text:p>
      <text:p text:style-name="P774"><text:s text:c="2"/>labs(title = "Título",</text:p>
      <text:p text:style-name="P775"><text:s text:c="7"/>x = "Eixo x",</text:p>
      <text:p text:style-name="P776"><text:s text:c="7"/>y = "Eixo y",</text:p>
      <text:p text:style-name="P777"><text:s text:c="7"/>subtitle = "Subtítulo",</text:p>
      <text:p text:style-name="P778"><text:s text:c="7"/>caption = "Elaborado por ...")+</text:p>
      <text:p text:style-name="P779"><text:s text:c="2"/>theme_bw(base_size = 18)+ #Tema</text:p>
      <text:p text:style-name="P780"><text:s text:c="2"/>scale_y_continuous(</text:p>
      <text:p text:style-name="P781"><text:s text:c="4"/>breaks = c(75,150,225),</text:p>
      <text:p text:style-name="P782"><text:s text:c="4"/>labels = c("75 mil","150 mil","225 mil"), #nome dos ticks do eixo y</text:p>
      <text:p text:style-name="P783"><text:s text:c="4"/>position = "right",</text:p>
      <text:p text:style-name="P784"><text:s text:c="4"/>trans = "reverse")+</text:p>
      <text:p text:style-name="P785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6">
        <text:list-item>
          <text:p text:style-name="P786">As cores podem ser aplicadas em diversos elementos do gráfico:<text:line-break/></text:p>
          <text:list text:style-name="L277">
            <text:list-item>
              <text:p text:style-name="P787">Linhas<text:line-break/></text:p>
            </text:list-item>
            <text:list-item>
              <text:p text:style-name="P787">Preenchimentos da forma gráfica<text:line-break/></text:p>
            </text:list-item>
            <text:list-item>
              <text:p text:style-name="P787">Texto<text:line-break/></text:p>
            </text:list-item>
          </text:list>
        </text:list-item>
        <text:list-item>
          <text:p text:style-name="P786">Principais parâmetros:<text:line-break/></text:p>
          <text:list text:style-name="L278">
            <text:list-item>
              <text:p text:style-name="P788"><text:span text:style-name="Source_Text">fill</text:span><text:line-break/>Controla o preenchimento de um gráfico.<text:line-break/></text:p>
            </text:list-item>
            <text:list-item>
              <text:p text:style-name="P788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8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9">
        <text:list-item>
          <text:p text:style-name="P789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9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9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9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80">
        <text:list-item>
          <text:p text:style-name="P790"><text:span text:style-name="T1">R</text:span> básico<text:line-break/></text:p>
        </text:list-item>
        <text:list-item>
          <text:p text:style-name="P790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81">
        <text:list-item>
          <text:p text:style-name="P791"><text:span text:style-name="T2">sequencial</text:span><text:line-break/>Cores que variam em sequência da mais clara para mais escura.<text:line-break/></text:p>
        </text:list-item>
        <text:list-item>
          <text:p text:style-name="P791"><text:span text:style-name="T2">divergente</text:span><text:line-break/>O centro da paleta é mais claro e os extremos mais escuros em ambas as direções.<text:line-break/></text:p>
        </text:list-item>
        <text:list-item>
          <text:p text:style-name="P791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82">
        <text:list-item>
          <text:p text:style-name="P792"><text:span text:style-name="Source_Text">rainbow(n,alpha)</text:span><text:line-break/></text:p>
        </text:list-item>
        <text:list-item>
          <text:p text:style-name="P792"><text:span text:style-name="Source_Text">heat.colors(n,alpha)</text:span><text:line-break/></text:p>
        </text:list-item>
        <text:list-item>
          <text:p text:style-name="P792"><text:span text:style-name="Source_Text">terrain.colors(n,alpha)</text:span><text:line-break/></text:p>
        </text:list-item>
        <text:list-item>
          <text:p text:style-name="P792"><text:span text:style-name="Source_Text">topo.colors(n,alpha)</text:span><text:line-break/></text:p>
        </text:list-item>
        <text:list-item>
          <text:p text:style-name="P792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83">
        <text:list-item>
          <text:p text:style-name="P793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94">Nome das paletas</text:p>
            </table:table-cell>
          </table:table-row>
        </table:table-header-rows>
        <table:table-row>
          <table:table-cell table:style-name="TableRowCell" office:value-type="string">
            <text:p text:style-name="P795">Blues</text:p>
          </table:table-cell>
        </table:table-row>
        <table:table-row>
          <table:table-cell table:style-name="TableRowCell" office:value-type="string">
            <text:p text:style-name="P795">BuGn</text:p>
          </table:table-cell>
        </table:table-row>
        <table:table-row>
          <table:table-cell table:style-name="TableRowCell" office:value-type="string">
            <text:p text:style-name="P795">BuPu</text:p>
          </table:table-cell>
        </table:table-row>
        <table:table-row>
          <table:table-cell table:style-name="TableRowCell" office:value-type="string">
            <text:p text:style-name="P795">GnBu</text:p>
          </table:table-cell>
        </table:table-row>
        <table:table-row>
          <table:table-cell table:style-name="TableRowCell" office:value-type="string">
            <text:p text:style-name="P795">Greens</text:p>
          </table:table-cell>
        </table:table-row>
        <table:table-row>
          <table:table-cell table:style-name="TableRowCell" office:value-type="string">
            <text:p text:style-name="P795">Greys</text:p>
          </table:table-cell>
        </table:table-row>
        <table:table-row>
          <table:table-cell table:style-name="TableRowCell" office:value-type="string">
            <text:p text:style-name="P795">Oranges</text:p>
          </table:table-cell>
        </table:table-row>
        <table:table-row>
          <table:table-cell table:style-name="TableRowCell" office:value-type="string">
            <text:p text:style-name="P795">OrRd</text:p>
          </table:table-cell>
        </table:table-row>
        <table:table-row>
          <table:table-cell table:style-name="TableRowCell" office:value-type="string">
            <text:p text:style-name="P795">PuBu</text:p>
          </table:table-cell>
        </table:table-row>
        <table:table-row>
          <table:table-cell table:style-name="TableRowCell" office:value-type="string">
            <text:p text:style-name="P795">PuBuGn</text:p>
          </table:table-cell>
        </table:table-row>
        <table:table-row>
          <table:table-cell table:style-name="TableRowCell" office:value-type="string">
            <text:p text:style-name="P795">PuRd</text:p>
          </table:table-cell>
        </table:table-row>
        <table:table-row>
          <table:table-cell table:style-name="TableRowCell" office:value-type="string">
            <text:p text:style-name="P795">Purples</text:p>
          </table:table-cell>
        </table:table-row>
        <table:table-row>
          <table:table-cell table:style-name="TableRowCell" office:value-type="string">
            <text:p text:style-name="P795">RdPu</text:p>
          </table:table-cell>
        </table:table-row>
        <table:table-row>
          <table:table-cell table:style-name="TableRowCell" office:value-type="string">
            <text:p text:style-name="P795">Reds</text:p>
          </table:table-cell>
        </table:table-row>
        <table:table-row>
          <table:table-cell table:style-name="TableRowCell" office:value-type="string">
            <text:p text:style-name="P795">YlGn</text:p>
          </table:table-cell>
        </table:table-row>
        <table:table-row>
          <table:table-cell table:style-name="TableRowCell" office:value-type="string">
            <text:p text:style-name="P795">YlGnBu</text:p>
          </table:table-cell>
        </table:table-row>
        <table:table-row>
          <table:table-cell table:style-name="TableRowCell" office:value-type="string">
            <text:p text:style-name="P795">YlOrBr</text:p>
          </table:table-cell>
        </table:table-row>
        <table:table-row>
          <table:table-cell table:style-name="TableRowCell" office:value-type="string">
            <text:p text:style-name="P795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84">
        <text:list-item>
          <text:p text:style-name="P796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7">Nome das paletas</text:p>
            </table:table-cell>
          </table:table-row>
        </table:table-header-rows>
        <table:table-row>
          <table:table-cell table:style-name="TableRowCell" office:value-type="string">
            <text:p text:style-name="P798">BrBG</text:p>
          </table:table-cell>
        </table:table-row>
        <table:table-row>
          <table:table-cell table:style-name="TableRowCell" office:value-type="string">
            <text:p text:style-name="P798">PiYG</text:p>
          </table:table-cell>
        </table:table-row>
        <table:table-row>
          <table:table-cell table:style-name="TableRowCell" office:value-type="string">
            <text:p text:style-name="P798">PRGn</text:p>
          </table:table-cell>
        </table:table-row>
        <table:table-row>
          <table:table-cell table:style-name="TableRowCell" office:value-type="string">
            <text:p text:style-name="P798">PuOr</text:p>
          </table:table-cell>
        </table:table-row>
        <table:table-row>
          <table:table-cell table:style-name="TableRowCell" office:value-type="string">
            <text:p text:style-name="P798">RdBu</text:p>
          </table:table-cell>
        </table:table-row>
        <table:table-row>
          <table:table-cell table:style-name="TableRowCell" office:value-type="string">
            <text:p text:style-name="P798">RdGy</text:p>
          </table:table-cell>
        </table:table-row>
        <table:table-row>
          <table:table-cell table:style-name="TableRowCell" office:value-type="string">
            <text:p text:style-name="P798">RdYlBu</text:p>
          </table:table-cell>
        </table:table-row>
        <table:table-row>
          <table:table-cell table:style-name="TableRowCell" office:value-type="string">
            <text:p text:style-name="P798">RdYlGn</text:p>
          </table:table-cell>
        </table:table-row>
        <table:table-row>
          <table:table-cell table:style-name="TableRowCell" office:value-type="string">
            <text:p text:style-name="P798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85">
        <text:list-item>
          <text:p text:style-name="P799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0">Nome das paletas</text:p>
            </table:table-cell>
            <table:table-cell table:style-name="TableHeaderRowCell" office:value-type="string">
              <text:p text:style-name="P801">Número de cores</text:p>
            </table:table-cell>
          </table:table-row>
        </table:table-header-rows>
        <table:table-row>
          <table:table-cell table:style-name="TableRowCell" office:value-type="string">
            <text:p text:style-name="P802">Accent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Dark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Paired</text:p>
          </table:table-cell>
          <table:table-cell table:style-name="TableRowCell" office:value-type="string">
            <text:p text:style-name="P803">12</text:p>
          </table:table-cell>
        </table:table-row>
        <table:table-row>
          <table:table-cell table:style-name="TableRowCell" office:value-type="string">
            <text:p text:style-name="P802">Pastel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Pastel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Set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3</text:p>
          </table:table-cell>
          <table:table-cell table:style-name="TableRowCell" office:value-type="string">
            <text:p text:style-name="P803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6">
        <text:list-item>
          <text:p text:style-name="P804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04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7">
        <text:list-item>
          <text:p text:style-name="P805">Os temas possuem formatações padronizadas para todos os elementos textuais de um gráfico como título, subtítulo ou rótulos dos eixos.<text:line-break/></text:p>
        </text:list-item>
        <text:list-item>
          <text:p text:style-name="P805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05">Em <text:span text:style-name="Source_Text">element_text()</text:span> podemos ajustar os seguintes parâmetros:<text:line-break/></text:p>
          <text:list text:style-name="L288">
            <text:list-item>
              <text:p text:style-name="P806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6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6"><text:span text:style-name="Source_Text">colour</text:span><text:line-break/>Cor da linha.<text:line-break/></text:p>
            </text:list-item>
            <text:list-item>
              <text:p text:style-name="P806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6"><text:span text:style-name="Source_Text">hjust</text:span><text:line-break/>Alinhamento horizontal entre [0,1], hjust = 0,5 centraliza.<text:line-break/></text:p>
            </text:list-item>
            <text:list-item>
              <text:p text:style-name="P806"><text:span text:style-name="Source_Text">vjust</text:span><text:line-break/>Alinhamento vertical entre [0,1], vjust = 0,5 centraliza.<text:line-break/></text:p>
            </text:list-item>
            <text:list-item>
              <text:p text:style-name="P806"><text:span text:style-name="Source_Text">angle</text:span><text:line-break/>De 0 a 360.<text:line-break/></text:p>
            </text:list-item>
            <text:list-item>
              <text:p text:style-name="P806"><text:span text:style-name="Source_Text">lineheight</text:span><text:line-break/>Altura da linha.<text:line-break/></text:p>
            </text:list-item>
          </text:list>
        </text:list-item>
        <text:list-item>
          <text:p text:style-name="P805">Podemos aplicar os elementos de texto de forma global ou especificando o elemento que pode ser só o título, só um dos eixos, etc.<text:line-break/></text:p>
        </text:list-item>
        <text:list-item>
          <text:p text:style-name="P805">Para maiores detalhes utilize o comando <text:span text:style-name="Source_Text">??theme</text:span>.<text:line-break/></text:p>
        </text:list-item>
      </text:list>
      <text:p text:style-name="Pagebreak"/>
      <text:list text:style-name="L289">
        <text:list-item>
          <text:p text:style-name="P807">Exemplo:<text:line-break/></text:p>
        </text:list-item>
      </text:list>
      <text:p text:style-name="P808">#Plot</text:p>
      <text:p text:style-name="P809">p = ggplot(data = dados, aes(x = cheg_2012/1000, y = cheg_2013/1000))</text:p>
      <text:p text:style-name="P810"/>
      <text:p text:style-name="P811">#ajustando parâmetros de texto</text:p>
      <text:p text:style-name="P812">p+</text:p>
      <text:p text:style-name="P813"><text:s text:c="2"/>geom_blank()+</text:p>
      <text:p text:style-name="P814"><text:s text:c="2"/>labs(title = "Título",</text:p>
      <text:p text:style-name="P815"><text:s text:c="7"/>x = "Eixo x",</text:p>
      <text:p text:style-name="P816"><text:s text:c="7"/>y = "Eixo y",</text:p>
      <text:p text:style-name="P817"><text:s text:c="7"/>subtitle = "Subtítulo")+</text:p>
      <text:p text:style-name="P818"><text:s text:c="2"/>theme_bw(base_size = 18)+</text:p>
      <text:p text:style-name="P819"><text:s text:c="2"/>theme(text = element_text(family = "mono"))+ </text:p>
      <text:p text:style-name="P820"><text:s text:c="2"/>#Altera a fonte de todos os textos</text:p>
      <text:p text:style-name="P821"><text:s text:c="2"/>theme(axis.text.x = element_text(size = rel(1.2)))+ </text:p>
      <text:p text:style-name="P822"><text:s text:c="2"/>#Aumenta a fonte só do eixo x em 20%</text:p>
      <text:p text:style-name="P823"><text:s text:c="2"/>theme(axis.text.y = element_text(angle = 45))+ </text:p>
      <text:p text:style-name="P824"><text:s text:c="2"/>#Muda o angulo do texto do eixo y em 45 graus</text:p>
      <text:p text:style-name="P825"><text:s text:c="2"/>theme(axis.title.y = element_text(face = "bold.italic"))+ </text:p>
      <text:p text:style-name="P826"><text:s text:c="2"/>#Muda o rótulo do eixo y para negrito-itálico</text:p>
      <text:p text:style-name="P827"><text:s text:c="2"/>theme(plot.title = element_text(hjust = 0.5))+ </text:p>
      <text:p text:style-name="P828"><text:s text:c="2"/>#Centraliza o título</text:p>
      <text:p text:style-name="P829"><text:s text:c="2"/>theme(plot.subtitle = element_text(hjust = 1)) </text:p>
      <text:p text:style-name="P830"><text:s text:c="2"/>#Subtítulo a direita</text:p>
      <text:p text:style-name="P831"/>
      <text:p text:style-name="P832">#fechando dispositivo gráfico</text:p>
      <text:p text:style-name="P833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90">
        <text:list-item>
          <text:p text:style-name="P834"><text:span text:style-name="Source_Text">grid</text:span><text:line-break/></text:p>
        </text:list-item>
        <text:list-item>
          <text:p text:style-name="P834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91">
        <text:list-item>
          <text:p text:style-name="P835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35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92">
            <text:list-item>
              <text:p text:style-name="P836">Temas<text:line-break/></text:p>
            </text:list-item>
            <text:list-item>
              <text:p text:style-name="P836">Cores<text:line-break/></text:p>
            </text:list-item>
            <text:list-item>
              <text:p text:style-name="P836">Grafos (pequenos e multiplos)<text:line-break/></text:p>
            </text:list-item>
            <text:list-item>
              <text:p text:style-name="P836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6">Alterar sistemas de coordenadas<text:line-break/></text:p>
            </text:list-item>
            <text:list-item>
              <text:p text:style-name="P836"><text:span text:style-name="T2">Layout</text:span> da janela gráfica<text:line-break/></text:p>
            </text:list-item>
          </text:list>
        </text:list-item>
        <text:list-item>
          <text:p text:style-name="P835">Sobre o <text:span text:style-name="T2">layout</text:span> da janela gráfica, podemos configurar para adicionar vários gráficos numa mesma janela gráfica. O passo a passo:<text:line-break/></text:p>
          <text:list text:style-name="L293">
            <text:list-item>
              <text:p text:style-name="P837">Criar e configurar os gráficos.<text:line-break/></text:p>
            </text:list-item>
            <text:list-item>
              <text:p text:style-name="P837">Definir quais gráficos devem aparecer e configuração do <text:span text:style-name="T2">layout</text:span> da janela gráfica (em tabela).<text:line-break/></text:p>
            </text:list-item>
            <text:list-item>
              <text:p text:style-name="P837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35">Exemplo:<text:line-break/></text:p>
        </text:list-item>
      </text:list>
      <text:p text:style-name="P838">#ggplot</text:p>
      <text:p text:style-name="P839">p = ggplot(data = dados, aes(x = cheg_2012/1000,y = cheg_2013/1000))</text:p>
      <text:p text:style-name="P840"/>
      <text:p text:style-name="P841">#Gráfico 1</text:p>
      <text:p text:style-name="P842">g1 &lt;- p+</text:p>
      <text:p text:style-name="P843"><text:s text:c="2"/>geom_blank()+</text:p>
      <text:p text:style-name="P844"><text:s text:c="2"/>theme_bw(base_size = 18)</text:p>
      <text:p text:style-name="P845"/>
      <text:p text:style-name="P846">#Gráfico 2</text:p>
      <text:p text:style-name="P847">g2 &lt;- p+</text:p>
      <text:p text:style-name="P848"><text:s text:c="2"/>geom_point()+</text:p>
      <text:p text:style-name="P849"><text:s text:c="2"/>theme_minimal(base_size = 18)</text:p>
      <text:p text:style-name="P850"/>
      <text:p text:style-name="P851">#Layout para 1 linha e 2 colunas (g1 ao lado de g2)</text:p>
      <text:p text:style-name="P852">pushViewport(viewport(layout = grid.layout(1,2)))</text:p>
      <text:p text:style-name="P853"/>
      <text:p text:style-name="P854">#Atribuindo g1</text:p>
      <text:p text:style-name="P855">print(g1, vp=viewport(layout.pos.row = 1, layout.pos.col = 1))</text:p>
      <text:p text:style-name="P856"/>
      <text:p text:style-name="P857">#Atribuindo g2</text:p>
      <text:p text:style-name="P858">print(g2, vp=viewport(layout.pos.row = 1, layout.pos.col = 2))</text:p>
      <text:p text:style-name="P859"/>
      <text:p text:style-name="P860">#fechando dispositivo grafico</text:p>
      <text:p text:style-name="P861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94">
        <text:list-item>
          <text:p text:style-name="P862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62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62">Formas de agrupar gráficos num <text:span text:style-name="T2">layout</text:span> usando <text:span text:style-name="Source_Text">patchwork</text:span>:<text:line-break/></text:p>
          <text:list text:style-name="L295">
            <text:list-item>
              <text:p text:style-name="P863"><text:span text:style-name="Source_Text">g1 + g2</text:span><text:line-break/>Agrupa em linha.<text:line-break/></text:p>
            </text:list-item>
            <text:list-item>
              <text:p text:style-name="P863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62">Exemplo:<text:line-break/></text:p>
        </text:list-item>
      </text:list>
      <text:p text:style-name="P864">#ggplot</text:p>
      <text:p text:style-name="P865">p = ggplot(data = dados, aes(x = cheg_2012/1000,y = cheg_2013/1000))</text:p>
      <text:p text:style-name="P866"/>
      <text:p text:style-name="P867">#Gráfico 1</text:p>
      <text:p text:style-name="P868">g1 &lt;- p+</text:p>
      <text:p text:style-name="P869"><text:s text:c="2"/>geom_blank()+</text:p>
      <text:p text:style-name="P870"><text:s text:c="2"/>theme_bw(base_size = 18)</text:p>
      <text:p text:style-name="P871"/>
      <text:p text:style-name="P872">#Gráfico 2</text:p>
      <text:p text:style-name="P873">g2 &lt;- p+</text:p>
      <text:p text:style-name="P874"><text:s text:c="2"/>geom_point()+</text:p>
      <text:p text:style-name="P875"><text:s text:c="2"/>theme_minimal(base_size = 18)</text:p>
      <text:p text:style-name="P876"/>
      <text:p text:style-name="P877">#Gráfico 3</text:p>
      <text:p text:style-name="P878">g3 &lt;- p+</text:p>
      <text:p text:style-name="P879"><text:s text:c="2"/>geom_boxplot()+</text:p>
      <text:p text:style-name="P880"><text:s text:c="2"/>theme_grey(base_size = 18)</text:p>
      <text:p text:style-name="P881"/>
      <text:p text:style-name="P882">#Gráfico 4</text:p>
      <text:p text:style-name="P883">g4 &lt;- p+</text:p>
      <text:p text:style-name="P884"><text:s text:c="2"/>geom_point()+</text:p>
      <text:p text:style-name="P885"><text:s text:c="2"/>theme_minimal(base_size = 18)</text:p>
      <text:p text:style-name="P886"/>
      <text:p text:style-name="P887">#Layout 1 para 1 linha e 2 colunas (g1 ao lado de g2)</text:p>
      <text:p text:style-name="P888">g1 + g2 + plot_layout(ncol = 2) + plot_annotation(title = "Dois gráficos com patchwork",</text:p>
      <text:p text:style-name="P889"><text:s text:c="50"/>tag_levels = "1") </text:p>
      <text:p text:style-name="P890"><text:s text:c="50"/>#Título geral e número em cada gráfico</text:p>
      <text:p text:style-name="P891"/>
      <text:p text:style-name="P892">#fechando dispositivo grafico</text:p>
      <text:p text:style-name="P893">dev.off()</text:p>
      <text:p text:style-name="P894"/>
      <text:p text:style-name="P895">#Layout 2</text:p>
      <text:p text:style-name="P896">(g1 | g2 | g3) / g4</text:p>
      <text:p text:style-name="P897"/>
      <text:p text:style-name="P898">#fechando dispositivo grafico</text:p>
      <text:p text:style-name="P899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6">
        <text:list-item>
          <text:p text:style-name="P900">Passo a passo (principais pacotes):<text:line-break/></text:p>
          <text:list text:style-name="L297">
            <text:list-item>
              <text:p text:style-name="P901">Importa dados<text:line-break/><text:span text:style-name="Source_Text">readr</text:span><text:line-break/></text:p>
            </text:list-item>
            <text:list-item>
              <text:p text:style-name="P901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01">Preparar gráfico<text:line-break/><text:span text:style-name="Source_Text">ggplot2</text:span><text:line-break/></text:p>
            </text:list-item>
            <text:list-item>
              <text:p text:style-name="P901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01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8">
        <text:list-item>
          <text:p text:style-name="P902">Tipos de gráficos de barras do ggplot2:<text:line-break/></text:p>
          <text:list text:style-name="L299">
            <text:list-item>
              <text:p text:style-name="P903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03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02">Observações:<text:line-break/></text:p>
          <text:list text:style-name="L300">
            <text:list-item>
              <text:p text:style-name="P904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04">Quando temos mais de uma variável númerica associada a variável categorica (grupo) podemos ter no gráfico de barras com barras lado a lado ou empilhadas.(Ver exemplo 2)<text:line-break/></text:p>
              <text:list text:style-name="L301">
                <text:list-item>
                  <text:p text:style-name="P905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05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05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02">Os argumentos:<text:line-break/></text:p>
          <text:list text:style-name="L302">
            <text:list-item>
              <text:p text:style-name="P906"><text:span text:style-name="Source_Text">stat = identity</text:span><text:line-break/>Não altera o gráfico de barras.<text:line-break/></text:p>
            </text:list-item>
            <text:list-item>
              <text:p text:style-name="P906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03">
        <text:list-item>
          <text:p text:style-name="P907">Exemplo 1 - Gráfico de Barras:<text:line-break/></text:p>
        </text:list-item>
      </text:list>
      <text:p text:style-name="P908">#Plotando gráfico de barras (geom_bar)</text:p>
      <text:p text:style-name="P909">p &lt;- ggplot(data = dt, aes(x = reorder(Estado,y), y))+ #Mapeamento das variáveis</text:p>
      <text:p text:style-name="P910"><text:s text:c="2"/>geom_bar(stat = "identity")+ #Forma de barras</text:p>
      <text:p text:style-name="P911"><text:s text:c="2"/>labs(title = "Chegada de Turistas ao Brasil em 2013", #Título</text:p>
      <text:p text:style-name="P912"><text:s text:c="7"/>x = "Estados", #Texto do eixo x</text:p>
      <text:p text:style-name="P913"><text:s text:c="7"/>y = "Número de chegadas por mil")+ #Texto do eixo y</text:p>
      <text:p text:style-name="P914"><text:s text:c="2"/>geom_text(aes(label = round(y,2)), hjust=0.5, vjust=0)+ #Insere valores sobre as barras</text:p>
      <text:p text:style-name="P915"><text:s text:c="2"/>theme_bw(base_size = 18)+ #Define o tema</text:p>
      <text:p text:style-name="P916"><text:s text:c="2"/>theme(plot.title = element_text(hjust = 0.5))+ #Centraliza o texto do título</text:p>
      <text:p text:style-name="P917"><text:s text:c="2"/>theme(axis.text.x = element_text(angle = 90)) #Muda o ângulo do texto do eixo x em 90 graus</text:p>
      <text:p text:style-name="P918">p</text:p>
      <text:p text:style-name="P919"/>
      <text:p text:style-name="P920">#Fechando dispositivo gráfico</text:p>
      <text:p text:style-name="P921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04">
        <text:list-item>
          <text:p text:style-name="P922">Exemplo 2 - Gráfico de Barras com mais de uma categoria e <text:span text:style-name="T2">layout</text:span> com dois gráficos:<text:line-break/></text:p>
        </text:list-item>
      </text:list>
      <text:p text:style-name="P923">#Preparação dos dados</text:p>
      <text:p text:style-name="P924">dt &lt;- dados %&gt;% </text:p>
      <text:p text:style-name="P925"><text:s text:c="2"/>filter(Estado == "SaoPaulo" | Estado == "RioJaneiro") %&gt;% </text:p>
      <text:p text:style-name="P926"><text:s text:c="2"/>rename('2012' = cheg_2012, '2013' = cheg_2013, '2014' = cheg_2014, '2015' = cheg_2015) %&gt;% </text:p>
      <text:p text:style-name="P927"><text:s text:c="2"/>gather(ano, chegada, '2012':'2015') %&gt;% </text:p>
      <text:p text:style-name="P928"><text:s text:c="2"/>select(Estado, ano, chegada) %&gt;% </text:p>
      <text:p text:style-name="P929"><text:s text:c="2"/>group_by(Estado,ano) %&gt;% </text:p>
      <text:p text:style-name="P930"><text:s text:c="2"/>summarize(chegada=sum(chegada)) %&gt;% </text:p>
      <text:p text:style-name="P931"><text:s text:c="2"/>ungroup()</text:p>
      <text:p text:style-name="P932"/>
      <text:p text:style-name="P933">#Convertendo ano para fator</text:p>
      <text:p text:style-name="P934">dt$ano = factor(dt$ano)</text:p>
      <text:p text:style-name="P935"/>
      <text:p text:style-name="P936">#Visualizando dados</text:p>
      <text:p text:style-name="P937">dt</text:p>
      <text:p text:style-name="P938">View(dt)</text:p>
      <text:p text:style-name="P939"/>
      <text:p text:style-name="P940">#Plotagem gráfico de barras com duas ou mais categorias</text:p>
      <text:p text:style-name="P941">p = ggplot(dt)+</text:p>
      <text:p text:style-name="P942"><text:s text:c="2"/>aes(x=reorder(Estado,chegada), y=chegada/1000, fill = ano)+</text:p>
      <text:p text:style-name="P943"><text:s text:c="2"/>geom_bar(stat = "identity",position = "dodge")+</text:p>
      <text:p text:style-name="P944"><text:s text:c="2"/>geom_text(aes(label = round(chegada/1000,2)), </text:p>
      <text:p text:style-name="P945"><text:s text:c="12"/>position = position_dodge(width = 0.9), </text:p>
      <text:p text:style-name="P946"><text:s text:c="12"/>vjust=-0.25)</text:p>
      <text:p text:style-name="P947"/>
      <text:p text:style-name="P948">#Adicionando camadas a p</text:p>
      <text:p text:style-name="P949">p1 = p +</text:p>
      <text:p text:style-name="P950"><text:s text:c="2"/>labs(title = "Chegada de Turistas ao Brasil - Versão barras lado a lado",</text:p>
      <text:p text:style-name="P951"><text:s text:c="7"/>x = "Estados",</text:p>
      <text:p text:style-name="P952"><text:s text:c="7"/>y = "Número de chegadas por mil")+</text:p>
      <text:p text:style-name="P953"><text:s text:c="2"/>theme_bw(base_size = 18)+</text:p>
      <text:p text:style-name="P954"><text:s text:c="2"/>theme(plot.title = element_text(hjust = 0.5))+</text:p>
      <text:p text:style-name="P955"><text:s text:c="2"/>scale_fill_grey(start = 0, end = 0.9)</text:p>
      <text:p text:style-name="P956"/>
      <text:p text:style-name="P957">p1</text:p>
      <text:p text:style-name="P958"/>
      <text:p text:style-name="P959">#Plotando versão barras empilhadas</text:p>
      <text:p text:style-name="P960">p = ggplot(dt)+</text:p>
      <text:p text:style-name="P961"><text:s text:c="2"/>aes(x=reorder(Estado,chegada), y=chegada/1000, fill = ano)+</text:p>
      <text:p text:style-name="P962"><text:s text:c="2"/>geom_bar(stat = "identity")+</text:p>
      <text:p text:style-name="P963"><text:s text:c="2"/>geom_text(aes(label = round(chegada/1000,2)), </text:p>
      <text:p text:style-name="P964"><text:s text:c="12"/>position = position_stack(vjust=1))</text:p>
      <text:p text:style-name="P965"/>
      <text:p text:style-name="P966">#Adicionando camadas a p</text:p>
      <text:p text:style-name="P967">p2 = p+</text:p>
      <text:p text:style-name="P968"><text:s text:c="2"/>labs(title = "Chegada de Turistas ao Brasil - Versão barras empilhadas",</text:p>
      <text:p text:style-name="P969"><text:s text:c="7"/>x = "Estados",</text:p>
      <text:p text:style-name="P970"><text:s text:c="7"/>y = "Número de chegadas por mil")+</text:p>
      <text:p text:style-name="P971"><text:s text:c="2"/>theme_bw(base_size = 18)+</text:p>
      <text:p text:style-name="P972"><text:s text:c="2"/>theme(plot.title = element_text(hjust = 0.5))+</text:p>
      <text:p text:style-name="P973"><text:s text:c="2"/>scale_fill_grey(start = 0.4, end = 1)</text:p>
      <text:p text:style-name="P974"/>
      <text:p text:style-name="P975">p2</text:p>
      <text:p text:style-name="P976"/>
      <text:p text:style-name="P977">#Layout (patchwork)</text:p>
      <text:p text:style-name="P978">pp = p1 + p2 + plot_layout(ncol = 1) +</text:p>
      <text:p text:style-name="P979"><text:s text:c="2"/>plot_annotation(title = "Gráfico de Barras com duas ou mais categorias",</text:p>
      <text:p text:style-name="P980"><text:s text:c="18"/>tag_levels = "1")</text:p>
      <text:p text:style-name="P981"/>
      <text:p text:style-name="P982">pp</text:p>
      <text:p text:style-name="P983"/>
      <text:p text:style-name="P984">#Fechando dispositivo gráfico</text:p>
      <text:p text:style-name="P985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305">
        <text:list-item>
          <text:p text:style-name="P986">Histograma é um tipo de gráficos de barras.<text:line-break/></text:p>
        </text:list-item>
        <text:list-item>
          <text:p text:style-name="P986">É usado para variáveis quantitativas continuas.<text:line-break/></text:p>
        </text:list-item>
        <text:list-item>
          <text:p text:style-name="P986">Para elaborar um histograma é necessário uma variável quantitativa.<text:line-break/></text:p>
        </text:list-item>
        <text:list-item>
          <text:p text:style-name="P986">No eixo x teremos os valores da variável e no eixo y sua frequência que pode ser absoluta ou relativa.<text:line-break/></text:p>
        </text:list-item>
        <text:list-item>
          <text:p text:style-name="P986">Este tipo de gráfico é muito usado para observar:<text:line-break/></text:p>
          <text:list text:style-name="L306">
            <text:list-item>
              <text:p text:style-name="P987"><text:span text:style-name="T1">Distribuição de frequências</text:span><text:line-break/></text:p>
            </text:list-item>
            <text:list-item>
              <text:p text:style-name="P987"><text:span text:style-name="T1">Simetria</text:span><text:line-break/></text:p>
            </text:list-item>
            <text:list-item>
              <text:p text:style-name="P987"><text:span text:style-name="T1">Desvio</text:span><text:line-break/>Presença de valores discrepantes (Outliers).<text:line-break/></text:p>
            </text:list-item>
            <text:list-item>
              <text:p text:style-name="P987"><text:span text:style-name="T1">Amplitude da variável</text:span><text:line-break/></text:p>
            </text:list-item>
          </text:list>
        </text:list-item>
        <text:list-item>
          <text:p text:style-name="P986">A diferença entre gráficos de barras e histograma:<text:line-break/></text:p>
          <text:list text:style-name="L307">
            <text:list-item>
              <text:p text:style-name="P988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8">
            <text:list-item>
              <text:p text:style-name="P989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9">
        <text:list-item>
          <text:p text:style-name="P990">Principais argumentos da função <text:span text:style-name="Source_Text">geom_histogram()</text:span>:<text:line-break/></text:p>
          <text:list text:style-name="L310">
            <text:list-item>
              <text:p text:style-name="P991"><text:span text:style-name="Source_Text">binwidth</text:span><text:line-break/>A largura das caixas (barras).<text:line-break/></text:p>
            </text:list-item>
            <text:list-item>
              <text:p text:style-name="P991"><text:span text:style-name="Source_Text">color = "nome_cor", fill = "nome_cor"</text:span><text:line-break/>Altera a cor da linha e do preenchimento.<text:line-break/></text:p>
            </text:list-item>
            <text:list-item>
              <text:p text:style-name="P991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91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91"><text:span text:style-name="Source_Text">position="identity"</text:span><text:line-break/>Histogramas sobrepostos.<text:line-break/></text:p>
            </text:list-item>
            <text:list-item>
              <text:p text:style-name="P991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0">Alterar a posição da legenda:<text:line-break/></text:p>
          <text:list text:style-name="L311">
            <text:list-item>
              <text:p text:style-name="P992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92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92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12">
        <text:list-item>
          <text:p text:style-name="P993">Exemplo - Histograma com eixo x logarítmo no ggplot2:<text:line-break/></text:p>
        </text:list-item>
      </text:list>
      <text:p text:style-name="P994">#Plotagem</text:p>
      <text:p text:style-name="P995">p = ggplot(dados,aes(x=cheg_2013/1000))</text:p>
      <text:p text:style-name="P996"/>
      <text:p text:style-name="P997">#Adição de camadas</text:p>
      <text:p text:style-name="P998">p+</text:p>
      <text:p text:style-name="P999"><text:s text:c="2"/>geom_histogram(aes(y= ..count.., fill = factor(Regiao)), #fill = variável factor</text:p>
      <text:p text:style-name="P1000"><text:s text:c="17"/>position = "identity", #Histogramas sobrepostos</text:p>
      <text:p text:style-name="P1001"><text:s text:c="17"/>alpha = 0.6, #Densidade das cores</text:p>
      <text:p text:style-name="P1002"><text:s text:c="17"/>binwidth = 0.1)+ #Largura das caixas (barras)</text:p>
      <text:p text:style-name="P1003"><text:s text:c="2"/>scale_x_log10()+ #Eixo x em escala logarítmica</text:p>
      <text:p text:style-name="P1004"><text:s text:c="2"/>labs(x = "Chegadas em escala logarítmica",</text:p>
      <text:p text:style-name="P1005"><text:s text:c="7"/>y = "Frequência Absoluta",</text:p>
      <text:p text:style-name="P1006"><text:s text:c="7"/>title = "Histograma do número de chegadas de turistas ao Brasil \nAno de 2013")+</text:p>
      <text:p text:style-name="P1007"><text:s text:c="2"/>theme_bw(base_size = 18)+ #Tipo de tema</text:p>
      <text:p text:style-name="P1008"><text:s text:c="2"/>scale_fill_discrete(name = "Região")+ #Escala de cores dos dados discretos</text:p>
      <text:p text:style-name="P1009"><text:s text:c="2"/>scale_fill_grey(start = 0.2,end = 0.8) #Escala de cinza</text:p>
      <text:p text:style-name="P1010"/>
      <text:p text:style-name="P1011">#Fechando dispositivo gráfico</text:p>
      <text:p text:style-name="P1012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13">
        <text:list-item>
          <text:p text:style-name="P1013">O <text:span text:style-name="T1">Diagrama de caixa</text:span> serve para compreensão da forma e amplitude dos dados.<text:line-break/></text:p>
        </text:list-item>
        <text:list-item>
          <text:p text:style-name="P1013">Para elaborar um boxplot é necessário pelo menos uma variável quantitativa.<text:line-break/></text:p>
        </text:list-item>
        <text:list-item>
          <text:p text:style-name="P1013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1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1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14">
        <text:list-item>
          <text:p text:style-name="P1014">Quartis:<text:line-break/></text:p>
          <text:list text:style-name="L315">
            <text:list-item>
              <text:p text:style-name="P1015">Q1 (25%)<text:line-break/></text:p>
            </text:list-item>
            <text:list-item>
              <text:p text:style-name="P1015">Q2 (50% ou mediana)<text:line-break/></text:p>
            </text:list-item>
            <text:list-item>
              <text:p text:style-name="P1015">Q3 (75%)<text:line-break/></text:p>
            </text:list-item>
          </text:list>
        </text:list-item>
        <text:list-item>
          <text:p text:style-name="P1014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6">
        <text:list-item>
          <text:p text:style-name="P101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7">
        <text:list-item>
          <text:p text:style-name="P1017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7">Limites:<text:line-break/></text:p>
          <text:list text:style-name="L318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7">Valores discrepantes (<text:span text:style-name="T1">Outliers</text:span>):<text:line-break/></text:p>
          <text:list text:style-name="L319">
            <text:list-item>
              <text:p text:style-name="P1019">Possíveis erros (arredondamento ou observação).<text:line-break/></text:p>
            </text:list-item>
            <text:list-item>
              <text:p text:style-name="P1019">Alguma condição especial que deve ser observada separadamente.<text:line-break/></text:p>
            </text:list-item>
          </text:list>
        </text:list-item>
        <text:list-item>
          <text:p text:style-name="P1017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20">
        <text:list-item>
          <text:p text:style-name="P1020">Exemplo - boxplot com eixos invertidos no ggplot2:<text:line-break/></text:p>
        </text:list-item>
      </text:list>
      <text:p text:style-name="P1021">#Plotagem</text:p>
      <text:p text:style-name="P1022">p &lt;- dados %&gt;% </text:p>
      <text:p text:style-name="P1023"><text:s text:c="2"/>ggplot(aes(x=as.factor(Mes),y=cheg_2012/1000))</text:p>
      <text:p text:style-name="P1024"/>
      <text:p text:style-name="P1025">#Adição de camadas</text:p>
      <text:p text:style-name="P1026">p +</text:p>
      <text:p text:style-name="P1027"><text:s text:c="2"/>geom_boxplot() +</text:p>
      <text:p text:style-name="P1028"><text:s text:c="2"/>labs(title = "Visualizando a variabilidade de chegadas de turistas ao Brasil no ano de 2012",</text:p>
      <text:p text:style-name="P1029"><text:s text:c="7"/>x= "Mês",</text:p>
      <text:p text:style-name="P1030"><text:s text:c="7"/>y="Número de chegadas") +</text:p>
      <text:p text:style-name="P1031"><text:s text:c="2"/>theme_bw(base_size = 18) + #Adiciona tema "black and white"</text:p>
      <text:p text:style-name="P1032"><text:s text:c="2"/>coord_flip() #Inverte posição do eixo x</text:p>
      <text:p text:style-name="P1033"/>
      <text:p text:style-name="P1034">#Fechando dispositivo gráfico</text:p>
      <text:p text:style-name="P1035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21">
        <text:list-item>
          <text:p text:style-name="P1036">Exemplo - boxplot com efeito jitter:<text:line-break/></text:p>
        </text:list-item>
      </text:list>
      <text:p text:style-name="P1037">#Plotagem</text:p>
      <text:p text:style-name="P1038">p &lt;- dados %&gt;% </text:p>
      <text:p text:style-name="P1039"><text:s text:c="2"/>ggplot(aes(x=as.factor(Mes),y=cheg_2012/1000))</text:p>
      <text:p text:style-name="P1040"/>
      <text:p text:style-name="P1041">#Adição de camadas</text:p>
      <text:p text:style-name="P1042">p +</text:p>
      <text:p text:style-name="P1043"><text:s text:c="2"/>geom_boxplot() +</text:p>
      <text:p text:style-name="P1044"><text:s text:c="2"/>geom_jitter()+ #Adiciona o feito jitter</text:p>
      <text:p text:style-name="P1045"><text:s text:c="2"/>labs(title = "Efeito jitter",</text:p>
      <text:p text:style-name="P1046"><text:s text:c="7"/>x= "Mês",</text:p>
      <text:p text:style-name="P1047"><text:s text:c="7"/>y="Número de chegadas") +</text:p>
      <text:p text:style-name="P1048"><text:s text:c="2"/>theme_bw(base_size = 18) #Adiciona tema "black and white"</text:p>
      <text:p text:style-name="P1049"/>
      <text:p text:style-name="P1050">#Fechando dispositivo gráfico</text:p>
      <text:p text:style-name="P1051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22">
        <text:list-item>
          <text:p text:style-name="P1052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53">#Organizando dados</text:p>
      <text:p text:style-name="P1054">dt = dados %&gt;% </text:p>
      <text:p text:style-name="P1055"><text:s text:c="2"/>filter(Regiao == "Norte" | Regiao == "Nordeste")</text:p>
      <text:p text:style-name="P1056"/>
      <text:p text:style-name="P1057">#Plotagem</text:p>
      <text:p text:style-name="P1058">p &lt;- dt %&gt;% </text:p>
      <text:p text:style-name="P1059"><text:s text:c="2"/>ggplot(aes(x=as.factor(Mes),y=cheg_2012/1000))</text:p>
      <text:p text:style-name="P1060"/>
      <text:p text:style-name="P1061">#Adição de camadas</text:p>
      <text:p text:style-name="P1062">p +</text:p>
      <text:p text:style-name="P1063"><text:s text:c="2"/>geom_boxplot() +</text:p>
      <text:p text:style-name="P1064"><text:s text:c="2"/>labs(title = "Chegada de turistas ao Brasil em 2012: Regiões Norte e Nordeste",</text:p>
      <text:p text:style-name="P1065"><text:s text:c="7"/>x= "Mês",</text:p>
      <text:p text:style-name="P1066"><text:s text:c="7"/>y="Número de chegadas") +</text:p>
      <text:p text:style-name="P1067"><text:s text:c="2"/>theme_bw(base_size = 18)+ #Adiciona tema "black and white"</text:p>
      <text:p text:style-name="P1068"><text:s text:c="2"/>facet_grid(Regiao ~.,scales = "free_y", space = "free")</text:p>
      <text:p text:style-name="P1069"/>
      <text:p text:style-name="P1070">#Fechando dispositivo gráfico</text:p>
      <text:p text:style-name="P1071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72">#Organizando dados</text:p>
      <text:p text:style-name="P1073">dt = dados %&gt;% </text:p>
      <text:p text:style-name="P1074"><text:s text:c="2"/>filter(Regiao != "Variados")</text:p>
      <text:p text:style-name="P1075"/>
      <text:p text:style-name="P1076">#Plotagem</text:p>
      <text:p text:style-name="P1077">p &lt;- dt %&gt;% </text:p>
      <text:p text:style-name="P1078"><text:s text:c="2"/>ggplot(aes(x=as.factor(Mes),y=cheg_2012/1000))</text:p>
      <text:p text:style-name="P1079"/>
      <text:p text:style-name="P1080">#Adição de camadas</text:p>
      <text:p text:style-name="P1081">p +</text:p>
      <text:p text:style-name="P1082"><text:s text:c="2"/>geom_boxplot() +</text:p>
      <text:p text:style-name="P1083"><text:s text:c="2"/>labs(title = "Chegada de turistas ao Brasil em 2012 por Regiões",</text:p>
      <text:p text:style-name="P1084"><text:s text:c="7"/>x= "Mês",</text:p>
      <text:p text:style-name="P1085"><text:s text:c="7"/>y="Número de chegadas") +</text:p>
      <text:p text:style-name="P1086"><text:s text:c="2"/>theme_bw(base_size = 18)+ #Adiciona tema "black and white"</text:p>
      <text:p text:style-name="P1087"><text:s text:c="2"/>facet_wrap(~Regiao, scale = "free_y", nrow=2)</text:p>
      <text:p text:style-name="P1088"/>
      <text:p text:style-name="P1089">#Fechando dispositivo gráfico</text:p>
      <text:p text:style-name="P1090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23">
        <text:list-item>
          <text:p text:style-name="P1091">O gráfico circular é montado a partir do gráfico de barras.<text:line-break/></text:p>
        </text:list-item>
        <text:list-item>
          <text:p text:style-name="P1091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91">Passo a passo:<text:line-break/></text:p>
          <text:list text:style-name="L324">
            <text:list-item>
              <text:p text:style-name="P1092">Produzir um gráfico de barras.<text:line-break/><text:span text:style-name="Source_Text">geom_bar()</text:span><text:line-break/></text:p>
            </text:list-item>
            <text:list-item>
              <text:p text:style-name="P1092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92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92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92">Adicionar camadas:<text:line-break/></text:p>
              <text:list text:style-name="L325">
                <text:list-item>
                  <text:p text:style-name="P1093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93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93">Atribuir tema e tamanho de fonte.<text:line-break/><text:span text:style-name="Source_Text">theme_bw(base_size = 18)</text:span><text:line-break/></text:p>
                </text:list-item>
                <text:list-item>
                  <text:p text:style-name="P1093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6">
        <text:list-item>
          <text:p text:style-name="P1094">Exemplo - Gráfico circular (pizza):<text:line-break/></text:p>
        </text:list-item>
      </text:list>
      <text:p text:style-name="P1095">#Organizando dados</text:p>
      <text:p text:style-name="P1096">d &lt;- data.frame(orcamento = c(10,20,30,40),</text:p>
      <text:p text:style-name="P1097"><text:s text:c="16"/>Empresa = c(paste("E",1:4)))</text:p>
      <text:p text:style-name="P1098"/>
      <text:p text:style-name="P1099">#Plotando gráficio</text:p>
      <text:p text:style-name="P1100">d %&gt;% </text:p>
      <text:p text:style-name="P1101"><text:s text:c="2"/>ggplot(aes(x = 1, weight = orcamento, </text:p>
      <text:p text:style-name="P1102"><text:s text:c="13"/>fill = Empresa))+ #Gráfico de barras empilhado e coluna única, com variável de agrupamento.</text:p>
      <text:p text:style-name="P1103"><text:s text:c="2"/>geom_bar(color = "black")+</text:p>
      <text:p text:style-name="P1104"><text:s text:c="2"/>coord_polar(theta = "y")+ #Transforma variável y em polar e o gráfico de barras em circular.</text:p>
      <text:p text:style-name="P1105"><text:s text:c="2"/>geom_text(x = 1.3,</text:p>
      <text:p text:style-name="P1106"><text:s text:c="12"/>aes(y = cumsum(orcamento[4:1]) - orcamento[4:1]/2, </text:p>
      <text:p text:style-name="P1107"><text:s text:c="16"/>label = paste0(100*round(orcamento[4:1]/sum(orcamento[4:1]),3), "%")))+</text:p>
      <text:p text:style-name="P1108"><text:s text:c="2"/>scale_x_continuous(breaks = NULL)+ #Retirar a escala x</text:p>
      <text:p text:style-name="P1109"><text:s text:c="2"/>scale_y_continuous(breaks = NULL)+ #Retirar a escala y</text:p>
      <text:p text:style-name="P1110"><text:s text:c="2"/>labs(title = "Gráfico circular com ggplot2",</text:p>
      <text:p text:style-name="P1111"><text:s text:c="7"/>x = "",</text:p>
      <text:p text:style-name="P1112"><text:s text:c="7"/>y = "Fatia do orçamento a ser pago")+</text:p>
      <text:p text:style-name="P1113"><text:s text:c="2"/>theme_bw(base_size = 18)+ #Tema e tamanho da fonte base.</text:p>
      <text:p text:style-name="P1114"><text:s text:c="2"/>theme(panel.grid = element_blank())+ #Não atribui nenhum valor as grades (sem desenho).</text:p>
      <text:p text:style-name="P1115"><text:s text:c="2"/>scale_fill_grey(start = 0.6, end = 1) #Escala de cores cinza.</text:p>
      <text:p text:style-name="P1116"/>
      <text:p text:style-name="P1117">#Fechando dispositivo gráfico</text:p>
      <text:p text:style-name="P1118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7">
        <text:list-item>
          <text:p text:style-name="P1119">No gráfico de pontos temos dois eixos númericos produzindo um gráfico de dispersão.<text:line-break/></text:p>
        </text:list-item>
        <text:list-item>
          <text:p text:style-name="P1119">Comando para aplicar gráfico de pontos:<text:line-break/><text:span text:style-name="Source_Text">geom_point()</text:span><text:line-break/></text:p>
        </text:list-item>
        <text:list-item>
          <text:p text:style-name="P1119">É possivel agrupar os pontos por grupos e atribuir cores e formas distintas.<text:line-break/></text:p>
        </text:list-item>
        <text:list-item>
          <text:p text:style-name="P1119">Principais argumentos:<text:line-break/></text:p>
          <text:list text:style-name="L328">
            <text:list-item>
              <text:p text:style-name="P1120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0"><text:span text:style-name="Source_Text">shape</text:span><text:line-break/>Altera as formas de determinados grupos a partir de variável.<text:line-break/></text:p>
            </text:list-item>
            <text:list-item>
              <text:p text:style-name="P1120"><text:span text:style-name="Source_Text">color</text:span><text:line-break/>Altera as cores de determinados grupos a partir de variável.<text:line-break/></text:p>
            </text:list-item>
            <text:list-item>
              <text:p text:style-name="P1120"><text:span text:style-name="Source_Text">scale_x_continuous</text:span><text:line-break/>Configuração do eixo x (para dados númericos).<text:line-break/></text:p>
              <text:list text:style-name="L329">
                <text:list-item>
                  <text:p text:style-name="P1121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21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0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30">
        <text:list-item>
          <text:p text:style-name="P1122">Exemplo - Gráfico de pontos (<text:span text:style-name="Source_Text">geom_point()</text:span>) com subgrupos:<text:line-break/></text:p>
        </text:list-item>
      </text:list>
      <text:p text:style-name="P1123">#Plotagem</text:p>
      <text:p text:style-name="P1124">ggplot(subset(dados, Regiao %in% c("Sul", "Sudeste")), #Subconjunto de dados de um data.frame</text:p>
      <text:p text:style-name="P1125"><text:s text:c="7"/>#O comando filtra dos dados do data.frame</text:p>
      <text:p text:style-name="P1126"><text:s text:c="7"/>aes(x = Mes, y = cheg_2013/1000, </text:p>
      <text:p text:style-name="P1127"><text:s text:c="11"/>shape = Estado, #Alterar formas desse grupo de variáveis</text:p>
      <text:p text:style-name="P1128"><text:s text:c="11"/>color = Regiao))+ #Diferencia os grupos das variáveis regiao por cor</text:p>
      <text:p text:style-name="P1129"><text:s text:c="2"/>scale_x_continuous(limits = c(1,12), #Limites do eixo x</text:p>
      <text:p text:style-name="P1130"><text:s text:c="21"/>breaks = seq(1,12,1))+ #Espaçamento do eixo x</text:p>
      <text:p text:style-name="P1131"><text:s text:c="2"/>geom_point(size = 3)+ #Tamanho dos ícones (pontos)</text:p>
      <text:p text:style-name="P1132"><text:s text:c="2"/>labs(title = "Gráfico de Dispersão: Mês x chegadas em 2013",</text:p>
      <text:p text:style-name="P1133"><text:s text:c="7"/>x = "Meses",</text:p>
      <text:p text:style-name="P1134"><text:s text:c="7"/>y = "Chegadas por mil")+</text:p>
      <text:p text:style-name="P1135"><text:s text:c="2"/>theme_bw(base_size = 18)+ #Adiciona tema "black and white" e tamanho da fonte</text:p>
      <text:p text:style-name="P1136"><text:s text:c="2"/>theme(plot.title = element_text(hjust = 0.5))+ #Título centralizado</text:p>
      <text:p text:style-name="P1137"><text:s text:c="2"/>scale_color_grey(start = 0.8, end = 0.2) #Aplica escalas de cinza</text:p>
      <text:p text:style-name="P1138"/>
      <text:p text:style-name="P1139">#Fechando dispositivo gráfico</text:p>
      <text:p text:style-name="P1140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31">
        <text:list-item>
          <text:p text:style-name="P1141">Exemplo - Gráfico de pontos com efeito jitter (<text:span text:style-name="Source_Text">geom_jitter()</text:span>):<text:line-break/></text:p>
        </text:list-item>
      </text:list>
      <text:p text:style-name="P1142">#Plotagem</text:p>
      <text:p text:style-name="P1143">ggplot(subset(dados, Regiao %in% c("Sul", "Sudeste")), #Subconjunto de dados de um data.frame</text:p>
      <text:p text:style-name="P1144"><text:s text:c="7"/>#O comando filtra dos dados do data.frame</text:p>
      <text:p text:style-name="P1145"><text:s text:c="7"/>aes(x = Mes, y = cheg_2013/1000, </text:p>
      <text:p text:style-name="P1146"><text:s text:c="11"/>shape = Regiao))+ #Diferencia os grupos das variáveis regiao por forma</text:p>
      <text:p text:style-name="P1147"><text:s text:c="2"/>scale_x_continuous(limits = c(1,12), #Limites do eixo x</text:p>
      <text:p text:style-name="P1148"><text:s text:c="21"/>breaks = seq(1,12,1))+ #Espaçamento do eixo x</text:p>
      <text:p text:style-name="P1149"><text:s text:c="2"/>geom_jitter(size = 3, #Tamanho dos ícones (pontos)</text:p>
      <text:p text:style-name="P1150"><text:s text:c="14"/>aes(colour = Estado), #Camada color ao agrupamento por Estado (legenda)</text:p>
      <text:p text:style-name="P1151"><text:s text:c="14"/>width = 0.25)+ #Controla a largura do espalhamento jitter</text:p>
      <text:p text:style-name="P1152"><text:s text:c="2"/>labs(title = "Gráfico de Dispersão com efeito jitter (espalhamento)",</text:p>
      <text:p text:style-name="P1153"><text:s text:c="7"/>subtitle = "Mês x chegadas em 2013",</text:p>
      <text:p text:style-name="P1154"><text:s text:c="7"/>x = "Meses",</text:p>
      <text:p text:style-name="P1155"><text:s text:c="7"/>y = "Chegadas por mil")+</text:p>
      <text:p text:style-name="P1156"><text:s text:c="2"/>theme_bw(base_size = 18)+ #Adiciona tema "black and white" e tamanho da fonte</text:p>
      <text:p text:style-name="P1157"><text:s text:c="2"/>theme(plot.title = element_text(hjust = 0.5))+ #Título centralizado</text:p>
      <text:p text:style-name="P1158"><text:s text:c="2"/>theme(plot.subtitle = element_text(hjust = 0.5))+ #Subtítulo centralizado</text:p>
      <text:p text:style-name="P1159"><text:s text:c="2"/>scale_color_grey(start = 0.8, end = 0.2) #Aplica escalas de cinza</text:p>
      <text:p text:style-name="P1160"/>
      <text:p text:style-name="P1161">#Fechando dispositivo gráfico</text:p>
      <text:p text:style-name="P1162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32">
        <text:list-item>
          <text:p text:style-name="P1163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164">#Gráfico 1</text:p>
      <text:p text:style-name="P1165">g1 &lt;- ggplot(subset(dados, Regiao %in% c("Sul", "Sudeste")), #Subconjunto de dados de um data.frame</text:p>
      <text:p text:style-name="P1166"><text:s text:c="13"/>#O comando filtra dos dados do data.frame</text:p>
      <text:p text:style-name="P1167"><text:s text:c="13"/>aes(x = Mes, y = cheg_2013/1000, </text:p>
      <text:p text:style-name="P1168"><text:s text:c="17"/>shape = Estado, #Alterar formas desse grupo de variáveis</text:p>
      <text:p text:style-name="P1169"><text:s text:c="17"/>color = Regiao))+ #Diferencia os grupos das variáveis regiao por cor</text:p>
      <text:p text:style-name="P1170"><text:s text:c="2"/>scale_x_continuous(limits = c(1,12), #Limites do eixo x</text:p>
      <text:p text:style-name="P1171"><text:s text:c="21"/>breaks = seq(1,12,1))+ #Espaçamento do eixo x</text:p>
      <text:p text:style-name="P1172"><text:s text:c="2"/>geom_point(size = 3)+ #Tamanho dos ícones (pontos)</text:p>
      <text:p text:style-name="P1173"><text:s text:c="2"/>labs(title = "Gráfico de Dispersão: Mês x chegadas em 2013",</text:p>
      <text:p text:style-name="P1174"><text:s text:c="7"/>x = "Meses",</text:p>
      <text:p text:style-name="P1175"><text:s text:c="7"/>y = "Chegadas por mil")+</text:p>
      <text:p text:style-name="P1176"><text:s text:c="2"/>theme_bw(base_size = 18)+ #Adiciona tema "black and white" e tamanho da fonte</text:p>
      <text:p text:style-name="P1177"><text:s text:c="2"/>theme(plot.title = element_text(hjust = 0.5))+ #Título centralizado</text:p>
      <text:p text:style-name="P1178"><text:s text:c="2"/>scale_color_grey(start = 0.8, end = 0.2) #Aplica escalas de cinza</text:p>
      <text:p text:style-name="P1179"/>
      <text:p text:style-name="P1180">#Gráfico 2</text:p>
      <text:p text:style-name="P1181">g2 &lt;- ggplot(subset(dados, Regiao %in% c("Sul", "Sudeste")), #Subconjunto de dados de um data.frame</text:p>
      <text:p text:style-name="P1182"><text:s text:c="13"/>#O comando filtra dos dados do data.frame</text:p>
      <text:p text:style-name="P1183"><text:s text:c="13"/>aes(x = Mes, y = cheg_2013/1000, </text:p>
      <text:p text:style-name="P1184"><text:s text:c="17"/>shape = Estado))+ #Diferencia os grupos das variáveis regiao por forma</text:p>
      <text:p text:style-name="P1185"><text:s text:c="2"/>scale_x_continuous(limits = c(1,12), #Limites do eixo x</text:p>
      <text:p text:style-name="P1186"><text:s text:c="21"/>breaks = seq(1,12,1))+ #Espaçamento do eixo x</text:p>
      <text:p text:style-name="P1187"><text:s text:c="2"/>geom_jitter(size = 3, #Tamanho dos ícones (pontos)</text:p>
      <text:p text:style-name="P1188"><text:s text:c="14"/>aes(colour = Regiao), #Camada color ao agrupamento por Estado (legenda)</text:p>
      <text:p text:style-name="P1189"><text:s text:c="14"/>width = 0.25)+ #Controla a largura do espalhamento jitter</text:p>
      <text:p text:style-name="P1190"><text:s text:c="2"/>labs(title = "Gráfico de Dispersão com efeito jitter (espalhamento)",</text:p>
      <text:p text:style-name="P1191"><text:s text:c="7"/>subtitle = "Mês x chegadas em 2013",</text:p>
      <text:p text:style-name="P1192"><text:s text:c="7"/>x = "Meses",</text:p>
      <text:p text:style-name="P1193"><text:s text:c="7"/>y = "Chegadas por mil")+</text:p>
      <text:p text:style-name="P1194"><text:s text:c="2"/>theme_bw(base_size = 18)+ #Adiciona tema "black and white" e tamanho da fonte</text:p>
      <text:p text:style-name="P1195"><text:s text:c="2"/>theme(plot.title = element_text(hjust = 0.5))+ #Título centralizado</text:p>
      <text:p text:style-name="P1196"><text:s text:c="2"/>theme(plot.subtitle = element_text(hjust = 0.5))+ #Subtítulo centralizado</text:p>
      <text:p text:style-name="P1197"><text:s text:c="2"/>scale_color_grey(start = 0.8, end = 0.2) #Aplica escalas de cinza</text:p>
      <text:p text:style-name="P1198"/>
      <text:p text:style-name="P1199">#Layout</text:p>
      <text:p text:style-name="P1200">g1 / g2</text:p>
      <text:p text:style-name="P1201"/>
      <text:p text:style-name="P1202">#fechando dispositivo grafico</text:p>
      <text:p text:style-name="P1203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list text:style-name="L333">
        <text:list-item>
          <text:p text:style-name="P1204">No gráfico de linhas temos dois eixos numéricos.<text:line-break/></text:p>
        </text:list-item>
        <text:list-item>
          <text:p text:style-name="P1204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04">É o gráfico adequado para representar séries de valores no tempo.<text:line-break/></text:p>
        </text:list-item>
        <text:list-item>
          <text:p text:style-name="P1204">Principais argumentos do gráfico de linhas na biblioteca <text:span text:style-name="Source_Text">ggplot2</text:span>:<text:line-break/></text:p>
          <text:list text:style-name="L334">
            <text:list-item>
              <text:p text:style-name="P1205"><text:span text:style-name="Source_Text">ggplot()</text:span><text:line-break/>Essa função recebe um <text:span text:style-name="Source_Text">data.frame</text:span> e cria a camada básica do gráfico.<text:line-break/></text:p>
              <text:list text:style-name="L335">
                <text:list-item>
                  <text:p text:style-name="P1206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06"><text:span text:style-name="Source_Text">aes()</text:span><text:line-break/>A função <text:span text:style-name="Source_Text">aes()</text:span> mapeia os apectos visuais do gráfico.<text:line-break/></text:p>
                  <text:list text:style-name="L336">
                    <text:list-item>
                      <text:p text:style-name="P1207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07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07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07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05"><text:span text:style-name="Source_Text">scale_x_continuous()</text:span><text:line-break/>Configuração do eixo x (para dados númericos).<text:line-break/></text:p>
              <text:list text:style-name="L337">
                <text:list-item>
                  <text:p text:style-name="P1208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08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05"><text:span text:style-name="Source_Text">geom_point()</text:span><text:line-break/>Adiciona a camada de gráfico de pontos (os pontos).<text:line-break/></text:p>
              <text:list text:style-name="L338">
                <text:list-item>
                  <text:p text:style-name="P1209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05"><text:span text:style-name="Source_Text">geom_line()</text:span><text:line-break/>Adiciona a camada do gráfico de linhas (as linhas que liga os pontos).<text:line-break/></text:p>
              <text:list text:style-name="L339">
                <text:list-item>
                  <text:p text:style-name="P1210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05"><text:span text:style-name="Source_Text">theme_bw()</text:span><text:line-break/>Adiciona o tema “black and white”.<text:line-break/></text:p>
              <text:list text:style-name="L340">
                <text:list-item>
                  <text:p text:style-name="P1211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05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41">
        <text:list-item>
          <text:p text:style-name="P1212">Exemplo - Gráfico de linhas (<text:span text:style-name="Source_Text">geom_point()+geom_line()</text:span>):<text:line-break/></text:p>
        </text:list-item>
      </text:list>
      <text:p text:style-name="P1213">#Plotagem</text:p>
      <text:p text:style-name="P1214">ggplot(subset(dados, Regiao %in% c("Sul", "Sudeste")), #Subconjunto de dados de um data.frame</text:p>
      <text:p text:style-name="P1215"><text:s text:c="7"/>#O comando filtra dos dados do data.frame</text:p>
      <text:p text:style-name="P1216"><text:s text:c="7"/>aes(x = Mes,</text:p>
      <text:p text:style-name="P1217"><text:s text:c="11"/>y = cheg_2013/1000, </text:p>
      <text:p text:style-name="P1218"><text:s text:c="11"/>shape = Estado, #Alterar formas desse grupo de variáveis</text:p>
      <text:p text:style-name="P1219"><text:s text:c="11"/>color = Regiao))+ #Diferencia os grupos das variáveis regiao por cor</text:p>
      <text:p text:style-name="P1220"><text:s text:c="2"/>scale_x_continuous(limits = c(1,12), #Limites do eixo x</text:p>
      <text:p text:style-name="P1221"><text:s text:c="21"/>breaks = seq(1,12,1))+ #Espaçamento do eixo x</text:p>
      <text:p text:style-name="P1222"><text:s text:c="2"/>geom_point(size = 3)+ #Tamanho dos ícones (pontos)</text:p>
      <text:p text:style-name="P1223"><text:s text:c="2"/>geom_line(size = 1.0)+ #Espessura da linha</text:p>
      <text:p text:style-name="P1224"><text:s text:c="2"/>labs(title = "Gráfico de Linhas: Mês x chegadas em 2013",</text:p>
      <text:p text:style-name="P1225"><text:s text:c="7"/>x = "Meses",</text:p>
      <text:p text:style-name="P1226"><text:s text:c="7"/>y = "Chegadas por mil")+</text:p>
      <text:p text:style-name="P1227"><text:s text:c="2"/>theme_bw(base_size = 18)+ #Adiciona tema "black and white" e tamanho da fonte</text:p>
      <text:p text:style-name="P1228"><text:s text:c="2"/>scale_color_grey() #Aplica escalas de cinza</text:p>
      <text:p text:style-name="P1229"/>
      <text:p text:style-name="P1230">#Fechando dispositivo gráfico</text:p>
      <text:p text:style-name="P1231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42">
        <text:list-item>
          <text:p text:style-name="P1232">Exemplo - Gráfico de linhas com efeito de suavização smooth(<text:span text:style-name="Source_Text">geom_smooth()</text:span>):<text:line-break/></text:p>
        </text:list-item>
      </text:list>
      <text:p text:style-name="P1233">#Plotagem</text:p>
      <text:p text:style-name="P1234">ggplot(subset(dados, Estado %in% c("SaoPaulo")), #Subconjunto de dados de um data.frame</text:p>
      <text:p text:style-name="P1235"><text:s text:c="7"/>#O comando filtra dos dados do data.frame</text:p>
      <text:p text:style-name="P1236"><text:s text:c="7"/>aes(x = cheg_2012/1000,</text:p>
      <text:p text:style-name="P1237"><text:s text:c="11"/>y = cheg_2013/1000, </text:p>
      <text:p text:style-name="P1238"><text:s text:c="11"/>color = Estado))+ #Diferencia os grupos das variáveis regiao por cor</text:p>
      <text:p text:style-name="P1239"><text:s text:c="2"/>scale_x_continuous(limits = c(140,230), #Limites do eixo x</text:p>
      <text:p text:style-name="P1240"><text:s text:c="21"/>breaks = seq(140,230,10))+ #Espaçamento do eixo x</text:p>
      <text:p text:style-name="P1241"><text:s text:c="2"/>geom_point(size = 1.5)+ #Tamanho dos ícones (pontos)</text:p>
      <text:p text:style-name="P1242"><text:s text:c="2"/>geom_smooth(size = 1.0)+ #Espessura da curva</text:p>
      <text:p text:style-name="P1243"><text:s text:c="2"/>labs(title = "Gráfico com ajuste de curva de tendência: 2012 x 2013",</text:p>
      <text:p text:style-name="P1244"><text:s text:c="7"/>x = "Chegadas por mil em 2012",</text:p>
      <text:p text:style-name="P1245"><text:s text:c="7"/>y = "Chegadas por mil em 2013")+</text:p>
      <text:p text:style-name="P1246"><text:s text:c="2"/>theme_bw(base_size = 18)+ #Adiciona tema "black and white" e tamanho da fonte</text:p>
      <text:p text:style-name="P1247"><text:s text:c="2"/>scale_color_grey() #Aplica escalas de cinza</text:p>
      <text:p text:style-name="P1248"/>
      <text:p text:style-name="P1249">#Fechando dispositivo gráfico</text:p>
      <text:p text:style-name="P1250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9.2.11.7 Gráfico de pontos com ajuste por curva de tendência com ggplot2<text:bookmark-end text:name="gráfico-de-pontos-com-ajuste-por-curva-de-tendência-com-ggplot2"/></text:h>
      <text:list text:style-name="L343">
        <text:list-item>
          <text:p text:style-name="P1251">Trata-se de um ajuste por curva de tendência entre duas variáveis numéricas.<text:line-break/></text:p>
        </text:list-item>
        <text:list-item>
          <text:p text:style-name="P1251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251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25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251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251">Gráfico de linha x gráfico de tendência:<text:line-break/></text:p>
          <text:list text:style-name="L344">
            <text:list-item>
              <text:p text:style-name="P1252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252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45">
        <text:list-item>
          <text:p text:style-name="P1253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254">#Plotagem</text:p>
      <text:p text:style-name="P1255">ggplot(subset(dados, Estado %in% c("SaoPaulo")), #Subconjunto de dados de um data.frame</text:p>
      <text:p text:style-name="P1256"><text:s text:c="7"/>#O comando filtra dos dados do data.frame</text:p>
      <text:p text:style-name="P1257"><text:s text:c="7"/>aes(x = cheg_2012/1000,</text:p>
      <text:p text:style-name="P1258"><text:s text:c="11"/>y = cheg_2013/1000, </text:p>
      <text:p text:style-name="P1259"><text:s text:c="11"/>color = Estado))+ #Diferencia os grupos das variáveis regiao por cor</text:p>
      <text:p text:style-name="P1260"><text:s text:c="2"/>scale_x_continuous(limits = c(140,230), #Limites do eixo x</text:p>
      <text:p text:style-name="P1261"><text:s text:c="21"/>breaks = seq(140,230,10))+ #Espaçamento do eixo x</text:p>
      <text:p text:style-name="P1262"><text:s text:c="2"/>geom_point(size = 1.5)+ #Tamanho dos ícones (pontos)</text:p>
      <text:p text:style-name="P1263"><text:s text:c="2"/>geom_smooth(size = 1.0, span = 0.7, se = TRUE)+ </text:p>
      <text:p text:style-name="P1264"><text:s text:c="2"/>#Espessura da curva (size = 1.0)</text:p>
      <text:p text:style-name="P1265"><text:s text:c="2"/>#Curva mais suave (span = 0.7)</text:p>
      <text:p text:style-name="P1266"><text:s text:c="2"/>#Apresenta confiabilidade estimada (se = TRUE)</text:p>
      <text:p text:style-name="P1267"><text:s text:c="2"/>labs(title = "Gráfico com ajuste de curva de tendência: 2012 x 2013",</text:p>
      <text:p text:style-name="P1268"><text:s text:c="7"/>x = "Chegadas por mil em 2012",</text:p>
      <text:p text:style-name="P1269"><text:s text:c="7"/>y = "Chegadas por mil em 2013")+</text:p>
      <text:p text:style-name="P1270"><text:s text:c="2"/>theme_bw(base_size = 18)+ #Adiciona tema "black and white" e tamanho da fonte</text:p>
      <text:p text:style-name="P1271"><text:s text:c="2"/>scale_color_grey() #Aplica escalas de cinza</text:p>
      <text:p text:style-name="P1272"/>
      <text:p text:style-name="P1273">#Fechando dispositivo gráfico</text:p>
      <text:p text:style-name="P1274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9.2.11.8 Gráfico de dispersão com linha de tendência com ggplot2<text:bookmark-end text:name="gráfico-de-dispersão-com-linha-de-tendência-com-ggplot2"/></text:h>
      <text:list text:style-name="L346">
        <text:list-item>
          <text:p text:style-name="P1275">A regressão linear calcula uma equação que minimiza a distância entre a linha ajustada e todos os pontos dos dados.<text:line-break/></text:p>
        </text:list-item>
        <text:list-item>
          <text:p text:style-name="P1275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9.2.11.8.1 Coeficiente de reta de regressão<text:bookmark-end text:name="coeficiente-de-reta-de-regressão"/></text:h>
      <text:list text:style-name="L347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276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9.2.11.8.2 Coeficiente de Correlação linear<text:bookmark-end text:name="coeficiente-de-correlação-linear"/></text:h>
      <text:list text:style-name="L348">
        <text:list-item>
          <text:p text:style-name="P1277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277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49">
        <text:list-item>
          <text:p text:style-name="P1278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278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50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51">
        <text:list-item>
          <text:p text:style-name="P1280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9.2.11.8.3 Coeficiente de determinação (R²)<text:bookmark-end text:name="coeficiente-de-determinação-r²"/></text:h>
      <text:list text:style-name="L352">
        <text:list-item>
          <text:p text:style-name="P1281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53">
            <text:list-item>
              <text:p text:style-name="P1282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282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281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9.2.11.8.4 Gráfico de dispersão com linha de tendência<text:bookmark-end text:name="gráfico-de-dispersão-com-linha-de-tendência"/></text:h>
      <text:list text:style-name="L354">
        <text:list-item>
          <text:p text:style-name="P1283">Principais argumentos do gráfico de dispersão com linhas de tendência:<text:line-break/></text:p>
          <text:list text:style-name="L355">
            <text:list-item>
              <text:p text:style-name="P1284"><text:span text:style-name="Source_Text">geom_point()</text:span><text:line-break/>Adiciona a camada de gráfico de pontos (os pontos).<text:line-break/></text:p>
            </text:list-item>
            <text:list-item>
              <text:p text:style-name="P1284"><text:span text:style-name="Source_Text">geom_smooth()</text:span><text:line-break/></text:p>
              <text:list text:style-name="L356">
                <text:list-item>
                  <text:p text:style-name="P1285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284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284"><text:span text:style-name="Source_Text">summary(model)</text:span><text:line-break/>Retorna resumos matemáticos da classe do argumento.<text:line-break/></text:p>
              <text:list text:style-name="L357">
                <text:list-item>
                  <text:p text:style-name="P1286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286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58">
        <text:list-item>
          <text:p text:style-name="P1287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88">#Plotagem</text:p>
      <text:p text:style-name="P1289">ggplot(df, aes(x, y, color = ""))+</text:p>
      <text:p text:style-name="P1290"><text:s text:c="2"/>geom_point()+</text:p>
      <text:p text:style-name="P1291"><text:s text:c="2"/>geom_smooth(method = "lm")+ #Método lm, Regressão linear</text:p>
      <text:p text:style-name="P1292"><text:s text:c="2"/>labs(title = </text:p>
      <text:p text:style-name="P1293"><text:s text:c="9"/>sprintf("Regressão linear\nR-quadrado = %1.3f\nEquação: %1.2fX+%1.2f\nCoeficiente de correlação linear = %1.3f",</text:p>
      <text:p text:style-name="P1294"><text:s text:c="17"/>summary(model)$r.squared, #R-quadrado</text:p>
      <text:p text:style-name="P1295"><text:s text:c="17"/>summary(model)$coefficients[2], #coeficiente A de Y=AX+B</text:p>
      <text:p text:style-name="P1296"><text:s text:c="17"/>summary(model)$coefficients[1], #coeficiente B de Y=AX+B</text:p>
      <text:p text:style-name="P1297"><text:s text:c="17"/>cor(y,x)),#Coeficiente de correlação linear</text:p>
      <text:p text:style-name="P1298"><text:s text:c="7"/>color = #legenda color (reta)</text:p>
      <text:p text:style-name="P1299"><text:s text:c="9"/>sprintf("Equação: %1.2fX+%1.2f",</text:p>
      <text:p text:style-name="P1300"><text:s text:c="17"/>summary(model)$coefficients[2], #coeficiente A de Y=AX+B</text:p>
      <text:p text:style-name="P1301"><text:s text:c="17"/>summary(model)$coefficients[1]))+ #coeficiente B de Y=AX+B</text:p>
      <text:p text:style-name="P1302"><text:s text:c="9"/>#Função de C printf, que retorna um vetor de caracteres,</text:p>
      <text:p text:style-name="P1303"><text:s text:c="9"/>#contendo uma combinação de formatada de texto e valores de variáveis</text:p>
      <text:p text:style-name="P1304"><text:s text:c="9"/>#"\n" = Próxima linha</text:p>
      <text:p text:style-name="P1305"><text:s text:c="9"/>#"%1.2f" = "%" imprimir argumentos,</text:p>
      <text:p text:style-name="P1306"><text:s text:c="20"/>#"1" tamanho minimo do campo,</text:p>
      <text:p text:style-name="P1307"><text:s text:c="20"/>#"2" número de casas decimais e </text:p>
      <text:p text:style-name="P1308"><text:s text:c="20"/>#"f" ponto flutuante.</text:p>
      <text:p text:style-name="P1309"><text:s text:c="2"/>scale_color_grey()+ #Adiciona escala de cinza na variável color</text:p>
      <text:p text:style-name="P1310"><text:s text:c="2"/>scale_fill_grey()+ #Adiciona escala de cinza na variável fill</text:p>
      <text:p text:style-name="P1311"><text:s text:c="2"/>theme_bw(base_size = 18)+ #Adiciona tema "black and white" e tamanho da fonte</text:p>
      <text:p text:style-name="P1312"><text:s text:c="2"/>theme(plot.title = element_text(hjust = 0.5)) #Alinhamento horizontal do título</text:p>
      <text:p text:style-name="P1313"/>
      <text:p text:style-name="P1314">#Fechando dispositivo gráfico</text:p>
      <text:p text:style-name="P1315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9.2.11.9 Efeitos<text:bookmark-end text:name="efeitos"/></text:h>
      <text:h text:style-name="Heading_20_5" text:outline-level="5"><text:bookmark-start text:name="o-efeito-jitter"/>9.2.11.9.1 O efeito jitter<text:bookmark-end text:name="o-efeito-jitter"/></text:h>
      <text:list text:style-name="L359">
        <text:list-item>
          <text:p text:style-name="P1316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16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16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16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16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9.2 Facetas<text:bookmark-end text:name="facetas"/></text:h>
      <text:list text:style-name="L360">
        <text:list-item>
          <text:p text:style-name="P1317">Divide o gráfico em vários painéis.<text:line-break/></text:p>
        </text:list-item>
        <text:list-item>
          <text:p text:style-name="P1317">O <text:span text:style-name="Source_Text">facet_grid()</text:span> forma uma matriz de painéis definidos por variáveis de facetação de linha e coluna.<text:line-break/></text:p>
        </text:list-item>
        <text:list-item>
          <text:p text:style-name="P1317">É mais útil quando se tem duas variáveis discretas e todas as combinações das variáveis existem nos dados.<text:line-break/></text:p>
        </text:list-item>
        <text:list-item>
          <text:p text:style-name="P1317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61">
        <text:list-item>
          <text:p text:style-name="P1318">Principais argumentos do <text:span text:style-name="Source_Text">facet_grid()</text:span>:<text:line-break/></text:p>
          <text:list text:style-name="L362">
            <text:list-item>
              <text:p text:style-name="P1319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19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19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19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19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63">
        <text:list-item>
          <text:p text:style-name="P1320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9.2.11.9.3 O efeito de suavização smooth<text:bookmark-end text:name="o-efeito-de-suavização-smooth"/></text:h>
      <text:list text:style-name="L364">
        <text:list-item>
          <text:p text:style-name="P1321">Trata-se de um ajuste de curva de tendência entre duas variáveis numéricas.<text:line-break/></text:p>
        </text:list-item>
        <text:list-item>
          <text:p text:style-name="P1321">Usa o modelo de regressão local para gerar uma curva suavizada que melhor se ajuste aos pontos.<text:line-break/></text:p>
        </text:list-item>
        <text:list-item>
          <text:p text:style-name="P1321">Na regressão local, estima-se uma função na vizinhança de cada ponto de interesse.<text:line-break/></text:p>
        </text:list-item>
        <text:list-item>
          <text:p text:style-name="P1321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2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21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21">Principais argumentos da função <text:span text:style-name="Source_Text">geom_smooth()</text:span>:<text:line-break/></text:p>
          <text:list text:style-name="L365">
            <text:list-item>
              <text:p text:style-name="P1322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22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22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66">
        <text:list-item>
          <text:p text:style-name="P1323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list text:style-name="L367">
        <text:list-item>
          <text:p text:style-name="P1324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24">Pacotes auxiliares ao ggplot:<text:line-break/></text:p>
          <text:list text:style-name="L368">
            <text:list-item>
              <text:p text:style-name="P1325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25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25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25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0 CAP. 8 - LIMPEZA RÁPIDA NOS DADOS<text:bookmark-end text:name="cap.-8---limpeza-rápida-nos-dados"/></text:h>
      <text:h text:style-name="Heading_20_2" text:outline-level="2"><text:bookmark-start text:name="pactoes"/>10.1 Pactoes<text:bookmark-end text:name="pactoes"/></text:h>
      <text:list text:style-name="L369">
        <text:list-item>
          <text:p text:style-name="P1326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0.2 Dados “sujos”<text:bookmark-end text:name="dados-sujos"/></text:h>
      <text:list text:style-name="L370">
        <text:list-item>
          <text:p text:style-name="P1327">Dados que podem apresentam diversos problemas ao utilizar dados abertos ou quando várias pessoas digitaram os dados.<text:line-break/></text:p>
        </text:list-item>
        <text:list-item>
          <text:p text:style-name="P1327">Registros que necessitam de ajustes antes de sua análise.<text:line-break/></text:p>
        </text:list-item>
      </text:list>
      <text:p text:style-name="Pagebreak"/>
      <text:h text:style-name="Heading_20_2" text:outline-level="2"><text:bookmark-start text:name="principais-funções-janitor"/>10.3 Principais funções <text:span text:style-name="Source_Text">janitor</text:span><text:bookmark-end text:name="principais-funções-janitor"/></text:h>
      <text:h text:style-name="Heading_20_3" text:outline-level="3"><text:bookmark-start text:name="limpando-nomes-do-data.frame---clean_names"/>10.3.1 Limpando nomes do <text:span text:style-name="Source_Text">data.frame</text:span> - <text:span text:style-name="Source_Text">clean_names()</text:span><text:bookmark-end text:name="limpando-nomes-do-data.frame---clean_names"/></text:h>
      <text:list text:style-name="L371">
        <text:list-item>
          <text:p text:style-name="P1328">Manipulação de nomes problematicos de variáveis (<text:span text:style-name="Source_Text">clean_names()</text:span>).<text:line-break/></text:p>
        </text:list-item>
        <text:list-item>
          <text:p text:style-name="P1328">O que a função <text:span text:style-name="Source_Text">clean.names()</text:span> faz?<text:line-break/></text:p>
          <text:list text:style-name="L372">
            <text:list-item>
              <text:p text:style-name="P1329">Retorna nomes somente com letras em caixa baixa e com “_” como separador.<text:line-break/></text:p>
            </text:list-item>
            <text:list-item>
              <text:p text:style-name="P1329">Manipula caracteres especiais e espaços.<text:line-break/></text:p>
            </text:list-item>
            <text:list-item>
              <text:p text:style-name="P1329">Inclui números para nomes duplicados.<text:line-break/></text:p>
            </text:list-item>
            <text:list-item>
              <text:p text:style-name="P1329">Converte o símbolo “%” para “percent” preservando o sentido.<text:line-break/></text:p>
            </text:list-item>
          </text:list>
        </text:list-item>
        <text:list-item>
          <text:p text:style-name="P1328">Existe um função no pacote básico do R que também faz limpeza de nomes (corrige nomes) <text:span text:style-name="Source_Text">make.names()</text:span>. Porém ela é muito básica, não sendo assim a solução ideal:<text:line-break/></text:p>
          <text:list text:style-name="L373">
            <text:list-item>
              <text:p text:style-name="P1330">Elimina espaços e substitui por pontos.<text:line-break/></text:p>
            </text:list-item>
            <text:list-item>
              <text:p text:style-name="P1330">Substitui símbolos por pontos.<text:line-break/></text:p>
            </text:list-item>
          </text:list>
        </text:list-item>
        <text:list-item>
          <text:p text:style-name="P1328">Exemplo - Limpando nomes do <text:span text:style-name="Source_Text">data.frame</text:span>:<text:line-break/></text:p>
        </text:list-item>
      </text:list>
      <text:p text:style-name="P1331">#Dados</text:p>
      <text:p text:style-name="P1332">dfp &lt;- as.data.frame(matrix(ncol = 6))</text:p>
      <text:p text:style-name="P1333">names(dfp) &lt;- c("OriGem",</text:p>
      <text:p text:style-name="P1334"><text:s text:c="16"/>"REPETE",</text:p>
      <text:p text:style-name="P1335"><text:s text:c="16"/>"REPETE",</text:p>
      <text:p text:style-name="P1336"><text:s text:c="16"/>"% de acertos",</text:p>
      <text:p text:style-name="P1337"><text:s text:c="16"/>"R!$@$&amp;*",</text:p>
      <text:p text:style-name="P1338"><text:s text:c="16"/>"")</text:p>
      <text:p text:style-name="P1339">dfp</text:p>
      <text:p text:style-name="P1340">#OriGem REPETE REPETE % de acertos R!$@$&amp;* <text:s text:c="2"/></text:p>
      <text:p text:style-name="P1341">#1 <text:s text:c="4"/>NA <text:s text:c="4"/>NA <text:s text:c="4"/>NA <text:s text:c="10"/>NA <text:s text:c="5"/>NA NA</text:p>
      <text:p text:style-name="P1342"/>
      <text:p text:style-name="P1343">#Limpando nomes</text:p>
      <text:p text:style-name="P1344">clean_names(dfp)</text:p>
      <text:p text:style-name="P1345">#ori_gem repete repete_2 percent_de_acertos <text:s text:c="1"/>r <text:s text:c="1"/>x</text:p>
      <text:p text:style-name="P1346">#1 <text:s text:c="5"/>NA <text:s text:c="4"/>NA <text:s text:c="6"/>NA <text:s text:c="16"/>NA NA NA</text:p>
      <text:p text:style-name="P1347"/>
      <text:p text:style-name="P1348">#Comparando com a função básica do R make.names</text:p>
      <text:p text:style-name="P1349">make.names(names(dfp))</text:p>
      <text:p text:style-name="P1350">#[1] "OriGem" <text:s text:c="7"/>"REPETE" <text:s text:c="7"/>"REPETE" <text:s text:c="7"/>"X..de.acertos"</text:p>
      <text:p text:style-name="P1351">#[5] "R......" <text:s text:c="6"/>"X" <text:s text:c="1"/></text:p>
      <text:p text:style-name="Pagebreak"/>
      <text:h text:style-name="Heading_20_3" text:outline-level="3"><text:bookmark-start text:name="remova-colunas-ou-linhas-inútes"/>10.3.2 Remova colunas ou linhas inútes<text:bookmark-end text:name="remova-colunas-ou-linhas-inútes"/></text:h>
      <text:list text:style-name="L374">
        <text:list-item>
          <text:p text:style-name="P1352">Funções:<text:line-break/></text:p>
          <text:list text:style-name="L375">
            <text:list-item>
              <text:p text:style-name="P1353"><text:span text:style-name="Source_Text">remove_constant()</text:span><text:line-break/>A função <text:span text:style-name="Source_Text">remove_constant()</text:span> remove as colunas constantes.<text:line-break/></text:p>
            </text:list-item>
            <text:list-item>
              <text:p text:style-name="P1353"><text:span text:style-name="Source_Text">remove_empty()</text:span><text:line-break/>A função <text:span text:style-name="Source_Text">remove_empty()</text:span> remove as linhas vazias (<text:span text:style-name="T2">NA</text:span>).<text:line-break/></text:p>
            </text:list-item>
          </text:list>
        </text:list-item>
        <text:list-item>
          <text:p text:style-name="P1352">Exemplo:<text:line-break/></text:p>
        </text:list-item>
      </text:list>
      <text:p text:style-name="P1354">#Dados</text:p>
      <text:p text:style-name="P1355">x &lt;- c("b","a","b","c","c",NA,"a","a",NA,"a")</text:p>
      <text:p text:style-name="P1356">y &lt;- rep("Brasil",10)</text:p>
      <text:p text:style-name="P1357">z &lt;- c(NA,1:7,NA,NA)</text:p>
      <text:p text:style-name="P1358">vazia &lt;- rep(NA,10)</text:p>
      <text:p text:style-name="P1359"/>
      <text:p text:style-name="P1360">#Criando dataframe</text:p>
      <text:p text:style-name="P1361">dt &lt;- data.frame(x,y,z,vazia)</text:p>
      <text:p text:style-name="P1362">dt</text:p>
      <text:p text:style-name="P1363"/>
      <text:p text:style-name="P1364">#Elimina coluna com valores constantes - remove_constant()</text:p>
      <text:p text:style-name="P1365">#Remove colunas y e vazia</text:p>
      <text:p text:style-name="P1366">dt_clean1 &lt;- remove_constant(dt)</text:p>
      <text:p text:style-name="P1367">dt_clean1</text:p>
      <text:p text:style-name="P1368"><text:s text:c="6"/>x <text:s text:c="1"/>z</text:p>
      <text:p text:style-name="P1369">1 <text:s text:c="4"/>b NA</text:p>
      <text:p text:style-name="P1370">2 <text:s text:c="4"/>a <text:s text:c="1"/>1</text:p>
      <text:p text:style-name="P1371">3 <text:s text:c="4"/>b <text:s text:c="1"/>2</text:p>
      <text:p text:style-name="P1372">4 <text:s text:c="4"/>c <text:s text:c="1"/>3</text:p>
      <text:p text:style-name="P1373">5 <text:s text:c="4"/>c <text:s text:c="1"/>4</text:p>
      <text:p text:style-name="P1374">6 <text:s text:c="1"/>&lt;NA&gt; <text:s text:c="1"/>5</text:p>
      <text:p text:style-name="P1375">7 <text:s text:c="4"/>a <text:s text:c="1"/>6</text:p>
      <text:p text:style-name="P1376">8 <text:s text:c="4"/>a <text:s text:c="1"/>7</text:p>
      <text:p text:style-name="P1377">9 <text:s text:c="1"/>&lt;NA&gt; NA</text:p>
      <text:p text:style-name="P1378">10 <text:s text:c="3"/>a NA</text:p>
      <text:p text:style-name="P1379"/>
      <text:p text:style-name="P1380">#Eliminando as linhas vazias - remove_empty()</text:p>
      <text:p text:style-name="P1381">#Remove linha 9, sem valores</text:p>
      <text:p text:style-name="P1382">dt_clean2 &lt;- remove_empty(dt_clean1)</text:p>
      <text:p text:style-name="P1383">dt_clean2</text:p>
      <text:p text:style-name="P1384"><text:s text:c="6"/>x <text:s text:c="1"/>z</text:p>
      <text:p text:style-name="P1385">1 <text:s text:c="4"/>b NA</text:p>
      <text:p text:style-name="P1386">2 <text:s text:c="4"/>a <text:s text:c="1"/>1</text:p>
      <text:p text:style-name="P1387">3 <text:s text:c="4"/>b <text:s text:c="1"/>2</text:p>
      <text:p text:style-name="P1388">4 <text:s text:c="4"/>c <text:s text:c="1"/>3</text:p>
      <text:p text:style-name="P1389">5 <text:s text:c="4"/>c <text:s text:c="1"/>4</text:p>
      <text:p text:style-name="P1390">6 <text:s text:c="1"/>&lt;NA&gt; <text:s text:c="1"/>5</text:p>
      <text:p text:style-name="P1391">7 <text:s text:c="4"/>a <text:s text:c="1"/>6</text:p>
      <text:p text:style-name="P1392">8 <text:s text:c="4"/>a <text:s text:c="1"/>7</text:p>
      <text:p text:style-name="P1393">10 <text:s text:c="3"/>a NA</text:p>
      <text:p text:style-name="Pagebreak"/>
      <text:h text:style-name="Heading_20_3" text:outline-level="3"><text:bookmark-start text:name="substitua-valores-perdidos---mice"/>10.3.3 Substitua valores perdidos - <text:span text:style-name="Source_Text">mice()</text:span><text:bookmark-end text:name="substitua-valores-perdidos---mice"/></text:h>
      <text:list text:style-name="L376">
        <text:list-item>
          <text:p text:style-name="P1394">Apesar do <text:span text:style-name="Source_Text">janitor</text:span> auxilia a eliminar linhas e colunas com valores perdidas, caso necessite substituir tais valores, o pacote <text:span text:style-name="Source_Text">mice</text:span> ajuda nessa tarefas, usando técnica de imputação de valores (<text:span text:style-name="T2">Multivariate Imputation by Chained Equations</text:span>), que levam em conta o tipo de variável, produzindo a substituição dos valores pedidos.<text:line-break/><text:span text:style-name="Source_Text">install.packages("mice")</text:span><text:line-break/></text:p>
        </text:list-item>
        <text:list-item>
          <text:p text:style-name="P1394">Exemplo - Substituição de valores perdidos (<text:span text:style-name="Source_Text">complete(mice())</text:span>):<text:line-break/></text:p>
        </text:list-item>
      </text:list>
      <text:p text:style-name="Pagebreak"/>
      <text:h text:style-name="Heading_20_3" text:outline-level="3"><text:bookmark-start text:name="produzindo-tabelas-de-frequência-para-uma-variável---taby"/>10.3.4 Produzindo tabelas de frequência para uma variável - <text:span text:style-name="Source_Text">taby()</text:span><text:bookmark-end text:name="produzindo-tabelas-de-frequência-para-uma-variável---taby"/></text:h>
      <text:list text:style-name="L377">
        <text:list-item>
          <text:p text:style-name="P1395">A função <text:span text:style-name="Source_Text">taby()</text:span>, do pacote <text:span text:style-name="Source_Text">janitor</text:span>, é uma versão melhorada da função <text:span text:style-name="Source_Text">table()</text:span>, do pacote base do R.<text:line-break/></text:p>
        </text:list-item>
        <text:list-item>
          <text:p text:style-name="P1395">Diferenças:<text:line-break/></text:p>
          <text:list text:style-name="L378">
            <text:list-item>
              <text:p text:style-name="P1396">Retorna <text:span text:style-name="Source_Text">data.frame</text:span> que pode ser melhorado e impresso com <text:span text:style-name="Source_Text">kable()</text:span>, do pacote <text:span text:style-name="Source_Text">knitr</text:span>.<text:line-break/></text:p>
            </text:list-item>
            <text:list-item>
              <text:p text:style-name="P1396">Calcula porcentagens automaticamente (porcentagem total e porcentagem valida, sem <text:span text:style-name="T1">NA</text:span>).<text:line-break/></text:p>
            </text:list-item>
            <text:list-item>
              <text:p text:style-name="P1396">Pode opcionalmente exibir valores <text:span text:style-name="T1">NA</text:span>.<text:line-break/></text:p>
            </text:list-item>
            <text:list-item>
              <text:p text:style-name="P1396">Quando <text:span text:style-name="T1">NA</text:span> ocorre, uma coluna adicional <text:span text:style-name="Source_Text">valid_percent</text:span> (porcentagem valida) é adicionada.<text:line-break/></text:p>
            </text:list-item>
            <text:list-item>
              <text:p text:style-name="P1396">Pode opcionalmente ordernar as contagens (frequência).<text:line-break/></text:p>
            </text:list-item>
            <text:list-item>
              <text:p text:style-name="P1396">Pode ser usado com operador pipe <text:span text:style-name="Source_Text">%&gt;%</text:span>, do pacote <text:span text:style-name="Source_Text">magrittr</text:span>.<text:line-break/></text:p>
            </text:list-item>
            <text:list-item>
              <text:p text:style-name="P1396">Quando a variável for do tipo categórica, os valores perdidos são contabilizados na tabela.<text:line-break/></text:p>
            </text:list-item>
          </text:list>
        </text:list-item>
      </text:list>
      <text:p text:style-name="FigureWithCaption"><draw:frame draw:name="img60" style:rel-width="50.0%" style:rel-height="scale" svg:width="320.0pt" svg:height="175.0pt"><draw:image xlink:href="Pictures/373.png" xlink:type="simple" xlink:show="embed" xlink:actuate="onLoad"/></draw:frame></text:p>
      <text:p text:style-name="FigureCaption">Exemplo tabela de frequência de uma variável.</text:p>
      <text:p text:style-name="Pagebreak"/>
      <text:list text:style-name="L379">
        <text:list-item>
          <text:p text:style-name="P1397">Exemplo - Produzindo tabelas de frequência para uma variável (<text:span text:style-name="Source_Text">taby()</text:span>):<text:line-break/></text:p>
        </text:list-item>
      </text:list>
      <text:p text:style-name="P1398">#Dados</text:p>
      <text:p text:style-name="P1399">x &lt;- c("b","a","b","c","c",NA,"a","a",NA,"a")</text:p>
      <text:p text:style-name="P1400">y &lt;- rep("Brasil",10)</text:p>
      <text:p text:style-name="P1401">z &lt;- c(NA,1:7,NA,NA)</text:p>
      <text:p text:style-name="P1402">vazia &lt;- rep(NA,10)</text:p>
      <text:p text:style-name="P1403"/>
      <text:p text:style-name="P1404">#Tabela de frequência da variável x</text:p>
      <text:p text:style-name="P1405">tabyl(x, sort = TRUE)</text:p>
      <text:p text:style-name="P1406">x n percent valid_percent</text:p>
      <text:p text:style-name="P1407">a 4 <text:s text:c="4"/>0.4 <text:s text:c="9"/>0.50</text:p>
      <text:p text:style-name="P1408">b 2 <text:s text:c="4"/>0.2 <text:s text:c="9"/>0.25</text:p>
      <text:p text:style-name="P1409">c 2 <text:s text:c="4"/>0.2 <text:s text:c="9"/>0.25</text:p>
      <text:p text:style-name="P1410">&lt;NA&gt; 2 <text:s text:c="4"/>0.2 <text:s text:c="11"/>NA</text:p>
      <text:p text:style-name="P1411"/>
      <text:p text:style-name="P1412">tabyl(x) %&gt;% </text:p>
      <text:p text:style-name="P1413"><text:s text:c="2"/>select(x, valid_percent)</text:p>
      <text:p text:style-name="P1414">x valid_percent</text:p>
      <text:p text:style-name="P1415">a <text:s text:c="9"/>0.50</text:p>
      <text:p text:style-name="P1416">b <text:s text:c="9"/>0.25</text:p>
      <text:p text:style-name="P1417">c <text:s text:c="9"/>0.25</text:p>
      <text:p text:style-name="P1418">&lt;NA&gt; <text:s text:c="11"/>NA</text:p>
      <text:p text:style-name="Pagebreak"/>
      <text:h text:style-name="Heading_20_3" text:outline-level="3"><text:bookmark-start text:name="tabulação-cruzada---tabyl"/>10.3.5 Tabulação cruzada - <text:span text:style-name="Source_Text">tabyl()</text:span><text:bookmark-end text:name="tabulação-cruzada---tabyl"/></text:h>
      <text:h text:style-name="Heading_20_4" text:outline-level="4"><text:bookmark-start text:name="tabulação-cruzada"/>10.3.5.1 Tabulação cruzada<text:bookmark-end text:name="tabulação-cruzada"/></text:h>
      <text:list text:style-name="L380">
        <text:list-item>
          <text:p text:style-name="P1419">As tabelas de tabulação cruzada (tabelas de contigência) exibem o relacionamento entre duas variáveis categóricas (nominais ou ordinais). O tamanho da tabela é determinado pelo número de valores distintos para cada variável, com cada célula na tabela representando uma combinação exclusiva de valores.<text:line-break/></text:p>
        </text:list-item>
        <text:list-item>
          <text:p text:style-name="P1419">Exemplo didático:<text:line-break/>Numa tabela onde temos duas colunas (x e y), a tabulação cruzada é a incidência (frequência) de ocorrências de x em y.<text:line-break/>Logo, para tornar uma tabela em tabulação cruzada o <text:span text:style-name="T1">x</text:span> mantém-se coluna e os valores de <text:span text:style-name="T1">y</text:span> passam a ser colunas, os valores da tabulação cruzada são as frequências das combinações.<text:line-break/></text:p>
        </text:list-item>
      </text:list>
      <text:p text:style-name="FigureWithCaption"><draw:frame draw:name="img61" svg:width="433.0pt" svg:height="119.0pt"><draw:image xlink:href="Pictures/374.jpg" xlink:type="simple" xlink:show="embed" xlink:actuate="onLoad"/></draw:frame></text:p>
      <text:p text:style-name="FigureCaption">Exemplo de tabulação cruzada</text:p>
      <text:h text:style-name="Heading_20_4" text:outline-level="4"><text:bookmark-start text:name="função-tabyl-para-tabulação-cruzada"/>10.3.5.2 Função <text:span text:style-name="Source_Text">tabyl()</text:span> para tabulação cruzada<text:bookmark-end text:name="função-tabyl-para-tabulação-cruzada"/></text:h>
      <text:list text:style-name="L381">
        <text:list-item>
          <text:p text:style-name="P1420">Uma tabulação cruzada é gerada com a função <text:span text:style-name="Source_Text">tabyl()</text:span>.<text:line-break/></text:p>
        </text:list-item>
        <text:list-item>
          <text:p text:style-name="P1420">Propriedades:<text:line-break/></text:p>
          <text:list text:style-name="L382">
            <text:list-item>
              <text:p text:style-name="P1421">Retorna um <text:span text:style-name="Source_Text">dataframe</text:span>.<text:line-break/></text:p>
            </text:list-item>
            <text:list-item>
              <text:p text:style-name="P1421">Calcula frequências absolutas, mas é possível incluir frequências relativas por linha ou coluna.<text:line-break/></text:p>
            </text:list-item>
            <text:list-item>
              <text:p text:style-name="P1421">Também é possível incluir as frequências em forma de porcentagem.<text:line-break/></text:p>
            </text:list-item>
            <text:list-item>
              <text:p text:style-name="P1421">Pode (opcionalmente) mostrar os valores <text:span text:style-name="T1">NA</text:span> (“<text:span text:style-name="Source_Text">show_na = F</text:span>” exclui <text:span text:style-name="T1">NA</text:span>).<text:line-break/>Ex.:<text:span text:style-name="Source_Text">tabyl(dt,x,y, show_na = F)</text:span><text:line-break/></text:p>
            </text:list-item>
          </text:list>
        </text:list-item>
        <text:list-item>
          <text:p text:style-name="P1420">A função <text:span text:style-name="Source_Text">tabyl()</text:span>, do pacote <text:span text:style-name="Source_Text">janitor</text:span>, produz resultado que só seria possível através de um conjunto de funções do sistema <text:span text:style-name="Source_Text">tidyverse</text:span> (<text:span text:style-name="Source_Text">dplyr</text:span> e <text:span text:style-name="Source_Text">tidyr</text:span>).<text:line-break/>Ex.: <text:span text:style-name="Source_Text">goup_by %&gt;% summarise %&gt;% mutate %&gt;% spread</text:span><text:line-break/></text:p>
        </text:list-item>
      </text:list>
      <text:p text:style-name="Pagebreak"/>
      <text:list text:style-name="L383">
        <text:list-item>
          <text:p text:style-name="P1422">O pacote <text:span text:style-name="Source_Text">janitor</text:span> tem um conjunto de funções para <text:span text:style-name="T2">adornar</text:span> a tabulação:<text:line-break/></text:p>
          <text:list text:style-name="L384">
            <text:list-item>
              <text:p text:style-name="P1423"><text:span text:style-name="Source_Text">adorn_total</text:span><text:line-break/>Adiciona o total por linha ou coluna ou por ambos.<text:line-break/></text:p>
            </text:list-item>
            <text:list-item>
              <text:p text:style-name="P1423"><text:span text:style-name="Source_Text">adorn_percentages</text:span><text:line-break/>Calcula porcentagens com base nos totais de linha (“<text:span text:style-name="Source_Text">row</text:span>”), de coluna (“<text:span text:style-name="Source_Text">col</text:span>”) ou sobre o total geral da tabela (“<text:span text:style-name="Source_Text">all</text:span>”).<text:line-break/>Ex.: <text:span text:style-name="Source_Text">adorn_percentages("row")</text:span><text:line-break/></text:p>
            </text:list-item>
            <text:list-item>
              <text:p text:style-name="P1423"><text:span text:style-name="Source_Text">adorn_pct_formatting</text:span><text:line-break/>Formata as porcentagens, controlando o número de dígitos a serem exibidos e incluindo o simbolo de “%”.<text:line-break/></text:p>
            </text:list-item>
            <text:list-item>
              <text:p text:style-name="P1423"><text:span text:style-name="Source_Text">adorn_rounding</text:span><text:line-break/>Produz arredondamento nos números da tabela, não deve ser usado em conjunto com <text:span text:style-name="Source_Text">adorn_pct_formatting</text:span>.<text:line-break/>Ex.: <text:span text:style-name="Source_Text">adorn_rounding(digits = 0, rounding = "half up")</text:span><text:line-break/>Métodos de arredondamento (<text:span text:style-name="Source_Text">rounding</text:span>):<text:line-break/></text:p>
              <text:list text:style-name="L385">
                <text:list-item>
                  <text:p text:style-name="P1424"><text:span text:style-name="Source_Text">half up</text:span><text:line-break/>Arredonda para cima.<text:line-break/>Ex.: <draw:frame draw:style-name="fr1" text:anchor-type="as-char"><draw:object xlink:href="Formula-375/" xlink:type="simple" xlink:show="embed" xlink:actuate="onLoad"/></draw:frame><text:line-break/></text:p>
                </text:list-item>
                <text:list-item>
                  <text:p text:style-name="P1424"><text:span text:style-name="Source_Text">half to even</text:span><text:line-break/>Arredonda para baixo.<text:line-break/>Ex.: <draw:frame draw:style-name="fr1" text:anchor-type="as-char"><draw:object xlink:href="Formula-377/" xlink:type="simple" xlink:show="embed" xlink:actuate="onLoad"/></draw:frame><text:line-break/></text:p>
                </text:list-item>
              </text:list>
            </text:list-item>
            <text:list-item>
              <text:p text:style-name="P1423"><text:span text:style-name="Source_Text">adorn_ns</text:span><text:line-break/>Adiciona as contagens (frequência absoluta).<text:line-break/></text:p>
            </text:list-item>
            <text:list-item>
              <text:p text:style-name="P1423"><text:span text:style-name="Source_Text">adorn_title</text:span><text:line-break/>Adiciona título a tabela, podendo ser no topo da tabela ou combinado na primeira linha/coluna.<text:line-break/>A opção “top” adiciona o nome da coluna numa linha vazia (dificulta manipulação posterior). Outra opção é “combined” anexando a variável de nome na linha já presente.<text:line-break/>Ex.: <text:span text:style-name="Source_Text">adorn_title("combined", row_name = "Cor de selo", col_name = "Categorias")</text:span></text:p>
            </text:list-item>
          </text:list>
        </text:list-item>
      </text:list>
      <text:p text:style-name="Pagebreak"/>
      <text:list text:style-name="L386">
        <text:list-item>
          <text:p text:style-name="P1425">Exemplos - Pacote <text:span text:style-name="Source_Text">janitor</text:span>, função <text:span text:style-name="Source_Text">tabyl()</text:span> para tabulação cruzada com adornos:<text:line-break/></text:p>
        </text:list-item>
      </text:list>
      <text:p text:style-name="P1426">#Tabulação cruzada entre x e y</text:p>
      <text:p text:style-name="P1427">#frequência de y em x</text:p>
      <text:p text:style-name="P1428">tabyl(dt,x,y)</text:p>
      <text:p text:style-name="P1429"><text:s text:c="8"/>x A B C NA_</text:p>
      <text:p text:style-name="P1430"><text:s text:c="5"/>azul 2 0 0 <text:s text:c="2"/>1</text:p>
      <text:p text:style-name="P1431"><text:s text:c="4"/>preto 1 2 0 <text:s text:c="2"/>1</text:p>
      <text:p text:style-name="P1432"><text:s text:c="1"/>vermelho 1 1 1 <text:s text:c="2"/>0</text:p>
      <text:p text:style-name="P1433"><text:s text:c="5"/>&lt;NA&gt; 0 0 1 <text:s text:c="2"/>0</text:p>
      <text:p text:style-name="P1434"/>
      <text:p text:style-name="P1435">#Tabulação cruzada entre x e y com adornos</text:p>
      <text:p text:style-name="P1436">tabyl(dt,x,y) %&gt;% </text:p>
      <text:p text:style-name="P1437"><text:s text:c="2"/>adorn_percentages("row") %&gt;% #Inclui porcentagens com base na linha</text:p>
      <text:p text:style-name="P1438"><text:s text:c="2"/>adorn_pct_formatting() #Formata para %</text:p>
      <text:p text:style-name="P1439"><text:s text:c="8"/>x <text:s text:c="4"/>A <text:s text:c="4"/>B <text:s text:c="5"/>C <text:s text:c="2"/>NA_</text:p>
      <text:p text:style-name="P1440"><text:s text:c="5"/>azul 66.7% <text:s text:c="1"/>0.0% <text:s text:c="2"/>0.0% 33.3%</text:p>
      <text:p text:style-name="P1441"><text:s text:c="4"/>preto 25.0% 50.0% <text:s text:c="2"/>0.0% 25.0%</text:p>
      <text:p text:style-name="P1442"><text:s text:c="1"/>vermelho 33.3% 33.3% <text:s text:c="1"/>33.3% <text:s text:c="1"/>0.0%</text:p>
      <text:p text:style-name="P1443"><text:s text:c="5"/>&lt;NA&gt; <text:s text:c="1"/>0.0% <text:s text:c="1"/>0.0% 100.0% <text:s text:c="1"/>0.0%</text:p>
      <text:p text:style-name="P1444"/>
      <text:p text:style-name="P1445">tabyl(dt,x,y) %&gt;% </text:p>
      <text:p text:style-name="P1446"><text:s text:c="2"/>adorn_percentages("col") %&gt;% #Inclui porcentagens com base na coluna</text:p>
      <text:p text:style-name="P1447"><text:s text:c="2"/>adorn_pct_formatting() #Formata para %</text:p>
      <text:p text:style-name="P1448"><text:s text:c="8"/>x <text:s text:c="4"/>A <text:s text:c="4"/>B <text:s text:c="4"/>C <text:s text:c="2"/>NA_</text:p>
      <text:p text:style-name="P1449"><text:s text:c="5"/>azul 50.0% <text:s text:c="1"/>0.0% <text:s text:c="1"/>0.0% 50.0%</text:p>
      <text:p text:style-name="P1450"><text:s text:c="4"/>preto 25.0% 66.7% <text:s text:c="1"/>0.0% 50.0%</text:p>
      <text:p text:style-name="P1451"><text:s text:c="1"/>vermelho 25.0% 33.3% 50.0% <text:s text:c="1"/>0.0%</text:p>
      <text:p text:style-name="P1452"><text:s text:c="5"/>&lt;NA&gt; <text:s text:c="1"/>0.0% <text:s text:c="1"/>0.0% 50.0% <text:s text:c="1"/>0.0%</text:p>
      <text:p text:style-name="P1453"/>
      <text:p text:style-name="P1454">tabyl(dt,x,y) %&gt;% </text:p>
      <text:p text:style-name="P1455"><text:s text:c="2"/>adorn_percentages("all") %&gt;% #Inclui porcentagens com base no total geral</text:p>
      <text:p text:style-name="P1456"><text:s text:c="2"/>adorn_pct_formatting() #Formata para %</text:p>
      <text:p text:style-name="P1457"><text:s text:c="8"/>x <text:s text:c="4"/>A <text:s text:c="4"/>B <text:s text:c="3"/>C <text:s text:c="1"/>NA_</text:p>
      <text:p text:style-name="P1458"><text:s text:c="5"/>azul 18.2% <text:s text:c="1"/>0.0% 0.0% 9.1%</text:p>
      <text:p text:style-name="P1459"><text:s text:c="4"/>preto <text:s text:c="1"/>9.1% 18.2% 0.0% 9.1%</text:p>
      <text:p text:style-name="P1460"><text:s text:c="1"/>vermelho <text:s text:c="1"/>9.1% <text:s text:c="1"/>9.1% 9.1% 0.0%</text:p>
      <text:p text:style-name="P1461"><text:s text:c="5"/>&lt;NA&gt; <text:s text:c="1"/>0.0% <text:s text:c="1"/>0.0% 9.1% 0.0%</text:p>
      <text:p text:style-name="Pagebreak"/>
      <text:list text:style-name="L387">
        <text:list-item>
          <text:p text:style-name="P1462">Exemplos - Pacote <text:span text:style-name="Source_Text">janitor</text:span>, função <text:span text:style-name="Source_Text">tabyl()</text:span> para tabulação cruzada com adorno <text:span text:style-name="Source_Text">adorn_title</text:span> para títulos e exclusão de <text:span text:style-name="T1">NA</text:span>:<text:line-break/></text:p>
        </text:list-item>
      </text:list>
      <text:p text:style-name="P1463"/>
      <text:p text:style-name="P1464">tabyl(dt,x,y, show_na = F) %&gt;% <text:s text:c="1"/>#Exclui NA</text:p>
      <text:p text:style-name="P1465"><text:s text:c="2"/>adorn_percentages("all") %&gt;% #Inclui porcentagens com base no total geral</text:p>
      <text:p text:style-name="P1466"><text:s text:c="2"/>adorn_rounding(2) %&gt;% #Arredonda com 2 casas decimais</text:p>
      <text:p text:style-name="P1467"><text:s text:c="2"/>adorn_ns() %&gt;% #Inclui contagens</text:p>
      <text:p text:style-name="P1468"><text:s text:c="2"/>adorn_title("combined", </text:p>
      <text:p text:style-name="P1469"><text:s text:c="14"/>row_name = "Cor de selo",</text:p>
      <text:p text:style-name="P1470"><text:s text:c="14"/>col_name = "Categorias") #Adiciona títulos</text:p>
      <text:p text:style-name="P1471"><text:s text:c="14"/></text:p>
      <text:p text:style-name="P1472"><text:s text:c="1"/>Cor de selo/Categorias <text:s text:c="7"/>A <text:s text:c="7"/>B <text:s text:c="7"/>C</text:p>
      <text:p text:style-name="P1473"><text:s text:c="19"/>azul 0.25 (2) 0.00 (0) 0.00 (0)</text:p>
      <text:p text:style-name="P1474"><text:s text:c="18"/>preto 0.12 (1) 0.25 (2) 0.00 (0)</text:p>
      <text:p text:style-name="P1475"><text:s text:c="15"/>vermelho 0.12 (1) 0.12 (1) 0.12 (1)</text:p>
      <text:p text:style-name="Pagebreak"/>
      <text:list text:style-name="L388">
        <text:list-item>
          <text:p text:style-name="P1476">Exemplos - Pacote <text:span text:style-name="Source_Text">janitor</text:span>, função <text:span text:style-name="Source_Text">tabyl()</text:span> para tabulação cruzada com adorno <text:span text:style-name="Source_Text">adorn_rounding</text:span> para arredondamentos:<text:line-break/></text:p>
        </text:list-item>
      </text:list>
      <text:p text:style-name="P1477">#Arredondamentos</text:p>
      <text:p text:style-name="P1478">#half up - arredonda para cima</text:p>
      <text:p text:style-name="P1479">dt %&gt;% </text:p>
      <text:p text:style-name="P1480"><text:s text:c="2"/>tabyl(x,y) %&gt;% </text:p>
      <text:p text:style-name="P1481"><text:s text:c="2"/>adorn_percentages() %&gt;% </text:p>
      <text:p text:style-name="P1482"><text:s text:c="2"/>adorn_rounding(digits = 0,rounding = "half up")</text:p>
      <text:p text:style-name="P1483"><text:s text:c="8"/>x A B C NA_</text:p>
      <text:p text:style-name="P1484"><text:s text:c="5"/>azul 1 0 0 <text:s text:c="2"/>0</text:p>
      <text:p text:style-name="P1485"><text:s text:c="4"/>preto 0 1 0 <text:s text:c="2"/>0</text:p>
      <text:p text:style-name="P1486"><text:s text:c="1"/>vermelho 0 0 0 <text:s text:c="2"/>0</text:p>
      <text:p text:style-name="P1487"><text:s text:c="5"/>&lt;NA&gt; 0 0 1 <text:s text:c="2"/>0</text:p>
      <text:p text:style-name="P1488"/>
      <text:p text:style-name="P1489">#half to even - arredonda para baixo</text:p>
      <text:p text:style-name="P1490">dt %&gt;% </text:p>
      <text:p text:style-name="P1491"><text:s text:c="2"/>tabyl(x,y) %&gt;% </text:p>
      <text:p text:style-name="P1492"><text:s text:c="2"/>adorn_percentages() %&gt;% </text:p>
      <text:p text:style-name="P1493"><text:s text:c="2"/>adorn_rounding(digits = 0,rounding = "half to even")</text:p>
      <text:p text:style-name="P1494"><text:s text:c="8"/>x A B C NA_</text:p>
      <text:p text:style-name="P1495"><text:s text:c="5"/>azul 1 0 0 <text:s text:c="2"/>0</text:p>
      <text:p text:style-name="P1496"><text:s text:c="4"/>preto 0 0 0 <text:s text:c="2"/>0</text:p>
      <text:p text:style-name="P1497"><text:s text:c="1"/>vermelho 0 0 0 <text:s text:c="2"/>0</text:p>
      <text:p text:style-name="P1498"><text:s text:c="5"/>&lt;NA&gt; 0 0 1 <text:s text:c="2"/>0</text:p>
      <text:p text:style-name="Pagebreak"/>
      <text:h text:style-name="Heading_20_3" text:outline-level="3"><text:bookmark-start text:name="teste-qui-quadrado-para-tabela-cruzada---chisq.test"/>10.3.6 Teste qui-quadrado para tabela cruzada - <text:span text:style-name="Source_Text">chisq.test()</text:span><text:bookmark-end text:name="teste-qui-quadrado-para-tabela-cruzada---chisq.test"/></text:h>
      <text:list text:style-name="L389">
        <text:list-item>
          <text:p text:style-name="P1499">O teste qui-quadrado pode ser aplicado em dados tabelados de forma cruzada.<text:line-break/></text:p>
        </text:list-item>
        <text:list-item>
          <text:p text:style-name="P1499">O teste qui-quadrado é um teste não paramétrico.<text:line-break/></text:p>
        </text:list-item>
        <text:list-item>
          <text:p text:style-name="P1499">O objetivo é testar as hipóteses:<text:line-break/></text:p>
          <text:list text:style-name="L390">
            <text:list-item>
              <text:p text:style-name="P1500"><draw:frame draw:style-name="fr1" text:anchor-type="as-char"><draw:object xlink:href="Formula-379/" xlink:type="simple" xlink:show="embed" xlink:actuate="onLoad"/></draw:frame>:<text:line-break/>A variável linha é independente da variável coluna, ou seja, a proporção no total das linhas deve ser a mesma quando considerada em cada categoria da variável linha.<text:line-break/></text:p>
            </text:list-item>
            <text:list-item>
              <text:p text:style-name="P1500"><draw:frame draw:style-name="fr1" text:anchor-type="as-char"><draw:object xlink:href="Formula-381/" xlink:type="simple" xlink:show="embed" xlink:actuate="onLoad"/></draw:frame>:<text:line-break/>A variável linha é dependente da variável coluna, ou seja, a proporção no total das linhas é diferente da proporção em cada categoria da variável linha.<text:line-break/></text:p>
            </text:list-item>
          </text:list>
        </text:list-item>
        <text:list-item>
          <text:p text:style-name="P1499">As variáveis devem ser categóricas.<text:line-break/></text:p>
        </text:list-item>
        <text:list-item>
          <text:p text:style-name="P1499">Para concluir o teste, observamos o resultado do <text:span text:style-name="Source_Text">p-valor</text:span> e comparamos com o nível de significância (<draw:frame draw:style-name="fr1" text:anchor-type="as-char"><draw:object xlink:href="Formula-383/" xlink:type="simple" xlink:show="embed" xlink:actuate="onLoad"/></draw:frame>) adotado na pesquisa, que em geral costuma ser de <draw:frame draw:style-name="fr1" text:anchor-type="as-char"><draw:object xlink:href="Formula-385/" xlink:type="simple" xlink:show="embed" xlink:actuate="onLoad"/></draw:frame>(ou seja, <draw:frame draw:style-name="fr1" text:anchor-type="as-char"><draw:object xlink:href="Formula-387/" xlink:type="simple" xlink:show="embed" xlink:actuate="onLoad"/></draw:frame>).<text:line-break/></text:p>
          <text:list text:style-name="L391">
            <text:list-item>
              <text:p text:style-name="P1501">Se <text:span text:style-name="Source_Text">p-valor</text:span> <draw:frame draw:style-name="fr1" text:anchor-type="as-char"><draw:object xlink:href="Formula-389/" xlink:type="simple" xlink:show="embed" xlink:actuate="onLoad"/></draw:frame><text:line-break/>Não é possível rejeitar a hipotese nula (<draw:frame draw:style-name="fr1" text:anchor-type="as-char"><draw:object xlink:href="Formula-391/" xlink:type="simple" xlink:show="embed" xlink:actuate="onLoad"/></draw:frame>).<text:line-break/>Concluímos que as variáveis não são dependentes, são independentes, ao nível de significância de <draw:frame draw:style-name="fr1" text:anchor-type="as-char"><draw:object xlink:href="Formula-393/" xlink:type="simple" xlink:show="embed" xlink:actuate="onLoad"/></draw:frame>.<text:line-break/></text:p>
            </text:list-item>
            <text:list-item>
              <text:p text:style-name="P1501">Se <text:span text:style-name="Source_Text">p-valor</text:span> <draw:frame draw:style-name="fr1" text:anchor-type="as-char"><draw:object xlink:href="Formula-395/" xlink:type="simple" xlink:show="embed" xlink:actuate="onLoad"/></draw:frame><text:line-break/>Rejeitamos a hipotese conhecida como nula (<draw:frame draw:style-name="fr1" text:anchor-type="as-char"><draw:object xlink:href="Formula-397/" xlink:type="simple" xlink:show="embed" xlink:actuate="onLoad"/></draw:frame>).<text:line-break/>Concluímos que as variáveis são dependentes ao nível de significância de <draw:frame draw:style-name="fr1" text:anchor-type="as-char"><draw:object xlink:href="Formula-399/" xlink:type="simple" xlink:show="embed" xlink:actuate="onLoad"/></draw:frame>.<text:line-break/></text:p>
            </text:list-item>
          </text:list>
        </text:list-item>
      </text:list>
      <text:p text:style-name="Pagebreak"/>
      <text:list text:style-name="L392">
        <text:list-item>
          <text:p text:style-name="P1502">Exemplo 1 - Hipótese <draw:frame draw:style-name="fr1" text:anchor-type="as-char"><draw:object xlink:href="Formula-401/" xlink:type="simple" xlink:show="embed" xlink:actuate="onLoad"/></draw:frame>:<text:line-break/></text:p>
        </text:list-item>
      </text:list>
      <text:p text:style-name="P1503">#Suponha dois grupos que receberam tratamento</text:p>
      <text:p text:style-name="P1504">grupo &lt;- c(rep("A",15),rep("B",15))</text:p>
      <text:p text:style-name="P1505">set.seed(20)</text:p>
      <text:p text:style-name="P1506">resposta &lt;- c(sample(0:1,16,replace = T),rep(1,14))</text:p>
      <text:p text:style-name="P1507">dt = data.frame(grupo,resposta)</text:p>
      <text:p text:style-name="P1508"/>
      <text:p text:style-name="P1509">tab = tabyl(dt, grupo, resposta, show_na= F)</text:p>
      <text:p text:style-name="P1510">tab</text:p>
      <text:p text:style-name="P1511"><text:s text:c="1"/>grupo 0 <text:s text:c="1"/>1</text:p>
      <text:p text:style-name="P1512"><text:s text:c="5"/>A 9 <text:s text:c="1"/>6</text:p>
      <text:p text:style-name="P1513"><text:s text:c="5"/>B 1 14</text:p>
      <text:p text:style-name="P1514"/>
      <text:p text:style-name="P1515">#Aplicando o teste qui-quadrado</text:p>
      <text:p text:style-name="P1516">chisq.test(tab)</text:p>
      <text:p text:style-name="P1517"/>
      <text:p text:style-name="P1518"><text:s text:c="4"/>Pearson's Chi-squared test with Yates' continuity correction</text:p>
      <text:p text:style-name="P1519"/>
      <text:p text:style-name="P1520">data: <text:s text:c="1"/>tab</text:p>
      <text:p text:style-name="P1521">X-squared = 7.35, df = 1, p-value = 0.006706</text:p>
      <text:p text:style-name="P1522"/>
      <text:p text:style-name="P1523">#Conclusão</text:p>
      <text:p text:style-name="P1524">##p-value = 0.006706</text:p>
      <text:p text:style-name="P1525">##Logo, p-value (0.006706) &lt;= alpha (0.05)</text:p>
      <text:p text:style-name="P1526">##Assim, rejeitamos a hipótese nula (H_0),</text:p>
      <text:p text:style-name="P1527">##há uma associação estatisticamente significativa entre as variáveis.</text:p>
      <text:p text:style-name="P1528">##É a hipótese H_1.</text:p>
      <text:p text:style-name="Pagebreak"/>
      <text:list text:style-name="L393">
        <text:list-item>
          <text:p text:style-name="P1529">Exemplo 2 - Hipótese <draw:frame draw:style-name="fr1" text:anchor-type="as-char"><draw:object xlink:href="Formula-403/" xlink:type="simple" xlink:show="embed" xlink:actuate="onLoad"/></draw:frame>:<text:line-break/></text:p>
        </text:list-item>
      </text:list>
      <text:p text:style-name="P1530">#Suponha dois grupos que receberam tratamento</text:p>
      <text:p text:style-name="P1531">grupo &lt;- c(rep("A",15),rep("B",15))</text:p>
      <text:p text:style-name="P1532">set.seed(20)</text:p>
      <text:p text:style-name="P1533">resposta &lt;- c(sample(0:1,25,replace = T),rep(1,5))</text:p>
      <text:p text:style-name="P1534">dt = data.frame(grupo,resposta)</text:p>
      <text:p text:style-name="P1535"/>
      <text:p text:style-name="P1536">tab = tabyl(dt, grupo, resposta, show_na= F)</text:p>
      <text:p text:style-name="P1537">tab</text:p>
      <text:p text:style-name="P1538"><text:s text:c="1"/>grupo 0 1</text:p>
      <text:p text:style-name="P1539"><text:s text:c="5"/>A 9 6</text:p>
      <text:p text:style-name="P1540"><text:s text:c="5"/>B 6 9</text:p>
      <text:p text:style-name="P1541"/>
      <text:p text:style-name="P1542">#Aplicando o teste qui-quadrado</text:p>
      <text:p text:style-name="P1543">chisq.test(tab)</text:p>
      <text:p text:style-name="P1544"/>
      <text:p text:style-name="P1545"><text:s text:c="4"/>Pearson's Chi-squared test with Yates' continuity correction</text:p>
      <text:p text:style-name="P1546"/>
      <text:p text:style-name="P1547">data: <text:s text:c="1"/>tab</text:p>
      <text:p text:style-name="P1548">X-squared = 0.53333, df = 1, p-value = 0.4652</text:p>
      <text:p text:style-name="P1549"/>
      <text:p text:style-name="P1550">#Conclusão</text:p>
      <text:p text:style-name="P1551">##p-value = 0.4652</text:p>
      <text:p text:style-name="P1552">##Logo, p-value (0.4652) &gt; alpha (0.05)</text:p>
      <text:p text:style-name="P1553">##Assim, não podemos rejeitar a hipótese nula (H_0),</text:p>
      <text:p text:style-name="P1554">##Não há evidências suficientes para concluir que as variáveis estão associadas.</text:p>
      <text:p text:style-name="P1555">##É a hipótese H_0.</text:p>
      <text:p text:style-name="Pagebreak"/>
      <text:h text:style-name="Heading_20_3" text:outline-level="3"><text:bookmark-start text:name="caça-aos-registros-com-valores-duplicados---get_dupes"/>10.3.7 Caça aos registros com valores duplicados - <text:span text:style-name="Source_Text">get_dupes()</text:span><text:bookmark-end text:name="caça-aos-registros-com-valores-duplicados---get_dupes"/></text:h>
      <text:list text:style-name="L394">
        <text:list-item>
          <text:p text:style-name="P1556">A função <text:span text:style-name="Source_Text">get_dupes()</text:span>, do pacote <text:span text:style-name="Source_Text">janitor</text:span>, realiza a tarefa de retornar os registros duplicados do conjunto de dados em análise (exibe uma coluna com a contagem de duplicatas), para que seja possível detectar os casos problemáticos.<text:line-break/></text:p>
        </text:list-item>
        <text:list-item>
          <text:p text:style-name="P1556">É uma função útil para casos em que não deveriam aparecer registros duplicados.<text:line-break/>Ex.: ID, registros de notas fiscais, conjuntos únicos (ID, registro de faturamento),…<text:line-break/></text:p>
        </text:list-item>
        <text:list-item>
          <text:p text:style-name="P1556">Exemplo - Uso da função <text:span text:style-name="Source_Text">get_dupes()</text:span>, do pacote <text:span text:style-name="Source_Text">janitor</text:span>, para identificar registros duplicados:<text:line-break/></text:p>
        </text:list-item>
      </text:list>
      <text:p text:style-name="P1557">#data.frame</text:p>
      <text:p text:style-name="P1558">df = data.frame(ID = c(1000,1001,1000,1002),</text:p>
      <text:p text:style-name="P1559"><text:s text:c="16"/>FAT = c(2098.60,345.00,2098.60,1332.44),</text:p>
      <text:p text:style-name="P1560"><text:s text:c="16"/>ANO = c(2016,2016,2016,2017))</text:p>
      <text:p text:style-name="P1561"/>
      <text:p text:style-name="P1562">#Identificando registros duplicados - get_dupes()</text:p>
      <text:p text:style-name="P1563">##Metódo 1</text:p>
      <text:p text:style-name="P1564">get_dupes(df, ID, FAT)</text:p>
      <text:p text:style-name="P1565"/>
      <text:p text:style-name="P1566"><text:s text:c="4"/>ID <text:s text:c="3"/>FAT dupe_count <text:s text:c="1"/>ANO</text:p>
      <text:p text:style-name="P1567">1 1000 2098.6 <text:s text:c="9"/>2 2016</text:p>
      <text:p text:style-name="P1568">2 1000 2098.6 <text:s text:c="9"/>2 2016</text:p>
      <text:p text:style-name="P1569"/>
      <text:p text:style-name="P1570">##Metódo 2 - com uso de magrittr</text:p>
      <text:p text:style-name="P1571">df %&gt;% </text:p>
      <text:p text:style-name="P1572"><text:s text:c="2"/>get_dupes(ID,FAT)</text:p>
      <text:p text:style-name="P1573"/>
      <text:p text:style-name="P1574"><text:s text:c="4"/>ID <text:s text:c="3"/>FAT dupe_count <text:s text:c="1"/>ANO</text:p>
      <text:p text:style-name="P1575">1 1000 2098.6 <text:s text:c="9"/>2 2016</text:p>
      <text:p text:style-name="P1576">2 1000 2098.6 <text:s text:c="9"/>2 2016</text:p>
      <text:p text:style-name="Pagebreak"/>
      <text:h text:style-name="Heading_20_3" text:outline-level="3"><text:bookmark-start text:name="corrija-número-para-data-com-a-função-excel_numeric_to_date"/>10.3.8 Corrija número para data com a função <text:span text:style-name="Source_Text">excel_numeric_to_date()</text:span><text:bookmark-end text:name="corrija-número-para-data-com-a-função-excel_numeric_to_date"/></text:h>
      <text:list text:style-name="L395">
        <text:list-item>
          <text:p text:style-name="P1577">A função <text:span text:style-name="Source_Text">excel_numeric_to_date()</text:span>, do pacote <text:span text:style-name="Source_Text">janitor</text:span>, é para consertar data em uma arquivo importado de <text:span text:style-name="T2">Excel</text:span>, se uma data veio em formato número ao invés de data.<text:line-break/></text:p>
        </text:list-item>
        <text:list-item>
          <text:p text:style-name="P1577">A função <text:span text:style-name="Source_Text">excel_numeric_to_date()</text:span> converte número para a classe <text:span text:style-name="T2">Date</text:span>.<text:line-break/></text:p>
        </text:list-item>
        <text:list-item>
          <text:p text:style-name="P1577">Exemplo - Conversão de número para data, usando a função <text:span text:style-name="Source_Text">excel_numeric_to_date()</text:span> de um arquivo importado do excel:<text:line-break/></text:p>
        </text:list-item>
      </text:list>
      <text:p text:style-name="P1578">#Aplicação da função excel_numeric_to_date</text:p>
      <text:p text:style-name="P1579">#Metódo 1</text:p>
      <text:p text:style-name="P1580">excel_numeric_to_date(51503)</text:p>
      <text:p text:style-name="P1581">[1] "2041-01-02"</text:p>
      <text:p text:style-name="P1582"/>
      <text:p text:style-name="P1583">#Metódo 2 - MAC</text:p>
      <text:p text:style-name="P1584">excel_numeric_to_date(51503, date_system = "mac pre-2011")</text:p>
      <text:p text:style-name="P1585">[1] "2045-01-03"</text:p>
      <text:p text:style-name="P1586"/>
      <text:p text:style-name="P1587">#Metódo 3 - com magrittr</text:p>
      <text:p text:style-name="P1588">dt &lt;- 51503</text:p>
      <text:p text:style-name="P1589">dt %&gt;% </text:p>
      <text:p text:style-name="P1590"><text:s text:c="2"/>excel_numeric_to_date()</text:p>
      <text:p text:style-name="P1591">[1] "2041-01-02"</text:p>
      <text:p text:style-name="Pagebreak"/>
      <text:h text:style-name="Heading_20_3" text:outline-level="3"><text:bookmark-start text:name="conte-os-níveis-dos-fatores---escala-de-likert"/>10.3.9 Conte os níveis dos fatores - escala de <text:span text:style-name="T2">Likert</text:span><text:bookmark-end text:name="conte-os-níveis-dos-fatores---escala-de-likert"/></text:h>
      <text:h text:style-name="Heading_20_4" text:outline-level="4"><text:bookmark-start text:name="escala-likert"/>10.3.9.1 Escala <text:span text:style-name="T2">Likert</text:span><text:bookmark-end text:name="escala-likert"/></text:h>
      <text:list text:style-name="L396">
        <text:list-item>
          <text:p text:style-name="P1592">A escala <text:span text:style-name="T2">Likert</text:span> é utilizada para mensurar sentimentos numa escala que pode variar entre um e cinco níveis (a mais usada é de cinco níveis).<text:line-break/></text:p>
        </text:list-item>
        <text:list-item>
          <text:p text:style-name="P1592">Sendo um o menor nível e cinco o maior nível de concordância ou discordância sobre uma pergunta ou afirmação.<text:line-break/></text:p>
        </text:list-item>
        <text:list-item>
          <text:p text:style-name="P1592">Os níveis dos fatores geralmente se apresentam como:<text:line-break/></text:p>
          <text:list text:style-name="L397">
            <text:list-item>
              <text:p text:style-name="P1593">Concordo totalmente<text:line-break/></text:p>
            </text:list-item>
            <text:list-item>
              <text:p text:style-name="P1593">Concordo parcialmente<text:line-break/></text:p>
            </text:list-item>
            <text:list-item>
              <text:p text:style-name="P1593">Neutro<text:line-break/></text:p>
            </text:list-item>
            <text:list-item>
              <text:p text:style-name="P1593">Discordo parcialmente<text:line-break/></text:p>
            </text:list-item>
            <text:list-item>
              <text:p text:style-name="P1593">Discordo totalmente<text:line-break/></text:p>
            </text:list-item>
          </text:list>
        </text:list-item>
      </text:list>
      <text:p text:style-name="FigureWithCaption"><draw:frame draw:name="img62" svg:width="957.0pt" svg:height="144.0pt"><draw:image xlink:href="Pictures/405.png" xlink:type="simple" xlink:show="embed" xlink:actuate="onLoad"/></draw:frame></text:p>
      <text:p text:style-name="FigureCaption">Exemplo de escala <text:span text:style-name="T2">Likert</text:span>.</text:p>
      <text:p text:style-name="Pagebreak"/>
      <text:h text:style-name="Heading_20_4" text:outline-level="4"><text:bookmark-start text:name="a-função-top_levels"/>10.3.9.2 A função <text:span text:style-name="Source_Text">top_levels()</text:span><text:bookmark-end text:name="a-função-top_levels"/></text:h>
      <text:list text:style-name="L398">
        <text:list-item>
          <text:p text:style-name="P1594">A função <text:span text:style-name="Source_Text">top_levels()</text:span>, do pacote <text:span text:style-name="Source_Text">janitor</text:span>, realiza a contagem dos níveis da escala do tipo <text:span text:style-name="T2">Likert</text:span>.<text:line-break/></text:p>
        </text:list-item>
        <text:list-item>
          <text:p text:style-name="P1594">A função <text:span text:style-name="Source_Text">top_levels()</text:span> fornece uma tabela com as contagens e percentuais dos níveis agrupados em três grupos:<text:line-break/></text:p>
          <text:list text:style-name="L399">
            <text:list-item>
              <text:p text:style-name="P1595">Alto<text:line-break/></text:p>
            </text:list-item>
            <text:list-item>
              <text:p text:style-name="P1595">Médio<text:line-break/></text:p>
            </text:list-item>
            <text:list-item>
              <text:p text:style-name="P1595">Baixo<text:line-break/></text:p>
            </text:list-item>
          </text:list>
        </text:list-item>
        <text:list-item>
          <text:p text:style-name="P1594">O argumento <text:span text:style-name="Source_Text">n</text:span> da função estabelece quantos níveis serão incluidos no grupo alto e baixo da escala.<text:line-break/></text:p>
          <text:list text:style-name="L400">
            <text:list-item>
              <text:p text:style-name="P1596"><text:span text:style-name="Source_Text">n = 1</text:span><text:line-break/>Um nível no grupo alto, três níveis no grupo médio e um nível no grupo baixo.<text:line-break/></text:p>
            </text:list-item>
            <text:list-item>
              <text:p text:style-name="P1596"><text:span text:style-name="Source_Text">n = 2</text:span><text:line-break/>Dois níveis no grupo alto, um nível no grupo médio e dois níveis no grupo baixo.<text:line-break/></text:p>
            </text:list-item>
          </text:list>
        </text:list-item>
        <text:list-item>
          <text:p text:style-name="P1594">As caracteristicas da variável para ser avaliada pela função <text:span text:style-name="Source_Text">top_levels()</text:span>:<text:line-break/></text:p>
          <text:list text:style-name="L401">
            <text:list-item>
              <text:p text:style-name="P1597">Deve ser um fator (classe <text:span text:style-name="Source_Text">factor</text:span>)<text:line-break/></text:p>
            </text:list-item>
            <text:list-item>
              <text:p text:style-name="P1597">Conter as respostas e os níveis (<text:span text:style-name="Source_Text">levels</text:span>)<text:line-break/></text:p>
            </text:list-item>
            <text:list-item>
              <text:p text:style-name="P1597">Respostas que não correspondem aos níveis (<text:span text:style-name="Source_Text">levels</text:span>) são ignoradas.<text:line-break/></text:p>
            </text:list-item>
            <text:list-item>
              <text:p text:style-name="P1597">Exemplo:<text:line-break/></text:p>
            </text:list-item>
          </text:list>
          <text:p text:style-name="P1598">f &lt;- factor(c("neutro","concordo parcialmente",</text:p>
          <text:p text:style-name="P1599"><text:s text:c="12"/>"discordo parcialmente","concordo",</text:p>
          <text:p text:style-name="P1600"><text:s text:c="12"/>"concordo","concordo totalmente",</text:p>
          <text:p text:style-name="P1601"><text:s text:c="12"/>"concordo totalmente","concordo","discordo totalmente"),</text:p>
          <text:p text:style-name="P1602"><text:s text:c="10"/>levels = c("concordo totalmente",</text:p>
          <text:p text:style-name="P1603"><text:s text:c="21"/>"concordo parcialmente",</text:p>
          <text:p text:style-name="P1604"><text:s text:c="21"/>"neutro",</text:p>
          <text:p text:style-name="P1605"><text:s text:c="21"/>"discordo parcialmente",</text:p>
          <text:p text:style-name="P1606"><text:s text:c="21"/>"discordo totalmente"))</text:p>
        </text:list-item>
      </text:list>
      <text:p text:style-name="Pagebreak"/>
      <text:list text:style-name="L402">
        <text:list-item>
          <text:p text:style-name="P1607">Exemplo - Contagem dos níveis da escala do tipo <text:span text:style-name="T2">Likert</text:span>, usando a função <text:span text:style-name="Source_Text">top_levels()</text:span>:<text:line-break/></text:p>
        </text:list-item>
      </text:list>
      <text:p text:style-name="P1608">#Variável</text:p>
      <text:p text:style-name="P1609">f &lt;- factor(c("neutro","concordo parcialmente",</text:p>
      <text:p text:style-name="P1610"><text:s text:c="14"/>"discordo parcialmente","concordo",</text:p>
      <text:p text:style-name="P1611"><text:s text:c="14"/>"concordo","concordo totalmente",</text:p>
      <text:p text:style-name="P1612"><text:s text:c="14"/>"concordo totalmente","concordo","discordo totalmente"),</text:p>
      <text:p text:style-name="P1613"><text:s text:c="12"/>levels = c("concordo totalmente",</text:p>
      <text:p text:style-name="P1614"><text:s text:c="23"/>"concordo parcialmente",</text:p>
      <text:p text:style-name="P1615"><text:s text:c="23"/>"neutro",</text:p>
      <text:p text:style-name="P1616"><text:s text:c="23"/>"discordo parcialmente",</text:p>
      <text:p text:style-name="P1617"><text:s text:c="23"/>"discordo totalmente"))</text:p>
      <text:p text:style-name="P1618"/>
      <text:p text:style-name="P1619">#Contagem levels</text:p>
      <text:p text:style-name="P1620">#n = nº de niveis no grupo alto e baixo</text:p>
      <text:p text:style-name="P1621">top_levels(f,n=1)</text:p>
      <text:p text:style-name="P1622">#Um nível no grupo alto, três níveis no grupo médio e um nível no grupo baixo.</text:p>
      <text:p text:style-name="P1623"><text:s text:c="35"/>f n <text:s text:c="2"/>percent</text:p>
      <text:p text:style-name="P1624"><text:s text:c="17"/>concordo totalmente 2 0.3333333</text:p>
      <text:p text:style-name="P1625"><text:s text:c="1"/>&lt;&lt;&lt; Middle Group (3 categories) &gt;&gt;&gt; 3 0.5000000</text:p>
      <text:p text:style-name="P1626"><text:s text:c="17"/>discordo totalmente 1 0.1666667</text:p>
      <text:p text:style-name="P1627"/>
      <text:p text:style-name="P1628">top_levels(f,n=2)</text:p>
      <text:p text:style-name="P1629">#Dois níveis no grupo alto, um nível no grupo médio e dois níveis no grupo baixo.</text:p>
      <text:p text:style-name="P1630"><text:s text:c="30"/>f n <text:s text:c="2"/>percent</text:p>
      <text:p text:style-name="P1631"><text:s text:c="1"/>concordo totalmente, concor... 3 0.5000000</text:p>
      <text:p text:style-name="P1632"><text:s text:c="25"/>neutro 1 0.1666667</text:p>
      <text:p text:style-name="P1633"><text:s text:c="1"/>discordo parcialmente, disc... 2 0.3333333</text:p>
      <text:p text:style-name="Pagebreak"/>
      <text:h text:style-name="Heading_20_4" text:outline-level="4"><text:bookmark-start text:name="plotagem-de-escala-likert"/>10.3.9.3 Plotagem de escala <text:span text:style-name="T2">Likert</text:span><text:bookmark-end text:name="plotagem-de-escala-likert"/></text:h>
      <text:list text:style-name="L403">
        <text:list-item>
          <text:p text:style-name="P1634">Podemos utilizar o pacote <text:span text:style-name="Source_Text">likert</text:span>, para obter um resumo e formas de visualização da análise de respostas na escala <text:span text:style-name="T2">Likert</text:span>.<text:line-break/><text:span text:style-name="Source_Text">install.packages("likert")</text:span><text:line-break/></text:p>
        </text:list-item>
        <text:list-item>
          <text:p text:style-name="P1634">O pacote <text:span text:style-name="Source_Text">likert</text:span> é usado em conjunto com os pacotes gráficos (<text:span text:style-name="Source_Text">ggplot2</text:span> por exemplo).<text:line-break/></text:p>
        </text:list-item>
        <text:list-item>
          <text:p text:style-name="P1634">Exemplo - Visualização de respostas na escala <text:span text:style-name="T2">Likert</text:span>:<text:line-break/></text:p>
        </text:list-item>
      </text:list>
      <text:p text:style-name="P1635">#Bibliotecas</text:p>
      <text:p text:style-name="P1636">library(janitor) #Limpeza de dados</text:p>
      <text:p text:style-name="P1637">library(ggplot2) #Elaboração de gráficos</text:p>
      <text:p text:style-name="P1638">library(likert) #Opções de figuras no ggplot para itens com escala likert</text:p>
      <text:p text:style-name="P1639">library(RColorBrewer) #Pacote com paleta de cores para gráficos</text:p>
      <text:p text:style-name="P1640"/>
      <text:p text:style-name="P1641">#Criando uma base de dados simulada com 3 questões</text:p>
      <text:p text:style-name="P1642">niveis &lt;- c("concordo totalmente",</text:p>
      <text:p text:style-name="P1643"><text:s text:c="11"/>"concordo parcialmente",</text:p>
      <text:p text:style-name="P1644"><text:s text:c="11"/>"neutro",</text:p>
      <text:p text:style-name="P1645"><text:s text:c="11"/>"discordo parcialmente",</text:p>
      <text:p text:style-name="P1646"><text:s text:c="11"/>"discordo totalmente")</text:p>
      <text:p text:style-name="P1647"/>
      <text:p text:style-name="P1648">#Cria variáveis com 40 valores semialeatórios de 5 fatores</text:p>
      <text:p text:style-name="P1649">set.seed(30); q1 = factor(sample(1:5,40,replace = T))</text:p>
      <text:p text:style-name="P1650">levels(q1) = niveis #Substitui os 5 levels de q1 pelos 5 levels da variável niveis</text:p>
      <text:p text:style-name="P1651">set.seed(31); q2 = factor(sample(1:5,40,replace = T))</text:p>
      <text:p text:style-name="P1652">levels(q2) = niveis #Substitui os 5 levels de q2 pelos 5 levels da variável niveis</text:p>
      <text:p text:style-name="P1653">set.seed(32); q3 = factor(sample(1:5,40,replace = T))</text:p>
      <text:p text:style-name="P1654">levels(q3) = niveis #Substitui os 5 levels de q3 pelos 5 levels da variável niveis</text:p>
      <text:p text:style-name="P1655"/>
      <text:p text:style-name="P1656">#As respostas na escala de Likert</text:p>
      <text:p text:style-name="P1657">respostas &lt;- data.frame(q1,q2,q3)</text:p>
      <text:p text:style-name="P1658"/>
      <text:p text:style-name="P1659">#Preparo para plotagem</text:p>
      <text:p text:style-name="P1660">tb_likert &lt;- likert(respostas) #Transforma data.frame na classe likert</text:p>
      <text:p text:style-name="P1661"/>
      <text:p text:style-name="P1662">#Resumo das respostas</text:p>
      <text:p text:style-name="P1663">summary(tb_likert)</text:p>
      <text:p text:style-name="P1664"/>
      <text:p text:style-name="P1665">#Gráfico das respostas em escala de Likert</text:p>
      <text:p text:style-name="P1666">plot(tb_likert,</text:p>
      <text:p text:style-name="P1667"><text:s text:c="5"/>colors = c("gray30","gray65","gray95","gray75","gray55"))+</text:p>
      <text:p text:style-name="P1668"><text:s text:c="2"/>ggtitle("Gráfico das respostas em escala de Likert")+ #Título</text:p>
      <text:p text:style-name="P1669"><text:s text:c="2"/>labs(x = NULL,</text:p>
      <text:p text:style-name="P1670"><text:s text:c="7"/>y = "Porcentagem de respostas")+ #Rótulos dos eixos</text:p>
      <text:p text:style-name="P1671"><text:s text:c="2"/>theme(plot.title = element_text(hjust = 0.5)) #Centraliza o título</text:p>
      <text:p text:style-name="P1672"/>
      <text:p text:style-name="P1673">#Fechando dispositivo gráfico</text:p>
      <text:p text:style-name="P1674">dev.off()</text:p>
      <text:p text:style-name="Pagebreak"/>
      <text:p text:style-name="FigureWithCaption"><draw:frame draw:name="img63" svg:width="909.4736842105264pt" svg:height="401.6842105263158pt"><draw:image xlink:href="Pictures/406.png" xlink:type="simple" xlink:show="embed" xlink:actuate="onLoad"/></draw:frame></text:p>
      <text:p text:style-name="FigureCaption">Gráfico das respostas em escala de <text:span text:style-name="T2">Likert</text:span></text:p>
      <text:p text:style-name="Pagebreak"/>
      <text:list text:style-name="L404">
        <text:list-item>
          <text:p text:style-name="P1675">Exemplo - Visualização de respostas na escala <text:span text:style-name="T2">Likert</text:span> no formato <text:span text:style-name="Source_Text">type = heat</text:span>:<text:line-break/></text:p>
        </text:list-item>
      </text:list>
      <text:p text:style-name="P1676">#Bibliotecas</text:p>
      <text:p text:style-name="P1677">library(janitor) #Limpeza de dados</text:p>
      <text:p text:style-name="P1678">library(ggplot2) #Elaboração de gráficos</text:p>
      <text:p text:style-name="P1679">library(likert) #Opções de figuras no ggplot para itens com escala likert</text:p>
      <text:p text:style-name="P1680">library(RColorBrewer) #Pacote com paleta de cores para gráficos</text:p>
      <text:p text:style-name="P1681"/>
      <text:p text:style-name="P1682">#Criando uma base de dados simulada com 3 questões</text:p>
      <text:p text:style-name="P1683">niveis &lt;- c("concordo totalmente",</text:p>
      <text:p text:style-name="P1684"><text:s text:c="11"/>"concordo parcialmente",</text:p>
      <text:p text:style-name="P1685"><text:s text:c="11"/>"neutro",</text:p>
      <text:p text:style-name="P1686"><text:s text:c="11"/>"discordo parcialmente",</text:p>
      <text:p text:style-name="P1687"><text:s text:c="11"/>"discordo totalmente")</text:p>
      <text:p text:style-name="P1688"/>
      <text:p text:style-name="P1689">#Cria variáveis com 40 valores semialeatórios de 5 fatores</text:p>
      <text:p text:style-name="P1690">set.seed(30); q1 = factor(sample(1:5,40,replace = T))</text:p>
      <text:p text:style-name="P1691">levels(q1) = niveis #Substitui os 5 levels de q1 pelos 5 levels da variável niveis</text:p>
      <text:p text:style-name="P1692">set.seed(31); q2 = factor(sample(1:5,40,replace = T))</text:p>
      <text:p text:style-name="P1693">levels(q2) = niveis #Substitui os 5 levels de q2 pelos 5 levels da variável niveis</text:p>
      <text:p text:style-name="P1694">set.seed(32); q3 = factor(sample(1:5,40,replace = T))</text:p>
      <text:p text:style-name="P1695">levels(q3) = niveis #Substitui os 5 levels de q3 pelos 5 levels da variável niveis</text:p>
      <text:p text:style-name="P1696"/>
      <text:p text:style-name="P1697">#As respostas na escala de Likert</text:p>
      <text:p text:style-name="P1698">respostas &lt;- data.frame(q1,q2,q3)</text:p>
      <text:p text:style-name="P1699"/>
      <text:p text:style-name="P1700">#Resumo das respostas</text:p>
      <text:p text:style-name="P1701">tb_likert &lt;- likert(respostas) #Transforma data.frame na classe likert, prepara para plotagem</text:p>
      <text:p text:style-name="P1702">summary(tb_likert)</text:p>
      <text:p text:style-name="P1703"/>
      <text:p text:style-name="P1704">#Gráfico das respostas em escala de Likert</text:p>
      <text:p text:style-name="P1705">plot(tb_likert,</text:p>
      <text:p text:style-name="P1706"><text:s text:c="5"/>colors = c("gray30","gray65","gray95","gray75","gray55"), </text:p>
      <text:p text:style-name="P1707"><text:s text:c="5"/>type = "heat")+</text:p>
      <text:p text:style-name="P1708"><text:s text:c="2"/>ggtitle("Gráfico das respostas em escala de Likert")+ #Título</text:p>
      <text:p text:style-name="P1709"><text:s text:c="2"/>labs(x = NULL,</text:p>
      <text:p text:style-name="P1710"><text:s text:c="7"/>y = "Porcentagem de respostas")+ #Rótulos dos eixos</text:p>
      <text:p text:style-name="P1711"><text:s text:c="2"/>theme(plot.title = element_text(hjust = 0.5)) #Centraliza o título</text:p>
      <text:p text:style-name="P1712"/>
      <text:p text:style-name="P1713">#Fechando dispositivo gráfico</text:p>
      <text:p text:style-name="P1714">dev.off()</text:p>
      <text:p text:style-name="Pagebreak"/>
      <text:p text:style-name="FigureWithCaption"><draw:frame draw:name="img64" svg:width="909.4736842105264pt" svg:height="401.6842105263158pt"><draw:image xlink:href="Pictures/407.png" xlink:type="simple" xlink:show="embed" xlink:actuate="onLoad"/></draw:frame></text:p>
      <text:p text:style-name="FigureCaption">Gráfico das respostas em escala de <text:span text:style-name="T2">Likert</text:span> - <text:span text:style-name="Source_Text">type = "heat"</text:span>.</text:p>
      <text:p text:style-name="Pagebreak"/>
      <text:list text:style-name="L405">
        <text:list-item>
          <text:p text:style-name="P1715">Exemplos de modelos de visualização da escala <text:span text:style-name="T2">Likert</text:span>:<text:line-break/></text:p>
        </text:list-item>
      </text:list>
      <text:p text:style-name="P1716">p1 = likert(items = pptqc, nlevels = 3)</text:p>
      <text:p text:style-name="P1717">plot(p1)</text:p>
      <text:p text:style-name="FigureWithCaption"><draw:frame draw:name="img65" style:rel-width="50.0%" style:rel-height="scale" svg:width="1344.0pt" svg:height="960.0pt"><draw:image xlink:href="Pictures/408.png" xlink:type="simple" xlink:show="embed" xlink:actuate="onLoad"/></draw:frame></text:p>
      <text:p text:style-name="FigureCaption">Modelo 1 de visualização de escala <text:span text:style-name="T2">Likert</text:span>.</text:p>
      <text:p text:style-name="P1718">plot(p1, type = "heat")</text:p>
      <text:p text:style-name="FigureWithCaption"><draw:frame draw:name="img66" style:rel-width="50.0%" style:rel-height="scale" svg:width="1344.0pt" svg:height="960.0pt"><draw:image xlink:href="Pictures/409.png" xlink:type="simple" xlink:show="embed" xlink:actuate="onLoad"/></draw:frame></text:p>
      <text:p text:style-name="FigureCaption">Modelo 2 de visualização de escala <text:span text:style-name="T2">Likert</text:span> - <text:span text:style-name="Source_Text">type = "heat"</text:span>.</text:p>
      <text:p text:style-name="Pagebreak"/>
      <text:p text:style-name="P1719">lik2 &lt;- likert(as.data.frame(bd[ , 3:5]), grouping = bd$categ)</text:p>
      <text:p text:style-name="P1720">plot(lik2, wrap = 60, text.size=3) + theme(axis.text.y = element_text(size="6"))</text:p>
      <text:p text:style-name="FigureWithCaption"><draw:frame draw:name="img67" style:rel-width="50.0%" style:rel-height="scale" svg:width="1344.0pt" svg:height="960.0pt"><draw:image xlink:href="Pictures/410.png" xlink:type="simple" xlink:show="embed" xlink:actuate="onLoad"/></draw:frame></text:p>
      <text:p text:style-name="FigureCaption">Modelo 3 de visualização de escala <text:span text:style-name="T2">Likert</text:span> - <text:span text:style-name="Source_Text">grouping = bd$categ</text:span>.</text:p>
      <text:p text:style-name="Pagebreak"/>
      <text:h text:style-name="Heading_20_1" text:outline-level="1"><text:bookmark-start text:name="andamento-dos-estudos"/>11 ANDAMENTO DOS ESTUDOS<text:bookmark-end text:name="andamento-dos-estudos"/></text:h>
      <text:p text:style-name="First_20_paragraph">Assunto em andamento:<text:line-break/></text:p>
      <text:p text:style-name="Text_20_body">Atualmente estou estudando Cap.8, Limpeza rápida nos dados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8-14T01:18:20Z</meta:creation-date>
    <dc:date>2023-08-14T01:18:20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3 agost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75/content.xml><?xml version="1.0" encoding="utf-8"?>
<math xmlns="http://www.w3.org/1998/Math/MathML" display="inline">
  <mrow>
    <mn>10.5</mn>
    <mo>→</mo>
    <mn>11</mn>
  </mrow>
</math>
</file>

<file path=Formula-377/content.xml><?xml version="1.0" encoding="utf-8"?>
<math xmlns="http://www.w3.org/1998/Math/MathML" display="inline">
  <mrow>
    <mn>10.5</mn>
    <mo>→</mo>
    <mn>10</mn>
  </mrow>
</math>
</file>

<file path=Formula-379/content.xml><?xml version="1.0" encoding="utf-8"?>
<math xmlns="http://www.w3.org/1998/Math/MathML" display="inline">
  <msub>
    <mi>H</mi>
    <mn>0</mn>
  </msub>
</math>
</file>

<file path=Formula-381/content.xml><?xml version="1.0" encoding="utf-8"?>
<math xmlns="http://www.w3.org/1998/Math/MathML" display="inline">
  <msub>
    <mi>H</mi>
    <mn>1</mn>
  </msub>
</math>
</file>

<file path=Formula-383/content.xml><?xml version="1.0" encoding="utf-8"?>
<math xmlns="http://www.w3.org/1998/Math/MathML" display="inline">
  <mi>α</mi>
</math>
</file>

<file path=Formula-385/content.xml><?xml version="1.0" encoding="utf-8"?>
<math xmlns="http://www.w3.org/1998/Math/MathML" display="inline">
  <mrow>
    <mn>0</mn>
    <mo>,</mo>
    <mn>05</mn>
  </mrow>
</math>
</file>

<file path=Formula-387/content.xml><?xml version="1.0" encoding="utf-8"?>
<math xmlns="http://www.w3.org/1998/Math/MathML" display="inline">
  <mrow>
    <mn>5</mn>
    <mi>%</mi>
  </mrow>
</math>
</file>

<file path=Formula-389/content.xml><?xml version="1.0" encoding="utf-8"?>
<math xmlns="http://www.w3.org/1998/Math/MathML" display="inline">
  <mrow>
    <mo>&gt;</mo>
    <mn>0</mn>
    <mo>,</mo>
    <mn>05</mn>
    <mo>=</mo>
    <msub>
      <mi>H</mi>
      <mn>0</mn>
    </msub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391/content.xml><?xml version="1.0" encoding="utf-8"?>
<math xmlns="http://www.w3.org/1998/Math/MathML" display="inline">
  <msub>
    <mi>H</mi>
    <mn>0</mn>
  </msub>
</math>
</file>

<file path=Formula-393/content.xml><?xml version="1.0" encoding="utf-8"?>
<math xmlns="http://www.w3.org/1998/Math/MathML" display="inline">
  <mrow>
    <mn>5</mn>
    <mi>%</mi>
  </mrow>
</math>
</file>

<file path=Formula-395/content.xml><?xml version="1.0" encoding="utf-8"?>
<math xmlns="http://www.w3.org/1998/Math/MathML" display="inline">
  <mrow>
    <mo>≤</mo>
    <mn>0</mn>
    <mo>,</mo>
    <mn>05</mn>
    <mo>=</mo>
    <msub>
      <mi>H</mi>
      <mn>1</mn>
    </msub>
  </mrow>
</math>
</file>

<file path=Formula-397/content.xml><?xml version="1.0" encoding="utf-8"?>
<math xmlns="http://www.w3.org/1998/Math/MathML" display="inline">
  <msub>
    <mi>H</mi>
    <mn>0</mn>
  </msub>
</math>
</file>

<file path=Formula-399/content.xml><?xml version="1.0" encoding="utf-8"?>
<math xmlns="http://www.w3.org/1998/Math/MathML" display="inline">
  <mrow>
    <mn>5</mn>
    <mi>%</mi>
  </mrow>
</math>
</file>

<file path=Formula-401/content.xml><?xml version="1.0" encoding="utf-8"?>
<math xmlns="http://www.w3.org/1998/Math/MathML" display="inline">
  <msub>
    <mi>H</mi>
    <mn>1</mn>
  </msub>
</math>
</file>

<file path=Formula-403/content.xml><?xml version="1.0" encoding="utf-8"?>
<math xmlns="http://www.w3.org/1998/Math/MathML" display="inline">
  <msub>
    <mi>H</mi>
    <mn>0</mn>
  </msub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